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1.71pt"/>
    </style:style>
    <style:style style:name="co2" style:family="table-column">
      <style:table-column-properties fo:break-before="auto" style:column-width="160.44pt"/>
    </style:style>
    <style:style style:name="co3" style:family="table-column">
      <style:table-column-properties fo:break-before="auto" style:column-width="213.9pt"/>
    </style:style>
    <style:style style:name="co4" style:family="table-column">
      <style:table-column-properties fo:break-before="auto" style:column-width="210.44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324.34pt"/>
    </style:style>
    <style:style style:name="co7" style:family="table-column">
      <style:table-column-properties fo:break-before="auto" style:column-width="110.44pt"/>
    </style:style>
    <style:style style:name="co8" style:family="table-column">
      <style:table-column-properties fo:break-before="auto" style:column-width="86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ta1" style:family="table" style:master-page-name="PageStyle_5f_data">
      <style:table-properties table:display="true" style:writing-mode="lr-tb" tableooo:tab-color="#6aa84f"/>
    </style:style>
    <style:style style:name="ta2" style:family="table" style:master-page-name="PageStyle_5f_config">
      <style:table-properties table:display="true" style:writing-mode="lr-tb" tableooo:tab-color="#a61c00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>
            <text:p>Calendar Address</text:p>
          </table:table-cell>
          <table:table-cell table:style-name="ce1" office:value-type="string" calcext:value-type="string">
            <text:p>Event Title</text:p>
          </table:table-cell>
          <table:table-cell table:style-name="ce1" office:value-type="string" calcext:value-type="string">
            <text:p>Event Description</text:p>
          </table:table-cell>
          <table:table-cell table:style-name="ce1" office:value-type="string" calcext:value-type="string">
            <text:p>Event Location</text:p>
          </table:table-cell>
          <table:table-cell table:style-name="ce4" office:value-type="string" calcext:value-type="string">
            <text:p>Event Start</text:p>
          </table:table-cell>
          <table:table-cell table:style-name="ce1" office:value-type="string" calcext:value-type="string">
            <text:p>Event End</text:p>
          </table:table-cell>
          <table:table-cell table:style-name="ce10" office:value-type="string" calcext:value-type="string">
            <text:p>Calculated Duration</text:p>
          </table:table-cell>
          <table:table-cell table:style-name="ce1" office:value-type="string" calcext:value-type="string">
            <text:p>Visibility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Last Updated</text:p>
          </table:table-cell>
          <table:table-cell table:style-name="ce1" office:value-type="string" calcext:value-type="string">
            <text:p>MyStatus</text:p>
          </table:table-cell>
          <table:table-cell table:style-name="ce1" office:value-type="string" calcext:value-type="string">
            <text:p>Created By</text:p>
          </table:table-cell>
          <table:table-cell table:style-name="ce1" office:value-type="string" calcext:value-type="string">
            <text:p>All Day Event</text:p>
          </table:table-cell>
          <table:table-cell table:style-name="ce1" office:value-type="string" calcext:value-type="string">
            <text:p>Recurring Even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1 Hiram</text:p>
          </table:table-cell>
          <table:table-cell table:style-name="ce1" office:value-type="string" calcext:value-type="string">
            <text:p>Annual Meeting</text:p>
          </table:table-cell>
          <table:table-cell table:style-name="ce1" office:value-type="string" calcext:value-type="string">
            <text:p>Dinner preceding at 6:30pm</text:p>
          </table:table-cell>
          <table:table-cell table:style-name="ce1" office:value-type="string" calcext:value-type="string">
            <text:p>Lodge 001 Hiram</text:p>
          </table:table-cell>
          <table:table-cell table:style-name="ce5" office:value-type="date" office:date-value="2023-12-14T19:30:00" calcext:value-type="date">
            <text:p>12/14/2023 19:30:00</text:p>
          </table:table-cell>
          <table:table-cell table:style-name="ce9" office:value-type="date" office:date-value="2023-12-14T21:30:00" calcext:value-type="date">
            <text:p>12/14/2023</text:p>
          </table:table-cell>
          <table:table-cell table:style-name="ce11" table:formula="of:=(HOUR([.F2])+(MINUTE([.F2])/60))-(HOUR([.E2])+(MINUTE([.E2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8-12T16:45:55" calcext:value-type="date">
            <text:p>8/12/2023</text:p>
          </table:table-cell>
          <table:table-cell table:style-name="ce9" office:value-type="date" office:date-value="2023-08-12T16:45:55.481" calcext:value-type="date">
            <text:p>8/12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alvatoreferrign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1 Hiram</text:p>
          </table:table-cell>
          <table:table-cell table:style-name="ce1" office:value-type="string" calcext:value-type="string">
            <text:p>Holiday Meeting / Dinner</text:p>
          </table:table-cell>
          <table:table-cell table:style-name="ce1" office:value-type="string" calcext:value-type="string">
            <text:p>Meeting and Holiday, Pot Luck dinner.</text:p>
          </table:table-cell>
          <table:table-cell table:style-name="ce1" office:value-type="string" calcext:value-type="string">
            <text:p>Lodge 001 Hiram</text:p>
          </table:table-cell>
          <table:table-cell table:style-name="ce5" office:value-type="date" office:date-value="2023-12-28T19:30:00" calcext:value-type="date">
            <text:p>12/28/2023 19:30:00</text:p>
          </table:table-cell>
          <table:table-cell table:style-name="ce9" office:value-type="date" office:date-value="2023-12-28T20:30:00" calcext:value-type="date">
            <text:p>12/28/2023</text:p>
          </table:table-cell>
          <table:table-cell table:style-name="ce11" table:formula="of:=(HOUR([.F3])+(MINUTE([.F3])/60))-(HOUR([.E3])+(MINUTE([.E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8-12T16:46:50" calcext:value-type="date">
            <text:p>8/12/2023</text:p>
          </table:table-cell>
          <table:table-cell table:style-name="ce9" office:value-type="date" office:date-value="2023-08-12T16:46:50.683" calcext:value-type="date">
            <text:p>8/12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alvatoreferrign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2 St. Joh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4T19:30:00" calcext:value-type="date">
            <text:p>12/4/2023 19:30:00</text:p>
          </table:table-cell>
          <table:table-cell table:style-name="ce9" office:value-type="date" office:date-value="2023-12-04T20:30:00" calcext:value-type="date">
            <text:p>12/4/2023</text:p>
          </table:table-cell>
          <table:table-cell table:style-name="ce11" table:formula="of:=(HOUR([.F4])+(MINUTE([.F4])/60))-(HOUR([.E4])+(MINUTE([.E4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08:24:20" calcext:value-type="date">
            <text:p>3/26/2018</text:p>
          </table:table-cell>
          <table:table-cell table:style-name="ce9" office:value-type="date" office:date-value="2018-03-26T08:24:20.322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2 St. Joh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1T19:30:00" calcext:value-type="date">
            <text:p>1/1/2024 19:30:00</text:p>
          </table:table-cell>
          <table:table-cell table:style-name="ce9" office:value-type="date" office:date-value="2024-01-01T20:30:00" calcext:value-type="date">
            <text:p>1/1/2024</text:p>
          </table:table-cell>
          <table:table-cell table:style-name="ce11" table:formula="of:=(HOUR([.F5])+(MINUTE([.F5])/60))-(HOUR([.E5])+(MINUTE([.E5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08:24:20" calcext:value-type="date">
            <text:p>3/26/2018</text:p>
          </table:table-cell>
          <table:table-cell table:style-name="ce9" office:value-type="date" office:date-value="2018-03-26T08:24:20.322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3 Fidelity-St. Joh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7T19:30:00" calcext:value-type="date">
            <text:p>12/7/2023 19:30:00</text:p>
          </table:table-cell>
          <table:table-cell table:style-name="ce9" office:value-type="date" office:date-value="2023-12-07T20:30:00" calcext:value-type="date">
            <text:p>12/7/2023</text:p>
          </table:table-cell>
          <table:table-cell table:style-name="ce11" table:formula="of:=(HOUR([.F6])+(MINUTE([.F6])/60))-(HOUR([.E6])+(MINUTE([.E6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08:42:00" calcext:value-type="date">
            <text:p>3/26/2018</text:p>
          </table:table-cell>
          <table:table-cell table:style-name="ce9" office:value-type="date" office:date-value="2018-03-26T08:42:00.837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3 Fidelity-St. John's</text:p>
          </table:table-cell>
          <table:table-cell table:style-name="ce1" office:value-type="string" calcext:value-type="string">
            <text:p>FSJ#3 - Stated Communication</text:p>
          </table:table-cell>
          <table:table-cell table:style-name="ce1" table:number-columns-repeated="2"/>
          <table:table-cell table:style-name="ce5" office:value-type="date" office:date-value="2023-12-21T19:30:00" calcext:value-type="date">
            <text:p>12/21/2023 19:30:00</text:p>
          </table:table-cell>
          <table:table-cell table:style-name="ce9" office:value-type="date" office:date-value="2023-12-21T20:30:00" calcext:value-type="date">
            <text:p>12/21/2023</text:p>
          </table:table-cell>
          <table:table-cell table:style-name="ce11" table:formula="of:=(HOUR([.F7])+(MINUTE([.F7])/60))-(HOUR([.E7])+(MINUTE([.E7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08:42:39" calcext:value-type="date">
            <text:p>3/26/2018</text:p>
          </table:table-cell>
          <table:table-cell table:style-name="ce9" office:value-type="date" office:date-value="2018-11-24T13:23:06.439" calcext:value-type="date">
            <text:p>11/24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3 Fidelity-St. Joh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4T19:30:00" calcext:value-type="date">
            <text:p>1/4/2024 19:30:00</text:p>
          </table:table-cell>
          <table:table-cell table:style-name="ce9" office:value-type="date" office:date-value="2024-01-04T20:30:00" calcext:value-type="date">
            <text:p>1/4/2024</text:p>
          </table:table-cell>
          <table:table-cell table:style-name="ce11" table:formula="of:=(HOUR([.F8])+(MINUTE([.F8])/60))-(HOUR([.E8])+(MINUTE([.E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08:42:00" calcext:value-type="date">
            <text:p>3/26/2018</text:p>
          </table:table-cell>
          <table:table-cell table:style-name="ce9" office:value-type="date" office:date-value="2018-03-26T08:42:00.837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4 Wyllys-St. Joh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4T19:30:00" calcext:value-type="date">
            <text:p>12/4/2023 19:30:00</text:p>
          </table:table-cell>
          <table:table-cell table:style-name="ce9" office:value-type="date" office:date-value="2023-12-04T20:30:00" calcext:value-type="date">
            <text:p>12/4/2023</text:p>
          </table:table-cell>
          <table:table-cell table:style-name="ce11" table:formula="of:=(HOUR([.F9])+(MINUTE([.F9])/60))-(HOUR([.E9])+(MINUTE([.E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09:03:44" calcext:value-type="date">
            <text:p>3/26/2018</text:p>
          </table:table-cell>
          <table:table-cell table:style-name="ce9" office:value-type="date" office:date-value="2018-03-26T09:03:44.524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4 Wyllys-St. Joh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8T19:30:00" calcext:value-type="date">
            <text:p>12/18/2023 19:30:00</text:p>
          </table:table-cell>
          <table:table-cell table:style-name="ce9" office:value-type="date" office:date-value="2023-12-18T20:30:00" calcext:value-type="date">
            <text:p>12/18/2023</text:p>
          </table:table-cell>
          <table:table-cell table:style-name="ce11" table:formula="of:=(HOUR([.F10])+(MINUTE([.F10])/60))-(HOUR([.E10])+(MINUTE([.E1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09:04:08" calcext:value-type="date">
            <text:p>3/26/2018</text:p>
          </table:table-cell>
          <table:table-cell table:style-name="ce9" office:value-type="date" office:date-value="2018-03-26T09:04:08.302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4 Wyllys-St. Joh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1T19:30:00" calcext:value-type="date">
            <text:p>1/1/2024 19:30:00</text:p>
          </table:table-cell>
          <table:table-cell table:style-name="ce9" office:value-type="date" office:date-value="2024-01-01T20:30:00" calcext:value-type="date">
            <text:p>1/1/2024</text:p>
          </table:table-cell>
          <table:table-cell table:style-name="ce11" table:formula="of:=(HOUR([.F11])+(MINUTE([.F11])/60))-(HOUR([.E11])+(MINUTE([.E11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09:03:44" calcext:value-type="date">
            <text:p>3/26/2018</text:p>
          </table:table-cell>
          <table:table-cell table:style-name="ce9" office:value-type="date" office:date-value="2018-03-26T09:03:44.524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5 Union</text:p>
          </table:table-cell>
          <table:table-cell table:style-name="ce1" office:value-type="string" calcext:value-type="string">
            <text:p>Union 5 Dinner, Stated Communication</text:p>
          </table:table-cell>
          <table:table-cell table:style-name="ce1" office:value-type="string" calcext:value-type="string">
            <text:p>&lt;span&gt;Description:&lt;/span&gt;&lt;span&gt;6:30 pm: Dinner for Masons, guests, and men interested in Masonry&lt;/span&gt;&lt;br&gt;&lt;br&gt;&lt;br&gt;7:30 pm: Gavel Down for Stated Communication (Masons in good standing only)&lt;br&gt;&lt;br&gt;Dinner donations of $10.00 will assist the JW to maintain his wonderful meal program. Funds, food, or drink are also accepted.</text:p>
          </table:table-cell>
          <table:table-cell table:style-name="ce1" office:value-type="string" calcext:value-type="string">
            <text:p>354 Post Rd, Darien, CT 06820, USA</text:p>
          </table:table-cell>
          <table:table-cell table:style-name="ce5" office:value-type="date" office:date-value="2023-12-06T18:30:00" calcext:value-type="date">
            <text:p>12/6/2023 18:30:00</text:p>
          </table:table-cell>
          <table:table-cell table:style-name="ce9" office:value-type="date" office:date-value="2023-12-06T22:30:00" calcext:value-type="date">
            <text:p>12/6/2023</text:p>
          </table:table-cell>
          <table:table-cell table:style-name="ce11" table:formula="of:=(HOUR([.F12])+(MINUTE([.F12])/60))-(HOUR([.E12])+(MINUTE([.E12])/60))" office:value-type="float" office:value="4" calcext:value-type="float">
            <text:p>4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05-03T05:59:07" calcext:value-type="date">
            <text:p>5/3/2019</text:p>
          </table:table-cell>
          <table:table-cell table:style-name="ce9" office:value-type="date" office:date-value="2023-05-03T14:04:01.095" calcext:value-type="date">
            <text:p>5/3/2023</text:p>
          </table:table-cell>
          <table:table-cell table:style-name="ce1"/>
          <table:table-cell table:style-name="ce1" office:value-type="string" calcext:value-type="string">
            <text:p>rsal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5 Union</text:p>
          </table:table-cell>
          <table:table-cell table:style-name="ce1" office:value-type="string" calcext:value-type="string">
            <text:p>Dinner, Stated Communication, Union 5</text:p>
          </table:table-cell>
          <table:table-cell table:style-name="ce1" office:value-type="string" calcext:value-type="string">
            <text:p>&lt;html-blob&gt;6:30 pm: Dinner for Masons, guests, and men interested in Masonry&lt;br&gt;&lt;br&gt;7:30 pm: Gavel Down for Stated Communication (Masons in good standing only)&lt;br&gt;&lt;br&gt;Dinner donations of $10.00 will assist the JW to maintain his wonderful meal program. Funds, food, or drink are also accepted.&lt;/html-blob&gt;</text:p>
          </table:table-cell>
          <table:table-cell table:style-name="ce1" office:value-type="string" calcext:value-type="string">
            <text:p>354 Post Rd, Darien, CT 06820, USA</text:p>
          </table:table-cell>
          <table:table-cell table:style-name="ce5" office:value-type="date" office:date-value="2023-12-20T18:30:00" calcext:value-type="date">
            <text:p>12/20/2023 18:30:00</text:p>
          </table:table-cell>
          <table:table-cell table:style-name="ce9" office:value-type="date" office:date-value="2023-12-20T22:30:00" calcext:value-type="date">
            <text:p>12/20/2023</text:p>
          </table:table-cell>
          <table:table-cell table:style-name="ce11" table:formula="of:=(HOUR([.F13])+(MINUTE([.F13])/60))-(HOUR([.E13])+(MINUTE([.E13])/60))" office:value-type="float" office:value="4" calcext:value-type="float">
            <text:p>4.0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9-07-26T03:38:19" calcext:value-type="date">
            <text:p>7/26/2019</text:p>
          </table:table-cell>
          <table:table-cell table:style-name="ce9" office:value-type="date" office:date-value="2023-01-05T14:42:16.091" calcext:value-type="date">
            <text:p>1/5/2023</text:p>
          </table:table-cell>
          <table:table-cell table:style-name="ce1"/>
          <table:table-cell table:style-name="ce1" office:value-type="string" calcext:value-type="string">
            <text:p>rsal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5 Union</text:p>
          </table:table-cell>
          <table:table-cell table:style-name="ce1" office:value-type="string" calcext:value-type="string">
            <text:p>St. John the Evangelist</text:p>
          </table:table-cell>
          <table:table-cell table:style-name="ce1" table:number-columns-repeated="2"/>
          <table:table-cell table:style-name="ce5" office:value-type="date" office:date-value="2023-12-27" calcext:value-type="date">
            <text:p>12/27/2023 0:00:00</text:p>
          </table:table-cell>
          <table:table-cell table:style-name="ce9" office:value-type="date" office:date-value="2023-12-28" calcext:value-type="date">
            <text:p>12/28/2023</text:p>
          </table:table-cell>
          <table:table-cell table:style-name="ce11" table:formula="of:=(HOUR([.F14])+(MINUTE([.F14])/60))-(HOUR([.E14])+(MINUTE([.E14])/60))" office:value-type="float" office:value="0" calcext:value-type="float">
            <text:p>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8-16T04:31:32" calcext:value-type="date">
            <text:p>8/16/2018</text:p>
          </table:table-cell>
          <table:table-cell table:style-name="ce9" office:value-type="date" office:date-value="2018-08-16T04:31:32.298" calcext:value-type="date">
            <text:p>8/16/2018</text:p>
          </table:table-cell>
          <table:table-cell table:style-name="ce1"/>
          <table:table-cell table:style-name="ce1" office:value-type="string" calcext:value-type="string">
            <text:p>rsala@ctfreemasons.ne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5 Union</text:p>
          </table:table-cell>
          <table:table-cell table:style-name="ce1" office:value-type="string" calcext:value-type="string">
            <text:p>Union 5 Dinner, Stated Communication</text:p>
          </table:table-cell>
          <table:table-cell table:style-name="ce1" office:value-type="string" calcext:value-type="string">
            <text:p>&lt;span&gt;Description:&lt;/span&gt;&lt;span&gt;6:30 pm: Dinner for Masons, guests, and men interested in Masonry&lt;/span&gt;&lt;br&gt;&lt;br&gt;&lt;br&gt;7:30 pm: Gavel Down for Stated Communication (Masons in good standing only)&lt;br&gt;&lt;br&gt;Dinner donations of $10.00 will assist the JW to maintain his wonderful meal program. Funds, food, or drink are also accepted.</text:p>
          </table:table-cell>
          <table:table-cell table:style-name="ce1" office:value-type="string" calcext:value-type="string">
            <text:p>354 Post Rd, Darien, CT 06820, USA</text:p>
          </table:table-cell>
          <table:table-cell table:style-name="ce5" office:value-type="date" office:date-value="2024-01-03T18:30:00" calcext:value-type="date">
            <text:p>1/3/2024 18:30:00</text:p>
          </table:table-cell>
          <table:table-cell table:style-name="ce9" office:value-type="date" office:date-value="2024-01-03T22:30:00" calcext:value-type="date">
            <text:p>1/3/2024</text:p>
          </table:table-cell>
          <table:table-cell table:style-name="ce11" table:formula="of:=(HOUR([.F15])+(MINUTE([.F15])/60))-(HOUR([.E15])+(MINUTE([.E15])/60))" office:value-type="float" office:value="4" calcext:value-type="float">
            <text:p>4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05-03T05:59:07" calcext:value-type="date">
            <text:p>5/3/2019</text:p>
          </table:table-cell>
          <table:table-cell table:style-name="ce9" office:value-type="date" office:date-value="2023-05-03T14:04:01.095" calcext:value-type="date">
            <text:p>5/3/2023</text:p>
          </table:table-cell>
          <table:table-cell table:style-name="ce1"/>
          <table:table-cell table:style-name="ce1" office:value-type="string" calcext:value-type="string">
            <text:p>rsal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6 Old Well-St. John's</text:p>
          </table:table-cell>
          <table:table-cell table:style-name="ce1" office:value-type="string" calcext:value-type="string">
            <text:p>Refreshment &amp; Fellowship</text:p>
          </table:table-cell>
          <table:table-cell table:style-name="ce1" office:value-type="string" calcext:value-type="string">
            <text:p>Dinner, drinks, and fellowship. Recommended donation $10.</text:p>
          </table:table-cell>
          <table:table-cell table:style-name="ce1" office:value-type="string" calcext:value-type="string">
            <text:p>5 Gregory Blvd, Norwalk, CT 06855, USA, Lodge 006 Old Well-St. John's</text:p>
          </table:table-cell>
          <table:table-cell table:style-name="ce5" office:value-type="date" office:date-value="2023-12-07T18:30:00" calcext:value-type="date">
            <text:p>12/7/2023 18:30:00</text:p>
          </table:table-cell>
          <table:table-cell table:style-name="ce9" office:value-type="date" office:date-value="2023-12-07T19:45:00" calcext:value-type="date">
            <text:p>12/7/2023</text:p>
          </table:table-cell>
          <table:table-cell table:style-name="ce11" table:formula="of:=(HOUR([.F16])+(MINUTE([.F16])/60))-(HOUR([.E16])+(MINUTE([.E16])/60))" office:value-type="float" office:value="1.25" calcext:value-type="float">
            <text:p>1.25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2T16:32:35" calcext:value-type="date">
            <text:p>2/22/2017</text:p>
          </table:table-cell>
          <table:table-cell table:style-name="ce9" office:value-type="date" office:date-value="2017-10-20T08:42:22.437" calcext:value-type="date">
            <text:p>10/20/2017</text:p>
          </table:table-cell>
          <table:table-cell table:style-name="ce1"/>
          <table:table-cell table:style-name="ce1" office:value-type="string" calcext:value-type="string">
            <text:p>robflemming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6 Old Well-St. Joh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Dinner will be served starting at 6:30pm. Attire is business casual.</text:p>
          </table:table-cell>
          <table:table-cell table:style-name="ce1" office:value-type="string" calcext:value-type="string">
            <text:p>5 Gregory Blvd, Norwalk, CT 06855, USA</text:p>
          </table:table-cell>
          <table:table-cell table:style-name="ce5" office:value-type="date" office:date-value="2023-12-07T19:45:00" calcext:value-type="date">
            <text:p>12/7/2023 19:45:00</text:p>
          </table:table-cell>
          <table:table-cell table:style-name="ce9" office:value-type="date" office:date-value="2023-12-07T21:00:00" calcext:value-type="date">
            <text:p>12/7/2023</text:p>
          </table:table-cell>
          <table:table-cell table:style-name="ce11" table:formula="of:=(HOUR([.F17])+(MINUTE([.F17])/60))-(HOUR([.E17])+(MINUTE([.E17])/60))" office:value-type="float" office:value="1.25" calcext:value-type="float">
            <text:p>1.25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2T16:29:47" calcext:value-type="date">
            <text:p>2/22/2017</text:p>
          </table:table-cell>
          <table:table-cell table:style-name="ce9" office:value-type="date" office:date-value="2022-03-02T11:10:35.05" calcext:value-type="date">
            <text:p>3/2/2022</text:p>
          </table:table-cell>
          <table:table-cell table:style-name="ce1"/>
          <table:table-cell table:style-name="ce1" office:value-type="string" calcext:value-type="string">
            <text:p>robflemming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6 Old Well-St. John's</text:p>
          </table:table-cell>
          <table:table-cell table:style-name="ce1" office:value-type="string" calcext:value-type="string">
            <text:p>Refreshment &amp; Fellowship</text:p>
          </table:table-cell>
          <table:table-cell table:style-name="ce1" office:value-type="string" calcext:value-type="string">
            <text:p>Dinner, drinks, and fellowship. Recommended donation $10.</text:p>
          </table:table-cell>
          <table:table-cell table:style-name="ce1" office:value-type="string" calcext:value-type="string">
            <text:p>Gregory Boulevard, Gregory Blvd, Norwalk, CT 06855, USA</text:p>
          </table:table-cell>
          <table:table-cell table:style-name="ce5" office:value-type="date" office:date-value="2023-12-21T18:30:00" calcext:value-type="date">
            <text:p>12/21/2023 18:30:00</text:p>
          </table:table-cell>
          <table:table-cell table:style-name="ce9" office:value-type="date" office:date-value="2023-12-21T19:45:00" calcext:value-type="date">
            <text:p>12/21/2023</text:p>
          </table:table-cell>
          <table:table-cell table:style-name="ce11" table:formula="of:=(HOUR([.F18])+(MINUTE([.F18])/60))-(HOUR([.E18])+(MINUTE([.E18])/60))" office:value-type="float" office:value="1.25" calcext:value-type="float">
            <text:p>1.25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2T16:35:41" calcext:value-type="date">
            <text:p>2/22/2017</text:p>
          </table:table-cell>
          <table:table-cell table:style-name="ce9" office:value-type="date" office:date-value="2017-02-22T16:35:41.833" calcext:value-type="date">
            <text:p>2/22/2017</text:p>
          </table:table-cell>
          <table:table-cell table:style-name="ce1"/>
          <table:table-cell table:style-name="ce1" office:value-type="string" calcext:value-type="string">
            <text:p>robflemming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6 Old Well-St. Joh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Dinner will be served starting at 6:30pm. Attire is business casual.</text:p>
          </table:table-cell>
          <table:table-cell table:style-name="ce1" office:value-type="string" calcext:value-type="string">
            <text:p>5 Gregory Blvd, Norwalk, CT 06855, USA</text:p>
          </table:table-cell>
          <table:table-cell table:style-name="ce5" office:value-type="date" office:date-value="2023-12-21T19:45:00" calcext:value-type="date">
            <text:p>12/21/2023 19:45:00</text:p>
          </table:table-cell>
          <table:table-cell table:style-name="ce9" office:value-type="date" office:date-value="2023-12-21T21:00:00" calcext:value-type="date">
            <text:p>12/21/2023</text:p>
          </table:table-cell>
          <table:table-cell table:style-name="ce11" table:formula="of:=(HOUR([.F19])+(MINUTE([.F19])/60))-(HOUR([.E19])+(MINUTE([.E19])/60))" office:value-type="float" office:value="1.25" calcext:value-type="float">
            <text:p>1.25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2T16:37:10" calcext:value-type="date">
            <text:p>2/22/2017</text:p>
          </table:table-cell>
          <table:table-cell table:style-name="ce9" office:value-type="date" office:date-value="2017-02-22T16:38:14.169" calcext:value-type="date">
            <text:p>2/22/2017</text:p>
          </table:table-cell>
          <table:table-cell table:style-name="ce1"/>
          <table:table-cell table:style-name="ce1" office:value-type="string" calcext:value-type="string">
            <text:p>robflemming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6 Old Well-St. John's</text:p>
          </table:table-cell>
          <table:table-cell table:style-name="ce1" office:value-type="string" calcext:value-type="string">
            <text:p>Refreshment &amp; Fellowship</text:p>
          </table:table-cell>
          <table:table-cell table:style-name="ce1" office:value-type="string" calcext:value-type="string">
            <text:p>Dinner, drinks, and fellowship. Recommended donation $10.</text:p>
          </table:table-cell>
          <table:table-cell table:style-name="ce1" office:value-type="string" calcext:value-type="string">
            <text:p>5 Gregory Blvd, Norwalk, CT 06855, USA, Lodge 006 Old Well-St. John's</text:p>
          </table:table-cell>
          <table:table-cell table:style-name="ce5" office:value-type="date" office:date-value="2024-01-04T18:30:00" calcext:value-type="date">
            <text:p>1/4/2024 18:30:00</text:p>
          </table:table-cell>
          <table:table-cell table:style-name="ce9" office:value-type="date" office:date-value="2024-01-04T19:45:00" calcext:value-type="date">
            <text:p>1/4/2024</text:p>
          </table:table-cell>
          <table:table-cell table:style-name="ce11" table:formula="of:=(HOUR([.F20])+(MINUTE([.F20])/60))-(HOUR([.E20])+(MINUTE([.E20])/60))" office:value-type="float" office:value="1.25" calcext:value-type="float">
            <text:p>1.25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2T16:32:35" calcext:value-type="date">
            <text:p>2/22/2017</text:p>
          </table:table-cell>
          <table:table-cell table:style-name="ce9" office:value-type="date" office:date-value="2017-10-20T08:42:22.437" calcext:value-type="date">
            <text:p>10/20/2017</text:p>
          </table:table-cell>
          <table:table-cell table:style-name="ce1"/>
          <table:table-cell table:style-name="ce1" office:value-type="string" calcext:value-type="string">
            <text:p>robflemming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6 Old Well-St. Joh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Dinner will be served starting at 6:30pm. Attire is business casual.</text:p>
          </table:table-cell>
          <table:table-cell table:style-name="ce1" office:value-type="string" calcext:value-type="string">
            <text:p>5 Gregory Blvd, Norwalk, CT 06855, USA</text:p>
          </table:table-cell>
          <table:table-cell table:style-name="ce5" office:value-type="date" office:date-value="2024-01-04T19:45:00" calcext:value-type="date">
            <text:p>1/4/2024 19:45:00</text:p>
          </table:table-cell>
          <table:table-cell table:style-name="ce9" office:value-type="date" office:date-value="2024-01-04T21:00:00" calcext:value-type="date">
            <text:p>1/4/2024</text:p>
          </table:table-cell>
          <table:table-cell table:style-name="ce11" table:formula="of:=(HOUR([.F21])+(MINUTE([.F21])/60))-(HOUR([.E21])+(MINUTE([.E21])/60))" office:value-type="float" office:value="1.25" calcext:value-type="float">
            <text:p>1.25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2T16:29:47" calcext:value-type="date">
            <text:p>2/22/2017</text:p>
          </table:table-cell>
          <table:table-cell table:style-name="ce9" office:value-type="date" office:date-value="2022-03-02T11:10:35.05" calcext:value-type="date">
            <text:p>3/2/2022</text:p>
          </table:table-cell>
          <table:table-cell table:style-name="ce1"/>
          <table:table-cell table:style-name="ce1" office:value-type="string" calcext:value-type="string">
            <text:p>robflemming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7 King Solomon's</text:p>
          </table:table-cell>
          <table:table-cell table:style-name="ce1" office:value-type="string" calcext:value-type="string">
            <text:p>Tentative MM Degree</text:p>
          </table:table-cell>
          <table:table-cell table:style-name="ce1" table:number-columns-repeated="2"/>
          <table:table-cell table:style-name="ce6" office:value-type="date" office:date-value="2023-12-02T10:00:00" calcext:value-type="date">
            <text:p>12/2/2023 10:00:00</text:p>
          </table:table-cell>
          <table:table-cell table:style-name="ce9" office:value-type="date" office:date-value="2023-12-02T12:00:00" calcext:value-type="date">
            <text:p>12/2/2023</text:p>
          </table:table-cell>
          <table:table-cell table:style-name="ce11" table:formula="of:=(HOUR([.F22])+(MINUTE([.F22])/60))-(HOUR([.E22])+(MINUTE([.E22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11-12T09:17:34" calcext:value-type="date">
            <text:p>11/12/2023</text:p>
          </table:table-cell>
          <table:table-cell table:style-name="ce9" office:value-type="date" office:date-value="2023-11-12T09:17:34.149" calcext:value-type="date">
            <text:p>11/12/2023</text:p>
          </table:table-cell>
          <table:table-cell table:style-name="ce1"/>
          <table:table-cell table:style-name="ce1" office:value-type="string" calcext:value-type="string">
            <text:p>richardmisk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7 King Solomon's</text:p>
          </table:table-cell>
          <table:table-cell table:style-name="ce1" office:value-type="string" calcext:value-type="string">
            <text:p>Annual Meeting / Elections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King Solomon's Lodge #7 AF&amp;AM, 14 Park Rd, Woodbury, CT 06798, USA</text:p>
          </table:table-cell>
          <table:table-cell table:style-name="ce5" office:value-type="date" office:date-value="2023-12-06T19:30:00" calcext:value-type="date">
            <text:p>12/6/2023 19:30:00</text:p>
          </table:table-cell>
          <table:table-cell table:style-name="ce9" office:value-type="date" office:date-value="2023-12-06T22:30:00" calcext:value-type="date">
            <text:p>12/6/2023</text:p>
          </table:table-cell>
          <table:table-cell table:style-name="ce11" table:formula="of:=(HOUR([.F23])+(MINUTE([.F23])/60))-(HOUR([.E23])+(MINUTE([.E23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1-19T12:02:08" calcext:value-type="date">
            <text:p>1/19/2017</text:p>
          </table:table-cell>
          <table:table-cell table:style-name="ce9" office:value-type="date" office:date-value="2023-10-06T12:16:14.068" calcext:value-type="date">
            <text:p>10/6/2023</text:p>
          </table:table-cell>
          <table:table-cell table:style-name="ce1"/>
          <table:table-cell table:style-name="ce1" office:value-type="string" calcext:value-type="string">
            <text:p>richardmisk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7 King Solomon's</text:p>
          </table:table-cell>
          <table:table-cell table:style-name="ce1" office:value-type="string" calcext:value-type="string">
            <text:p>OES</text:p>
          </table:table-cell>
          <table:table-cell table:style-name="ce1"/>
          <table:table-cell table:style-name="ce1" office:value-type="string" calcext:value-type="string">
            <text:p>Lodge 007 King Solomon's, Lodge 007 King Solomon's Social Hall</text:p>
          </table:table-cell>
          <table:table-cell table:style-name="ce5" office:value-type="date" office:date-value="2023-12-13T18:30:00" calcext:value-type="date">
            <text:p>12/13/2023 18:30:00</text:p>
          </table:table-cell>
          <table:table-cell table:style-name="ce9" office:value-type="date" office:date-value="2023-12-13T22:30:00" calcext:value-type="date">
            <text:p>12/13/2023</text:p>
          </table:table-cell>
          <table:table-cell table:style-name="ce11" table:formula="of:=(HOUR([.F24])+(MINUTE([.F24])/60))-(HOUR([.E24])+(MINUTE([.E24])/60))" office:value-type="float" office:value="4" calcext:value-type="float">
            <text:p>4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9-06T10:19:08" calcext:value-type="date">
            <text:p>9/6/2018</text:p>
          </table:table-cell>
          <table:table-cell table:style-name="ce9" office:value-type="date" office:date-value="2023-01-12T08:50:45.391" calcext:value-type="date">
            <text:p>1/12/2023</text:p>
          </table:table-cell>
          <table:table-cell table:style-name="ce1"/>
          <table:table-cell table:style-name="ce1" office:value-type="string" calcext:value-type="string">
            <text:p>richardmisk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7 King Solomon's</text:p>
          </table:table-cell>
          <table:table-cell table:style-name="ce1" office:value-type="string" calcext:value-type="string">
            <text:p>Ice on the Rock</text:p>
          </table:table-cell>
          <table:table-cell table:style-name="ce1"/>
          <table:table-cell table:style-name="ce1" office:value-type="string" calcext:value-type="string">
            <text:p>Lodge 007 King Solomon's Social Hall</text:p>
          </table:table-cell>
          <table:table-cell table:style-name="ce5" office:value-type="date" office:date-value="2023-12-16T18:30:00" calcext:value-type="date">
            <text:p>12/16/2023 18:30:00</text:p>
          </table:table-cell>
          <table:table-cell table:style-name="ce9" office:value-type="date" office:date-value="2023-12-16T21:00:00" calcext:value-type="date">
            <text:p>12/16/2023</text:p>
          </table:table-cell>
          <table:table-cell table:style-name="ce11" table:formula="of:=(HOUR([.F25])+(MINUTE([.F25])/60))-(HOUR([.E25])+(MINUTE([.E25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9-06T19:56:14" calcext:value-type="date">
            <text:p>9/6/2023</text:p>
          </table:table-cell>
          <table:table-cell table:style-name="ce9" office:value-type="date" office:date-value="2023-09-06T19:56:16.524" calcext:value-type="date">
            <text:p>9/6/2023</text:p>
          </table:table-cell>
          <table:table-cell table:style-name="ce1"/>
          <table:table-cell table:style-name="ce1" office:value-type="string" calcext:value-type="string">
            <text:p>richardmisk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7 King Solomon's</text:p>
          </table:table-cell>
          <table:table-cell table:number-columns-repeated="2"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King Solomon's Lodge No.7 AF&amp;AM, PO BOX 670, 14 Park Rd, Woodbury, CT 06798, USA</text:p>
          </table:table-cell>
          <table:table-cell table:style-name="ce5" office:value-type="date" office:date-value="2023-12-20T19:30:00" calcext:value-type="date">
            <text:p>12/20/2023 19:30:00</text:p>
          </table:table-cell>
          <table:table-cell table:style-name="ce9" office:value-type="date" office:date-value="2023-12-20T22:00:00" calcext:value-type="date">
            <text:p>12/20/2023</text:p>
          </table:table-cell>
          <table:table-cell table:style-name="ce11" table:formula="of:=(HOUR([.F26])+(MINUTE([.F26])/60))-(HOUR([.E26])+(MINUTE([.E26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1-19T12:02:08" calcext:value-type="date">
            <text:p>1/19/2017</text:p>
          </table:table-cell>
          <table:table-cell table:style-name="ce9" office:value-type="date" office:date-value="2021-07-20T15:23:31.795" calcext:value-type="date">
            <text:p>7/20/2021</text:p>
          </table:table-cell>
          <table:table-cell table:style-name="ce1"/>
          <table:table-cell table:style-name="ce1" office:value-type="string" calcext:value-type="string">
            <text:p>dougbarr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7 King Solomon's</text:p>
          </table:table-cell>
          <table:table-cell table:style-name="ce1" office:value-type="string" calcext:value-type="string">
            <text:p>OES</text:p>
          </table:table-cell>
          <table:table-cell table:style-name="ce1"/>
          <table:table-cell table:style-name="ce1" office:value-type="string" calcext:value-type="string">
            <text:p>Lodge 007 King Solomon's, Lodge 007 King Solomon's Social Hall</text:p>
          </table:table-cell>
          <table:table-cell table:style-name="ce5" office:value-type="date" office:date-value="2023-12-27T18:30:00" calcext:value-type="date">
            <text:p>12/27/2023 18:30:00</text:p>
          </table:table-cell>
          <table:table-cell table:style-name="ce9" office:value-type="date" office:date-value="2023-12-27T22:30:00" calcext:value-type="date">
            <text:p>12/27/2023</text:p>
          </table:table-cell>
          <table:table-cell table:style-name="ce11" table:formula="of:=(HOUR([.F27])+(MINUTE([.F27])/60))-(HOUR([.E27])+(MINUTE([.E27])/60))" office:value-type="float" office:value="4" calcext:value-type="float">
            <text:p>4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2-10T19:52:04" calcext:value-type="date">
            <text:p>12/10/2018</text:p>
          </table:table-cell>
          <table:table-cell table:style-name="ce9" office:value-type="date" office:date-value="2023-01-12T08:49:52.454" calcext:value-type="date">
            <text:p>1/12/2023</text:p>
          </table:table-cell>
          <table:table-cell table:style-name="ce1"/>
          <table:table-cell table:style-name="ce1" office:value-type="string" calcext:value-type="string">
            <text:p>richardmisk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7 King Solomon's</text:p>
          </table:table-cell>
          <table:table-cell table:number-columns-repeated="2"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King Solomon's Lodge #7 AF&amp;AM, 14 Park Rd, Woodbury, CT 06798, USA</text:p>
          </table:table-cell>
          <table:table-cell table:style-name="ce5" office:value-type="date" office:date-value="2024-01-03T19:30:00" calcext:value-type="date">
            <text:p>1/3/2024 19:30:00</text:p>
          </table:table-cell>
          <table:table-cell table:style-name="ce9" office:value-type="date" office:date-value="2024-01-03T22:30:00" calcext:value-type="date">
            <text:p>1/3/2024</text:p>
          </table:table-cell>
          <table:table-cell table:style-name="ce11" table:formula="of:=(HOUR([.F28])+(MINUTE([.F28])/60))-(HOUR([.E28])+(MINUTE([.E28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1-19T12:02:08" calcext:value-type="date">
            <text:p>1/19/2017</text:p>
          </table:table-cell>
          <table:table-cell table:style-name="ce9" office:value-type="date" office:date-value="2021-03-07T08:24:45.158" calcext:value-type="date">
            <text:p>3/7/2021</text:p>
          </table:table-cell>
          <table:table-cell table:style-name="ce1"/>
          <table:table-cell table:style-name="ce1" office:value-type="string" calcext:value-type="string">
            <text:p>richardmisk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7 King Solomon's</text:p>
          </table:table-cell>
          <table:table-cell table:style-name="ce1" office:value-type="string" calcext:value-type="string">
            <text:p>OES</text:p>
          </table:table-cell>
          <table:table-cell table:style-name="ce1"/>
          <table:table-cell table:style-name="ce1" office:value-type="string" calcext:value-type="string">
            <text:p>Lodge 007 King Solomon's, Lodge 007 King Solomon's Social Hall</text:p>
          </table:table-cell>
          <table:table-cell table:style-name="ce5" office:value-type="date" office:date-value="2024-01-10T18:30:00" calcext:value-type="date">
            <text:p>1/10/2024 18:30:00</text:p>
          </table:table-cell>
          <table:table-cell table:style-name="ce9" office:value-type="date" office:date-value="2024-01-10T22:30:00" calcext:value-type="date">
            <text:p>1/10/2024</text:p>
          </table:table-cell>
          <table:table-cell table:style-name="ce11" table:formula="of:=(HOUR([.F29])+(MINUTE([.F29])/60))-(HOUR([.E29])+(MINUTE([.E29])/60))" office:value-type="float" office:value="4" calcext:value-type="float">
            <text:p>4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9-06T10:19:08" calcext:value-type="date">
            <text:p>9/6/2018</text:p>
          </table:table-cell>
          <table:table-cell table:style-name="ce9" office:value-type="date" office:date-value="2023-01-12T08:50:45.391" calcext:value-type="date">
            <text:p>1/12/2023</text:p>
          </table:table-cell>
          <table:table-cell table:style-name="ce1"/>
          <table:table-cell table:style-name="ce1" office:value-type="string" calcext:value-type="string">
            <text:p>richardmisk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8 America-St. John's</text:p>
          </table:table-cell>
          <table:table-cell table:style-name="ce1" office:value-type="string" calcext:value-type="string">
            <text:p>ASJ#8-Stated Communication</text:p>
          </table:table-cell>
          <table:table-cell table:style-name="ce1" office:value-type="string" calcext:value-type="string">
            <text:p>This is America-St John's Lodge #8 monthly Stated Communication. 6:30 light refreshments, 7:30 Gavel</text:p>
          </table:table-cell>
          <table:table-cell table:style-name="ce1" office:value-type="string" calcext:value-type="string">
            <text:p>3960 Main St, Stratford, CT 06614, USA, Lodge 008 America-St. John's</text:p>
          </table:table-cell>
          <table:table-cell table:style-name="ce5" office:value-type="date" office:date-value="2023-12-05T18:30:00" calcext:value-type="date">
            <text:p>12/5/2023 18:30:00</text:p>
          </table:table-cell>
          <table:table-cell table:style-name="ce9" office:value-type="date" office:date-value="2023-12-05T20:30:00" calcext:value-type="date">
            <text:p>12/5/2023</text:p>
          </table:table-cell>
          <table:table-cell table:style-name="ce11" table:formula="of:=(HOUR([.F30])+(MINUTE([.F30])/60))-(HOUR([.E30])+(MINUTE([.E30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2-01-31T13:44:34" calcext:value-type="date">
            <text:p>1/31/2022</text:p>
          </table:table-cell>
          <table:table-cell table:style-name="ce9" office:value-type="date" office:date-value="2022-09-16T12:51:04.933" calcext:value-type="date">
            <text:p>9/16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cottgleason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08 America-St. John's</text:p>
          </table:table-cell>
          <table:table-cell table:style-name="ce1" office:value-type="string" calcext:value-type="string">
            <text:p>ASJ#8-Stated Communication</text:p>
          </table:table-cell>
          <table:table-cell table:style-name="ce1" office:value-type="string" calcext:value-type="string">
            <text:p>This is America-St John's Lodge #8 monthly Stated Communication. 6:30 light refreshments, 7:30 Gavel</text:p>
          </table:table-cell>
          <table:table-cell table:style-name="ce1" office:value-type="string" calcext:value-type="string">
            <text:p>3960 Main St, Stratford, CT 06614, USA, Lodge 008 America-St. John's</text:p>
          </table:table-cell>
          <table:table-cell table:style-name="ce5" office:value-type="date" office:date-value="2024-01-02T18:30:00" calcext:value-type="date">
            <text:p>1/2/2024 18:30:00</text:p>
          </table:table-cell>
          <table:table-cell table:style-name="ce9" office:value-type="date" office:date-value="2024-01-02T20:30:00" calcext:value-type="date">
            <text:p>1/2/2024</text:p>
          </table:table-cell>
          <table:table-cell table:style-name="ce11" table:formula="of:=(HOUR([.F31])+(MINUTE([.F31])/60))-(HOUR([.E31])+(MINUTE([.E31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2-01-31T13:44:34" calcext:value-type="date">
            <text:p>1/31/2022</text:p>
          </table:table-cell>
          <table:table-cell table:style-name="ce9" office:value-type="date" office:date-value="2022-09-16T12:51:04.933" calcext:value-type="date">
            <text:p>9/16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cottgleason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0 Wooster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1T19:30:00" calcext:value-type="date">
            <text:p>12/1/2023 19:30:00</text:p>
          </table:table-cell>
          <table:table-cell table:style-name="ce9" office:value-type="date" office:date-value="2023-12-01T20:30:00" calcext:value-type="date">
            <text:p>12/1/2023</text:p>
          </table:table-cell>
          <table:table-cell table:style-name="ce11" table:formula="of:=(HOUR([.F32])+(MINUTE([.F32])/60))-(HOUR([.E32])+(MINUTE([.E32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09:39:35" calcext:value-type="date">
            <text:p>3/26/2018</text:p>
          </table:table-cell>
          <table:table-cell table:style-name="ce9" office:value-type="date" office:date-value="2018-03-26T09:39:35.32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0 Wooster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5T19:30:00" calcext:value-type="date">
            <text:p>12/15/2023 19:30:00</text:p>
          </table:table-cell>
          <table:table-cell table:style-name="ce9" office:value-type="date" office:date-value="2023-12-15T20:30:00" calcext:value-type="date">
            <text:p>12/15/2023</text:p>
          </table:table-cell>
          <table:table-cell table:style-name="ce11" table:formula="of:=(HOUR([.F33])+(MINUTE([.F33])/60))-(HOUR([.E33])+(MINUTE([.E3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09:40:01" calcext:value-type="date">
            <text:p>3/26/2018</text:p>
          </table:table-cell>
          <table:table-cell table:style-name="ce9" office:value-type="date" office:date-value="2018-03-26T09:40:01.564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0 Wooster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5T19:30:00" calcext:value-type="date">
            <text:p>1/5/2024 19:30:00</text:p>
          </table:table-cell>
          <table:table-cell table:style-name="ce9" office:value-type="date" office:date-value="2024-01-05T20:30:00" calcext:value-type="date">
            <text:p>1/5/2024</text:p>
          </table:table-cell>
          <table:table-cell table:style-name="ce11" table:formula="of:=(HOUR([.F34])+(MINUTE([.F34])/60))-(HOUR([.E34])+(MINUTE([.E34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09:39:35" calcext:value-type="date">
            <text:p>3/26/2018</text:p>
          </table:table-cell>
          <table:table-cell table:style-name="ce9" office:value-type="date" office:date-value="2018-03-26T09:39:35.32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2 King Hiram</text:p>
          </table:table-cell>
          <table:table-cell table:style-name="ce1" office:value-type="string" calcext:value-type="string">
            <text:p>Rainbow Meeting</text:p>
          </table:table-cell>
          <table:table-cell table:style-name="ce1"/>
          <table:table-cell table:style-name="ce1" office:value-type="string" calcext:value-type="string">
            <text:p>King Hiram Lodge , Lodge 012 King Hiram</text:p>
          </table:table-cell>
          <table:table-cell table:style-name="ce5" office:value-type="date" office:date-value="2023-12-03T17:30:00" calcext:value-type="date">
            <text:p>12/3/2023 17:30:00</text:p>
          </table:table-cell>
          <table:table-cell table:style-name="ce9" office:value-type="date" office:date-value="2023-12-03T18:30:00" calcext:value-type="date">
            <text:p>12/3/2023</text:p>
          </table:table-cell>
          <table:table-cell table:style-name="ce11" table:formula="of:=(HOUR([.F35])+(MINUTE([.F35])/60))-(HOUR([.E35])+(MINUTE([.E35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11:34:58" calcext:value-type="date">
            <text:p>2/28/2017</text:p>
          </table:table-cell>
          <table:table-cell table:style-name="ce9" office:value-type="date" office:date-value="2017-10-20T08:18:55.936" calcext:value-type="date">
            <text:p>10/20/2017</text:p>
          </table:table-cell>
          <table:table-cell table:style-name="ce1"/>
          <table:table-cell table:style-name="ce1" office:value-type="string" calcext:value-type="string">
            <text:p>billmcdonough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2 King Hiram</text:p>
          </table:table-cell>
          <table:table-cell table:style-name="ce1" office:value-type="string" calcext:value-type="string">
            <text:p>Stated Communication </text:p>
          </table:table-cell>
          <table:table-cell table:style-name="ce1"/>
          <table:table-cell table:style-name="ce1" office:value-type="string" calcext:value-type="string">
            <text:p>419 Coram Ave, Shelton, CT 06484, USA</text:p>
          </table:table-cell>
          <table:table-cell table:style-name="ce5" office:value-type="date" office:date-value="2023-12-05T19:30:00" calcext:value-type="date">
            <text:p>12/5/2023 19:30:00</text:p>
          </table:table-cell>
          <table:table-cell table:style-name="ce9" office:value-type="date" office:date-value="2023-12-05T21:00:00" calcext:value-type="date">
            <text:p>12/5/2023</text:p>
          </table:table-cell>
          <table:table-cell table:style-name="ce11" table:formula="of:=(HOUR([.F36])+(MINUTE([.F36])/60))-(HOUR([.E36])+(MINUTE([.E36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11:33:56" calcext:value-type="date">
            <text:p>2/28/2017</text:p>
          </table:table-cell>
          <table:table-cell table:style-name="ce9" office:value-type="date" office:date-value="2018-12-20T11:23:27.612" calcext:value-type="date">
            <text:p>12/20/2018</text:p>
          </table:table-cell>
          <table:table-cell table:style-name="ce1"/>
          <table:table-cell table:style-name="ce1" office:value-type="string" calcext:value-type="string">
            <text:p>billmcdonough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2 King Hiram</text:p>
          </table:table-cell>
          <table:table-cell table:style-name="ce1" office:value-type="string" calcext:value-type="string">
            <text:p>Demolay <text:s/>Meeting</text:p>
          </table:table-cell>
          <table:table-cell table:style-name="ce1"/>
          <table:table-cell table:style-name="ce1" office:value-type="string" calcext:value-type="string">
            <text:p>King Hiram Lodge , Lodge 012 King Hiram</text:p>
          </table:table-cell>
          <table:table-cell table:style-name="ce5" office:value-type="date" office:date-value="2023-12-12T19:30:00" calcext:value-type="date">
            <text:p>12/12/2023 19:30:00</text:p>
          </table:table-cell>
          <table:table-cell table:style-name="ce9" office:value-type="date" office:date-value="2023-12-12T21:00:00" calcext:value-type="date">
            <text:p>12/12/2023</text:p>
          </table:table-cell>
          <table:table-cell table:style-name="ce11" table:formula="of:=(HOUR([.F37])+(MINUTE([.F37])/60))-(HOUR([.E37])+(MINUTE([.E37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11:35:17" calcext:value-type="date">
            <text:p>2/28/2017</text:p>
          </table:table-cell>
          <table:table-cell table:style-name="ce9" office:value-type="date" office:date-value="2017-10-20T08:18:55.936" calcext:value-type="date">
            <text:p>10/20/2017</text:p>
          </table:table-cell>
          <table:table-cell table:style-name="ce1"/>
          <table:table-cell table:style-name="ce1" office:value-type="string" calcext:value-type="string">
            <text:p>billmcdonough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2 King Hiram</text:p>
          </table:table-cell>
          <table:table-cell table:style-name="ce1" office:value-type="string" calcext:value-type="string">
            <text:p>Rainbow Meeting</text:p>
          </table:table-cell>
          <table:table-cell table:style-name="ce1"/>
          <table:table-cell table:style-name="ce1" office:value-type="string" calcext:value-type="string">
            <text:p>King Hiram Lodge </text:p>
          </table:table-cell>
          <table:table-cell table:style-name="ce5" office:value-type="date" office:date-value="2023-12-17T17:30:00" calcext:value-type="date">
            <text:p>12/17/2023 17:30:00</text:p>
          </table:table-cell>
          <table:table-cell table:style-name="ce9" office:value-type="date" office:date-value="2023-12-17T18:30:00" calcext:value-type="date">
            <text:p>12/17/2023</text:p>
          </table:table-cell>
          <table:table-cell table:style-name="ce11" table:formula="of:=(HOUR([.F38])+(MINUTE([.F38])/60))-(HOUR([.E38])+(MINUTE([.E3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11:37:21" calcext:value-type="date">
            <text:p>2/28/2017</text:p>
          </table:table-cell>
          <table:table-cell table:style-name="ce9" office:value-type="date" office:date-value="2017-02-28T11:37:21.178" calcext:value-type="date">
            <text:p>2/28/2017</text:p>
          </table:table-cell>
          <table:table-cell table:style-name="ce1"/>
          <table:table-cell table:style-name="ce1" office:value-type="string" calcext:value-type="string">
            <text:p>billmcdonough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2 King Hiram</text:p>
          </table:table-cell>
          <table:table-cell table:style-name="ce1" office:value-type="string" calcext:value-type="string">
            <text:p>Stated Communication </text:p>
          </table:table-cell>
          <table:table-cell table:style-name="ce1"/>
          <table:table-cell table:style-name="ce1" office:value-type="string" calcext:value-type="string">
            <text:p>419 Coram Ave, Shelton, CT 06484, USA</text:p>
          </table:table-cell>
          <table:table-cell table:style-name="ce5" office:value-type="date" office:date-value="2023-12-19T19:30:00" calcext:value-type="date">
            <text:p>12/19/2023 19:30:00</text:p>
          </table:table-cell>
          <table:table-cell table:style-name="ce9" office:value-type="date" office:date-value="2023-12-19T21:00:00" calcext:value-type="date">
            <text:p>12/19/2023</text:p>
          </table:table-cell>
          <table:table-cell table:style-name="ce11" table:formula="of:=(HOUR([.F39])+(MINUTE([.F39])/60))-(HOUR([.E39])+(MINUTE([.E39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11:35:43" calcext:value-type="date">
            <text:p>2/28/2017</text:p>
          </table:table-cell>
          <table:table-cell table:style-name="ce9" office:value-type="date" office:date-value="2020-02-02T20:19:40.05" calcext:value-type="date">
            <text:p>2/2/2020</text:p>
          </table:table-cell>
          <table:table-cell table:style-name="ce1"/>
          <table:table-cell table:style-name="ce1" office:value-type="string" calcext:value-type="string">
            <text:p>billmcdonough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2 King Hiram</text:p>
          </table:table-cell>
          <table:table-cell table:style-name="ce1" office:value-type="string" calcext:value-type="string">
            <text:p>Demolay <text:s/>Meeting</text:p>
          </table:table-cell>
          <table:table-cell table:style-name="ce1"/>
          <table:table-cell table:style-name="ce1" office:value-type="string" calcext:value-type="string">
            <text:p>King Hiram Lodge </text:p>
          </table:table-cell>
          <table:table-cell table:style-name="ce5" office:value-type="date" office:date-value="2023-12-26T19:30:00" calcext:value-type="date">
            <text:p>12/26/2023 19:30:00</text:p>
          </table:table-cell>
          <table:table-cell table:style-name="ce9" office:value-type="date" office:date-value="2023-12-26T21:00:00" calcext:value-type="date">
            <text:p>12/26/2023</text:p>
          </table:table-cell>
          <table:table-cell table:style-name="ce11" table:formula="of:=(HOUR([.F40])+(MINUTE([.F40])/60))-(HOUR([.E40])+(MINUTE([.E40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11:36:56" calcext:value-type="date">
            <text:p>2/28/2017</text:p>
          </table:table-cell>
          <table:table-cell table:style-name="ce9" office:value-type="date" office:date-value="2017-02-28T11:36:56.19" calcext:value-type="date">
            <text:p>2/28/2017</text:p>
          </table:table-cell>
          <table:table-cell table:style-name="ce1"/>
          <table:table-cell table:style-name="ce1" office:value-type="string" calcext:value-type="string">
            <text:p>billmcdonough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2 King Hiram</text:p>
          </table:table-cell>
          <table:table-cell table:style-name="ce1" office:value-type="string" calcext:value-type="string">
            <text:p>Stated Communication </text:p>
          </table:table-cell>
          <table:table-cell table:style-name="ce1"/>
          <table:table-cell table:style-name="ce1" office:value-type="string" calcext:value-type="string">
            <text:p>419 Coram Ave, Shelton, CT 06484, USA</text:p>
          </table:table-cell>
          <table:table-cell table:style-name="ce5" office:value-type="date" office:date-value="2024-01-02T19:30:00" calcext:value-type="date">
            <text:p>1/2/2024 19:30:00</text:p>
          </table:table-cell>
          <table:table-cell table:style-name="ce9" office:value-type="date" office:date-value="2024-01-02T21:00:00" calcext:value-type="date">
            <text:p>1/2/2024</text:p>
          </table:table-cell>
          <table:table-cell table:style-name="ce11" table:formula="of:=(HOUR([.F41])+(MINUTE([.F41])/60))-(HOUR([.E41])+(MINUTE([.E41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11:33:56" calcext:value-type="date">
            <text:p>2/28/2017</text:p>
          </table:table-cell>
          <table:table-cell table:style-name="ce9" office:value-type="date" office:date-value="2018-12-20T11:23:27.612" calcext:value-type="date">
            <text:p>12/20/2018</text:p>
          </table:table-cell>
          <table:table-cell table:style-name="ce1"/>
          <table:table-cell table:style-name="ce1" office:value-type="string" calcext:value-type="string">
            <text:p>billmcdonough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2 King Hiram</text:p>
          </table:table-cell>
          <table:table-cell table:style-name="ce1" office:value-type="string" calcext:value-type="string">
            <text:p>Rainbow Meeting</text:p>
          </table:table-cell>
          <table:table-cell table:style-name="ce1"/>
          <table:table-cell table:style-name="ce1" office:value-type="string" calcext:value-type="string">
            <text:p>King Hiram Lodge , Lodge 012 King Hiram</text:p>
          </table:table-cell>
          <table:table-cell table:style-name="ce5" office:value-type="date" office:date-value="2024-01-07T17:30:00" calcext:value-type="date">
            <text:p>1/7/2024 17:30:00</text:p>
          </table:table-cell>
          <table:table-cell table:style-name="ce9" office:value-type="date" office:date-value="2024-01-07T18:30:00" calcext:value-type="date">
            <text:p>1/7/2024</text:p>
          </table:table-cell>
          <table:table-cell table:style-name="ce11" table:formula="of:=(HOUR([.F42])+(MINUTE([.F42])/60))-(HOUR([.E42])+(MINUTE([.E42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11:34:58" calcext:value-type="date">
            <text:p>2/28/2017</text:p>
          </table:table-cell>
          <table:table-cell table:style-name="ce9" office:value-type="date" office:date-value="2017-10-20T08:18:55.936" calcext:value-type="date">
            <text:p>10/20/2017</text:p>
          </table:table-cell>
          <table:table-cell table:style-name="ce1"/>
          <table:table-cell table:style-name="ce1" office:value-type="string" calcext:value-type="string">
            <text:p>billmcdonough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2 King Hiram</text:p>
          </table:table-cell>
          <table:table-cell table:style-name="ce1" office:value-type="string" calcext:value-type="string">
            <text:p>Demolay <text:s/>Meeting</text:p>
          </table:table-cell>
          <table:table-cell table:style-name="ce1"/>
          <table:table-cell table:style-name="ce1" office:value-type="string" calcext:value-type="string">
            <text:p>King Hiram Lodge , Lodge 012 King Hiram</text:p>
          </table:table-cell>
          <table:table-cell table:style-name="ce6" office:value-type="date" office:date-value="2024-01-09T19:30:00" calcext:value-type="date">
            <text:p>1/9/2024 19:30:00</text:p>
          </table:table-cell>
          <table:table-cell table:style-name="ce9" office:value-type="date" office:date-value="2024-01-09T21:00:00" calcext:value-type="date">
            <text:p>1/9/2024</text:p>
          </table:table-cell>
          <table:table-cell table:style-name="ce11" table:formula="of:=(HOUR([.F43])+(MINUTE([.F43])/60))-(HOUR([.E43])+(MINUTE([.E43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11:35:17" calcext:value-type="date">
            <text:p>2/28/2017</text:p>
          </table:table-cell>
          <table:table-cell table:style-name="ce9" office:value-type="date" office:date-value="2017-10-20T08:18:55.936" calcext:value-type="date">
            <text:p>10/20/2017</text:p>
          </table:table-cell>
          <table:table-cell table:style-name="ce1"/>
          <table:table-cell table:style-name="ce1" office:value-type="string" calcext:value-type="string">
            <text:p>billmcdonough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4 Frederick-Franklin</text:p>
          </table:table-cell>
          <table:table-cell table:style-name="ce1" office:value-type="string" calcext:value-type="string">
            <text:p><text:s/>Stated Communications #14</text:p>
          </table:table-cell>
          <table:table-cell table:style-name="ce1"/>
          <table:table-cell table:style-name="ce1" office:value-type="string" calcext:value-type="string">
            <text:p>Masonic Temple, Plainville, CT 06062, USA, Lodge 014 Frederick-Franklin</text:p>
          </table:table-cell>
          <table:table-cell table:style-name="ce5" office:value-type="date" office:date-value="2023-12-12T19:30:00" calcext:value-type="date">
            <text:p>12/12/2023 19:30:00</text:p>
          </table:table-cell>
          <table:table-cell table:style-name="ce9" office:value-type="date" office:date-value="2023-12-12T21:30:00" calcext:value-type="date">
            <text:p>12/12/2023</text:p>
          </table:table-cell>
          <table:table-cell table:style-name="ce11" table:formula="of:=(HOUR([.F44])+(MINUTE([.F44])/60))-(HOUR([.E44])+(MINUTE([.E44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0-02-17T15:08:59" calcext:value-type="date">
            <text:p>2/17/2020</text:p>
          </table:table-cell>
          <table:table-cell table:style-name="ce9" office:value-type="date" office:date-value="2023-01-04T05:43:32.657" calcext:value-type="date">
            <text:p>1/4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russell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4 Frederick-Franklin</text:p>
          </table:table-cell>
          <table:table-cell table:style-name="ce1" office:value-type="string" calcext:value-type="string">
            <text:p>Stated Communications #14</text:p>
          </table:table-cell>
          <table:table-cell table:style-name="ce1"/>
          <table:table-cell table:style-name="ce1" office:value-type="string" calcext:value-type="string">
            <text:p>70 East Main Street, Plainville, CT, United States, Lodge 014 Frederick-Franklin</text:p>
          </table:table-cell>
          <table:table-cell table:style-name="ce5" office:value-type="date" office:date-value="2023-12-26T19:30:00" calcext:value-type="date">
            <text:p>12/26/2023 19:30:00</text:p>
          </table:table-cell>
          <table:table-cell table:style-name="ce9" office:value-type="date" office:date-value="2023-12-26T22:00:00" calcext:value-type="date">
            <text:p>12/26/2023</text:p>
          </table:table-cell>
          <table:table-cell table:style-name="ce11" table:formula="of:=(HOUR([.F45])+(MINUTE([.F45])/60))-(HOUR([.E45])+(MINUTE([.E45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0-02-17T15:08:59" calcext:value-type="date">
            <text:p>2/17/2020</text:p>
          </table:table-cell>
          <table:table-cell table:style-name="ce9" office:value-type="date" office:date-value="2023-01-04T05:43:08.006" calcext:value-type="date">
            <text:p>1/4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russell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4 Frederick-Franklin</text:p>
          </table:table-cell>
          <table:table-cell table:style-name="ce1" office:value-type="string" calcext:value-type="string">
            <text:p><text:s/>Stated Communications #14</text:p>
          </table:table-cell>
          <table:table-cell table:style-name="ce1"/>
          <table:table-cell table:style-name="ce1" office:value-type="string" calcext:value-type="string">
            <text:p>Masonic Temple, Plainville, CT 06062, USA, Lodge 014 Frederick-Franklin</text:p>
          </table:table-cell>
          <table:table-cell table:style-name="ce5" office:value-type="date" office:date-value="2024-01-09T19:30:00" calcext:value-type="date">
            <text:p>1/9/2024 19:30:00</text:p>
          </table:table-cell>
          <table:table-cell table:style-name="ce9" office:value-type="date" office:date-value="2024-01-09T21:30:00" calcext:value-type="date">
            <text:p>1/9/2024</text:p>
          </table:table-cell>
          <table:table-cell table:style-name="ce11" table:formula="of:=(HOUR([.F46])+(MINUTE([.F46])/60))-(HOUR([.E46])+(MINUTE([.E46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0-02-17T15:08:59" calcext:value-type="date">
            <text:p>2/17/2020</text:p>
          </table:table-cell>
          <table:table-cell table:style-name="ce9" office:value-type="date" office:date-value="2023-01-04T05:43:32.657" calcext:value-type="date">
            <text:p>1/4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russell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6 Temple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7T19:30:00" calcext:value-type="date">
            <text:p>12/7/2023 19:30:00</text:p>
          </table:table-cell>
          <table:table-cell table:style-name="ce9" office:value-type="date" office:date-value="2023-12-07T20:30:00" calcext:value-type="date">
            <text:p>12/7/2023</text:p>
          </table:table-cell>
          <table:table-cell table:style-name="ce11" table:formula="of:=(HOUR([.F47])+(MINUTE([.F47])/60))-(HOUR([.E47])+(MINUTE([.E47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10:15:41" calcext:value-type="date">
            <text:p>3/26/2018</text:p>
          </table:table-cell>
          <table:table-cell table:style-name="ce9" office:value-type="date" office:date-value="2018-03-26T10:15:41.756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6 Temple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1T19:30:00" calcext:value-type="date">
            <text:p>12/21/2023 19:30:00</text:p>
          </table:table-cell>
          <table:table-cell table:style-name="ce9" office:value-type="date" office:date-value="2023-12-21T20:30:00" calcext:value-type="date">
            <text:p>12/21/2023</text:p>
          </table:table-cell>
          <table:table-cell table:style-name="ce11" table:formula="of:=(HOUR([.F48])+(MINUTE([.F48])/60))-(HOUR([.E48])+(MINUTE([.E4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10:16:18" calcext:value-type="date">
            <text:p>3/26/2018</text:p>
          </table:table-cell>
          <table:table-cell table:style-name="ce9" office:value-type="date" office:date-value="2018-03-26T10:16:18.942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6 Temple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4T19:30:00" calcext:value-type="date">
            <text:p>1/4/2024 19:30:00</text:p>
          </table:table-cell>
          <table:table-cell table:style-name="ce9" office:value-type="date" office:date-value="2024-01-04T20:30:00" calcext:value-type="date">
            <text:p>1/4/2024</text:p>
          </table:table-cell>
          <table:table-cell table:style-name="ce11" table:formula="of:=(HOUR([.F49])+(MINUTE([.F49])/60))-(HOUR([.E49])+(MINUTE([.E4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10:15:41" calcext:value-type="date">
            <text:p>3/26/2018</text:p>
          </table:table-cell>
          <table:table-cell table:style-name="ce9" office:value-type="date" office:date-value="2018-03-26T10:15:41.756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7 Federal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4T19:30:00" calcext:value-type="date">
            <text:p>12/4/2023 19:30:00</text:p>
          </table:table-cell>
          <table:table-cell table:style-name="ce9" office:value-type="date" office:date-value="2023-12-04T20:30:00" calcext:value-type="date">
            <text:p>12/4/2023</text:p>
          </table:table-cell>
          <table:table-cell table:style-name="ce11" table:formula="of:=(HOUR([.F50])+(MINUTE([.F50])/60))-(HOUR([.E50])+(MINUTE([.E5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10:43:00" calcext:value-type="date">
            <text:p>3/26/2018</text:p>
          </table:table-cell>
          <table:table-cell table:style-name="ce9" office:value-type="date" office:date-value="2018-03-26T10:43:00.353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7 Federal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8T19:30:00" calcext:value-type="date">
            <text:p>12/18/2023 19:30:00</text:p>
          </table:table-cell>
          <table:table-cell table:style-name="ce9" office:value-type="date" office:date-value="2023-12-18T20:30:00" calcext:value-type="date">
            <text:p>12/18/2023</text:p>
          </table:table-cell>
          <table:table-cell table:style-name="ce11" table:formula="of:=(HOUR([.F51])+(MINUTE([.F51])/60))-(HOUR([.E51])+(MINUTE([.E51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10:43:26" calcext:value-type="date">
            <text:p>3/26/2018</text:p>
          </table:table-cell>
          <table:table-cell table:style-name="ce9" office:value-type="date" office:date-value="2018-03-26T10:43:26.9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7 Federal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1T19:30:00" calcext:value-type="date">
            <text:p>1/1/2024 19:30:00</text:p>
          </table:table-cell>
          <table:table-cell table:style-name="ce9" office:value-type="date" office:date-value="2024-01-01T20:30:00" calcext:value-type="date">
            <text:p>1/1/2024</text:p>
          </table:table-cell>
          <table:table-cell table:style-name="ce11" table:formula="of:=(HOUR([.F52])+(MINUTE([.F52])/60))-(HOUR([.E52])+(MINUTE([.E52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10:43:00" calcext:value-type="date">
            <text:p>3/26/2018</text:p>
          </table:table-cell>
          <table:table-cell table:style-name="ce9" office:value-type="date" office:date-value="2018-03-26T10:43:00.353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9 Washington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1 Fan Hill Rd, Monroe, CT 06468, USA</text:p>
          </table:table-cell>
          <table:table-cell table:style-name="ce5" office:value-type="date" office:date-value="2023-12-11T19:30:00" calcext:value-type="date">
            <text:p>12/11/2023 19:30:00</text:p>
          </table:table-cell>
          <table:table-cell table:style-name="ce9" office:value-type="date" office:date-value="2023-12-11T20:30:00" calcext:value-type="date">
            <text:p>12/11/2023</text:p>
          </table:table-cell>
          <table:table-cell table:style-name="ce11" table:formula="of:=(HOUR([.F53])+(MINUTE([.F53])/60))-(HOUR([.E53])+(MINUTE([.E5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5T16:17:29" calcext:value-type="date">
            <text:p>3/25/2018</text:p>
          </table:table-cell>
          <table:table-cell table:style-name="ce9" office:value-type="date" office:date-value="2018-03-26T11:17:23.632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9 Washington</text:p>
          </table:table-cell>
          <table:table-cell table:style-name="ce1" office:value-type="string" calcext:value-type="string">
            <text:p>Country Breakfast</text:p>
          </table:table-cell>
          <table:table-cell table:style-name="ce1" table:number-columns-repeated="2"/>
          <table:table-cell table:style-name="ce5" office:value-type="date" office:date-value="2023-12-17T08:00:00" calcext:value-type="date">
            <text:p>12/17/2023 8:00:00</text:p>
          </table:table-cell>
          <table:table-cell table:style-name="ce9" office:value-type="date" office:date-value="2023-12-17T11:00:00" calcext:value-type="date">
            <text:p>12/17/2023</text:p>
          </table:table-cell>
          <table:table-cell table:style-name="ce11" table:formula="of:=(HOUR([.F54])+(MINUTE([.F54])/60))-(HOUR([.E54])+(MINUTE([.E54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5T16:20:13" calcext:value-type="date">
            <text:p>3/25/2018</text:p>
          </table:table-cell>
          <table:table-cell table:style-name="ce9" office:value-type="date" office:date-value="2018-03-26T11:18:13.053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19 Washington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1 Fan Hill Rd, Monroe, CT 06468, USA</text:p>
          </table:table-cell>
          <table:table-cell table:style-name="ce5" office:value-type="date" office:date-value="2024-01-08T19:30:00" calcext:value-type="date">
            <text:p>1/8/2024 19:30:00</text:p>
          </table:table-cell>
          <table:table-cell table:style-name="ce9" office:value-type="date" office:date-value="2024-01-08T20:30:00" calcext:value-type="date">
            <text:p>1/8/2024</text:p>
          </table:table-cell>
          <table:table-cell table:style-name="ce11" table:formula="of:=(HOUR([.F55])+(MINUTE([.F55])/60))-(HOUR([.E55])+(MINUTE([.E55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5T16:17:29" calcext:value-type="date">
            <text:p>3/25/2018</text:p>
          </table:table-cell>
          <table:table-cell table:style-name="ce9" office:value-type="date" office:date-value="2018-03-26T11:17:23.632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21 St. Peter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5T19:30:00" calcext:value-type="date">
            <text:p>12/5/2023 19:30:00</text:p>
          </table:table-cell>
          <table:table-cell table:style-name="ce9" office:value-type="date" office:date-value="2023-12-05T20:30:00" calcext:value-type="date">
            <text:p>12/5/2023</text:p>
          </table:table-cell>
          <table:table-cell table:style-name="ce11" table:formula="of:=(HOUR([.F56])+(MINUTE([.F56])/60))-(HOUR([.E56])+(MINUTE([.E56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11:21:44" calcext:value-type="date">
            <text:p>3/26/2018</text:p>
          </table:table-cell>
          <table:table-cell table:style-name="ce9" office:value-type="date" office:date-value="2018-03-26T11:21:44.922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21 St. Peter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2T19:30:00" calcext:value-type="date">
            <text:p>1/2/2024 19:30:00</text:p>
          </table:table-cell>
          <table:table-cell table:style-name="ce9" office:value-type="date" office:date-value="2024-01-02T20:30:00" calcext:value-type="date">
            <text:p>1/2/2024</text:p>
          </table:table-cell>
          <table:table-cell table:style-name="ce11" table:formula="of:=(HOUR([.F57])+(MINUTE([.F57])/60))-(HOUR([.E57])+(MINUTE([.E57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6T11:21:44" calcext:value-type="date">
            <text:p>3/26/2018</text:p>
          </table:table-cell>
          <table:table-cell table:style-name="ce9" office:value-type="date" office:date-value="2018-03-26T11:21:44.922" calcext:value-type="date">
            <text:p>3/26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25 Columbia</text:p>
          </table:table-cell>
          <table:table-cell table:style-name="ce1" office:value-type="string" calcext:value-type="string">
            <text:p>Annual Business Meeting</text:p>
          </table:table-cell>
          <table:table-cell table:style-name="ce1" office:value-type="string" calcext:value-type="string">
            <text:p>Stated Communication</text:p>
            <text:p>Annual Meeting of Lodge and Building Association</text:p>
          </table:table-cell>
          <table:table-cell table:style-name="ce1" office:value-type="string" calcext:value-type="string">
            <text:p>895 Main St, South Glastonbury, CT 06073, USA, Lodge 025 Columbia</text:p>
          </table:table-cell>
          <table:table-cell table:style-name="ce5" office:value-type="date" office:date-value="2023-12-06T19:30:00" calcext:value-type="date">
            <text:p>12/6/2023 19:30:00</text:p>
          </table:table-cell>
          <table:table-cell table:style-name="ce9" office:value-type="date" office:date-value="2023-12-06T21:30:00" calcext:value-type="date">
            <text:p>12/6/2023</text:p>
          </table:table-cell>
          <table:table-cell table:style-name="ce11" table:formula="of:=(HOUR([.F58])+(MINUTE([.F58])/60))-(HOUR([.E58])+(MINUTE([.E58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8-23T09:31:05" calcext:value-type="date">
            <text:p>8/23/2023</text:p>
          </table:table-cell>
          <table:table-cell table:style-name="ce9" office:value-type="date" office:date-value="2023-08-23T09:31:05.4" calcext:value-type="date">
            <text:p>8/23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rnoldgrot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25 Columbia</text:p>
          </table:table-cell>
          <table:table-cell table:style-name="ce1" office:value-type="string" calcext:value-type="string">
            <text:p>Stated Communication/Busines</text:p>
          </table:table-cell>
          <table:table-cell table:style-name="ce1"/>
          <table:table-cell table:style-name="ce1" office:value-type="string" calcext:value-type="string">
            <text:p>895 Main St, South Glastonbury, CT 06073, USA, Lodge 025 Columbia</text:p>
          </table:table-cell>
          <table:table-cell table:style-name="ce5" office:value-type="date" office:date-value="2023-12-20T19:30:00" calcext:value-type="date">
            <text:p>12/20/2023 19:30:00</text:p>
          </table:table-cell>
          <table:table-cell table:style-name="ce9" office:value-type="date" office:date-value="2023-12-20T21:00:00" calcext:value-type="date">
            <text:p>12/20/2023</text:p>
          </table:table-cell>
          <table:table-cell table:style-name="ce11" table:formula="of:=(HOUR([.F59])+(MINUTE([.F59])/60))-(HOUR([.E59])+(MINUTE([.E59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8-23T09:32:05" calcext:value-type="date">
            <text:p>8/23/2023</text:p>
          </table:table-cell>
          <table:table-cell table:style-name="ce9" office:value-type="date" office:date-value="2023-08-23T09:32:05.725" calcext:value-type="date">
            <text:p>8/23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rnoldgrot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25 Columbia</text:p>
          </table:table-cell>
          <table:table-cell table:style-name="ce1" office:value-type="string" calcext:value-type="string">
            <text:p>Hartford County Actual Past Masters</text:p>
          </table:table-cell>
          <table:table-cell table:style-name="ce1" office:value-type="string" calcext:value-type="string">
            <text:p>Hartford County Actual Past Masters</text:p>
            <text:p>Dinner 6:30 PM</text:p>
          </table:table-cell>
          <table:table-cell table:style-name="ce1" office:value-type="string" calcext:value-type="string">
            <text:p>895 Main St, South Glastonbury, CT 06073, USA, Lodge 025 Columbia</text:p>
          </table:table-cell>
          <table:table-cell table:style-name="ce5" office:value-type="date" office:date-value="2023-12-21T19:30:00" calcext:value-type="date">
            <text:p>12/21/2023 19:30:00</text:p>
          </table:table-cell>
          <table:table-cell table:style-name="ce9" office:value-type="date" office:date-value="2023-12-21T21:30:00" calcext:value-type="date">
            <text:p>12/21/2023</text:p>
          </table:table-cell>
          <table:table-cell table:style-name="ce11" table:formula="of:=(HOUR([.F60])+(MINUTE([.F60])/60))-(HOUR([.E60])+(MINUTE([.E60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8-23T09:33:18" calcext:value-type="date">
            <text:p>8/23/2023</text:p>
          </table:table-cell>
          <table:table-cell table:style-name="ce9" office:value-type="date" office:date-value="2023-08-23T09:33:18.999" calcext:value-type="date">
            <text:p>8/23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rnoldgrot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28 Composite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&lt;html-blob&gt;Composite Lodge's Stated Communication. This event may be in person, hybrid, or a full virtual meeting depending on the status of COVID-19 restrictions.&lt;br&gt;&lt;br&gt;If you have any questions about the meeting please contact the Master by telephone at (412) 913-0063 or email at &lt;a href="mailto:ricecory424@gmail.com" id="ow1151" __is_owner="true"&gt;charles.jewart@gmail.com&lt;/a&gt; for more information.&lt;/html-blob&gt;</text:p>
          </table:table-cell>
          <table:table-cell table:style-name="ce1" office:value-type="string" calcext:value-type="string">
            <text:p>150 Bridge St, Suffield, CT 06078, USA, Lodge 028 Composite</text:p>
          </table:table-cell>
          <table:table-cell table:style-name="ce5" office:value-type="date" office:date-value="2023-12-12T19:30:00" calcext:value-type="date">
            <text:p>12/12/2023 19:30:00</text:p>
          </table:table-cell>
          <table:table-cell table:style-name="ce9" office:value-type="date" office:date-value="2023-12-12T21:30:00" calcext:value-type="date">
            <text:p>12/12/2023</text:p>
          </table:table-cell>
          <table:table-cell table:style-name="ce11" table:formula="of:=(HOUR([.F61])+(MINUTE([.F61])/60))-(HOUR([.E61])+(MINUTE([.E61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9:12:11" calcext:value-type="date">
            <text:p>3/27/2018</text:p>
          </table:table-cell>
          <table:table-cell table:style-name="ce9" office:value-type="date" office:date-value="2023-01-24T14:55:21.906" calcext:value-type="date">
            <text:p>1/24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28 Composite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&lt;html-blob&gt;&lt;br&gt;Composite Lodge's Stated Communication. This event may be in person, hybrid, or a full virtual meeting depending on the status of COVID-19 restrictions.&lt;br&gt;&lt;br&gt;If you have any questions about the meeting please contact the Master by telephone at (412) 913-0063 or email at &lt;a href="mailto:ricecory424@gmail.com" id="ow571" __is_owner="true"&gt;charles.jewart@gmail.com&lt;/a&gt; for more information.&lt;/html-blob&gt;</text:p>
          </table:table-cell>
          <table:table-cell table:style-name="ce1" office:value-type="string" calcext:value-type="string">
            <text:p>150 Bridge St, Suffield, CT 06078, USA, Lodge 028 Composite</text:p>
          </table:table-cell>
          <table:table-cell table:style-name="ce5" office:value-type="date" office:date-value="2023-12-26T19:30:00" calcext:value-type="date">
            <text:p>12/26/2023 19:30:00</text:p>
          </table:table-cell>
          <table:table-cell table:style-name="ce9" office:value-type="date" office:date-value="2023-12-26T21:30:00" calcext:value-type="date">
            <text:p>12/26/2023</text:p>
          </table:table-cell>
          <table:table-cell table:style-name="ce11" table:formula="of:=(HOUR([.F62])+(MINUTE([.F62])/60))-(HOUR([.E62])+(MINUTE([.E62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9:12:31" calcext:value-type="date">
            <text:p>3/27/2018</text:p>
          </table:table-cell>
          <table:table-cell table:style-name="ce9" office:value-type="date" office:date-value="2023-01-24T14:54:22.761" calcext:value-type="date">
            <text:p>1/24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28 Composite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&lt;html-blob&gt;Composite Lodge's Stated Communication. This event may be in person, hybrid, or a full virtual meeting depending on the status of COVID-19 restrictions.&lt;br&gt;&lt;br&gt;If you have any questions about the meeting please contact the Master by telephone at (412) 913-0063 or email at &lt;a href="mailto:ricecory424@gmail.com" id="ow1151" __is_owner="true"&gt;charles.jewart@gmail.com&lt;/a&gt; for more information.&lt;/html-blob&gt;</text:p>
          </table:table-cell>
          <table:table-cell table:style-name="ce1" office:value-type="string" calcext:value-type="string">
            <text:p>150 Bridge St, Suffield, CT 06078, USA, Lodge 028 Composite</text:p>
          </table:table-cell>
          <table:table-cell table:style-name="ce5" office:value-type="date" office:date-value="2024-01-09T19:30:00" calcext:value-type="date">
            <text:p>1/9/2024 19:30:00</text:p>
          </table:table-cell>
          <table:table-cell table:style-name="ce9" office:value-type="date" office:date-value="2024-01-09T21:30:00" calcext:value-type="date">
            <text:p>1/9/2024</text:p>
          </table:table-cell>
          <table:table-cell table:style-name="ce11" table:formula="of:=(HOUR([.F63])+(MINUTE([.F63])/60))-(HOUR([.E63])+(MINUTE([.E63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9:12:11" calcext:value-type="date">
            <text:p>3/27/2018</text:p>
          </table:table-cell>
          <table:table-cell table:style-name="ce9" office:value-type="date" office:date-value="2023-01-24T14:55:21.906" calcext:value-type="date">
            <text:p>1/24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29 Village</text:p>
          </table:table-cell>
          <table:table-cell table:style-name="ce1" office:value-type="string" calcext:value-type="string">
            <text:p>📞Stated Communication</text:p>
          </table:table-cell>
          <table:table-cell table:style-name="ce1" office:value-type="string" calcext:value-type="string">
            <text:p>6:30 Dinner </text:p>
            <text:p>7:30 Meeting</text:p>
          </table:table-cell>
          <table:table-cell table:style-name="ce1" office:value-type="string" calcext:value-type="string">
            <text:p>123 River Rd, Canton, CT 06019, USA</text:p>
          </table:table-cell>
          <table:table-cell table:style-name="ce5" office:value-type="date" office:date-value="2023-12-12T18:30:00" calcext:value-type="date">
            <text:p>12/12/2023 18:30:00</text:p>
          </table:table-cell>
          <table:table-cell table:style-name="ce9" office:value-type="date" office:date-value="2023-12-12T22:30:00" calcext:value-type="date">
            <text:p>12/12/2023</text:p>
          </table:table-cell>
          <table:table-cell table:style-name="ce11" table:formula="of:=(HOUR([.F64])+(MINUTE([.F64])/60))-(HOUR([.E64])+(MINUTE([.E64])/60))" office:value-type="float" office:value="4" calcext:value-type="float">
            <text:p>4.0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8-01-14T21:00:53" calcext:value-type="date">
            <text:p>1/14/2018</text:p>
          </table:table-cell>
          <table:table-cell table:style-name="ce9" office:value-type="date" office:date-value="2019-01-10T10:10:22.203" calcext:value-type="date">
            <text:p>1/10/2019</text:p>
          </table:table-cell>
          <table:table-cell table:style-name="ce1"/>
          <table:table-cell table:style-name="ce1" office:value-type="string" calcext:value-type="string">
            <text:p>tcolb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29 Village</text:p>
          </table:table-cell>
          <table:table-cell table:style-name="ce1" office:value-type="string" calcext:value-type="string">
            <text:p>📞Stated Communication </text:p>
          </table:table-cell>
          <table:table-cell table:style-name="ce1" office:value-type="string" calcext:value-type="string">
            <text:p>6:30 Dinner</text:p>
            <text:p>7:30 Meeting</text:p>
          </table:table-cell>
          <table:table-cell table:style-name="ce1" office:value-type="string" calcext:value-type="string">
            <text:p>123 River Rd, Canton, CT 06019, USA</text:p>
          </table:table-cell>
          <table:table-cell table:style-name="ce5" office:value-type="date" office:date-value="2023-12-26T18:30:00" calcext:value-type="date">
            <text:p>12/26/2023 18:30:00</text:p>
          </table:table-cell>
          <table:table-cell table:style-name="ce9" office:value-type="date" office:date-value="2023-12-26T22:30:00" calcext:value-type="date">
            <text:p>12/26/2023</text:p>
          </table:table-cell>
          <table:table-cell table:style-name="ce11" table:formula="of:=(HOUR([.F65])+(MINUTE([.F65])/60))-(HOUR([.E65])+(MINUTE([.E65])/60))" office:value-type="float" office:value="4" calcext:value-type="float">
            <text:p>4.0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8-01-14T21:01:28" calcext:value-type="date">
            <text:p>1/14/2018</text:p>
          </table:table-cell>
          <table:table-cell table:style-name="ce9" office:value-type="date" office:date-value="2019-01-10T10:10:13.849" calcext:value-type="date">
            <text:p>1/10/2019</text:p>
          </table:table-cell>
          <table:table-cell table:style-name="ce1"/>
          <table:table-cell table:style-name="ce1" office:value-type="string" calcext:value-type="string">
            <text:p>tcolb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29 Village</text:p>
          </table:table-cell>
          <table:table-cell table:style-name="ce1" office:value-type="string" calcext:value-type="string">
            <text:p>📞Stated Communication</text:p>
          </table:table-cell>
          <table:table-cell table:style-name="ce1" office:value-type="string" calcext:value-type="string">
            <text:p>6:30 Dinner </text:p>
            <text:p>7:30 Meeting</text:p>
          </table:table-cell>
          <table:table-cell table:style-name="ce1" office:value-type="string" calcext:value-type="string">
            <text:p>123 River Rd, Canton, CT 06019, USA</text:p>
          </table:table-cell>
          <table:table-cell table:style-name="ce6" office:value-type="date" office:date-value="2024-01-09T18:30:00" calcext:value-type="date">
            <text:p>1/9/2024 18:30:00</text:p>
          </table:table-cell>
          <table:table-cell table:style-name="ce9" office:value-type="date" office:date-value="2024-01-09T22:30:00" calcext:value-type="date">
            <text:p>1/9/2024</text:p>
          </table:table-cell>
          <table:table-cell table:style-name="ce11" table:formula="of:=(HOUR([.F66])+(MINUTE([.F66])/60))-(HOUR([.E66])+(MINUTE([.E66])/60))" office:value-type="float" office:value="4" calcext:value-type="float">
            <text:p>4.0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8-01-14T21:00:53" calcext:value-type="date">
            <text:p>1/14/2018</text:p>
          </table:table-cell>
          <table:table-cell table:style-name="ce9" office:value-type="date" office:date-value="2019-01-10T10:10:22.203" calcext:value-type="date">
            <text:p>1/10/2019</text:p>
          </table:table-cell>
          <table:table-cell table:style-name="ce1"/>
          <table:table-cell table:style-name="ce1" office:value-type="string" calcext:value-type="string">
            <text:p>tcolb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BINGO - Everyone is invited</text:p>
          </table:table-cell>
          <table:table-cell table:style-name="ce1" office:value-type="string" calcext:value-type="string">
            <text:p>3732 Whitney Ave, Hamden, CT 06518, USA</text:p>
          </table:table-cell>
          <table:table-cell table:style-name="ce7" office:value-type="date" office:date-value="2023-12-05T19:00:00" calcext:value-type="date">
            <text:p>12/5/2023 19:00:00</text:p>
          </table:table-cell>
          <table:table-cell table:style-name="ce9" office:value-type="date" office:date-value="2023-12-05T21:30:00" calcext:value-type="date">
            <text:p>12/5/2023</text:p>
          </table:table-cell>
          <table:table-cell table:style-name="ce11" table:formula="of:=(HOUR([.F67])+(MINUTE([.F67])/60))-(HOUR([.E67])+(MINUTE([.E67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3-04T22:24:42" calcext:value-type="date">
            <text:p>3/4/2017</text:p>
          </table:table-cell>
          <table:table-cell table:style-name="ce9" office:value-type="date" office:date-value="2017-03-04T22:24:42.798" calcext:value-type="date">
            <text:p>3/4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style-name="ce1" office:value-type="string" calcext:value-type="string">
            <text:p>Stated Communications</text:p>
          </table:table-cell>
          <table:table-cell table:style-name="ce1"/>
          <table:table-cell table:style-name="ce1" office:value-type="string" calcext:value-type="string">
            <text:p>Main Lodge Room</text:p>
          </table:table-cell>
          <table:table-cell table:style-name="ce5" office:value-type="date" office:date-value="2023-12-06T19:30:00" calcext:value-type="date">
            <text:p>12/6/2023 19:30:00</text:p>
          </table:table-cell>
          <table:table-cell table:style-name="ce9" office:value-type="date" office:date-value="2023-12-06T21:00:00" calcext:value-type="date">
            <text:p>12/6/2023</text:p>
          </table:table-cell>
          <table:table-cell table:style-name="ce11" table:formula="of:=(HOUR([.F68])+(MINUTE([.F68])/60))-(HOUR([.E68])+(MINUTE([.E68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07:35:37" calcext:value-type="date">
            <text:p>2/28/2017</text:p>
          </table:table-cell>
          <table:table-cell table:style-name="ce9" office:value-type="date" office:date-value="2017-02-28T07:35:37.334" calcext:value-type="date">
            <text:p>2/28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BINGO - Everyone is invited</text:p>
          </table:table-cell>
          <table:table-cell table:style-name="ce1" office:value-type="string" calcext:value-type="string">
            <text:p>3732 Whitney Ave, Hamden, CT 06518, USA</text:p>
          </table:table-cell>
          <table:table-cell table:style-name="ce5" office:value-type="date" office:date-value="2023-12-12T19:00:00" calcext:value-type="date">
            <text:p>12/12/2023 19:00:00</text:p>
          </table:table-cell>
          <table:table-cell table:style-name="ce9" office:value-type="date" office:date-value="2023-12-12T21:30:00" calcext:value-type="date">
            <text:p>12/12/2023</text:p>
          </table:table-cell>
          <table:table-cell table:style-name="ce11" table:formula="of:=(HOUR([.F69])+(MINUTE([.F69])/60))-(HOUR([.E69])+(MINUTE([.E69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3-04T22:24:42" calcext:value-type="date">
            <text:p>3/4/2017</text:p>
          </table:table-cell>
          <table:table-cell table:style-name="ce9" office:value-type="date" office:date-value="2017-03-04T22:24:42.798" calcext:value-type="date">
            <text:p>3/4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style-name="ce1" office:value-type="string" calcext:value-type="string">
            <text:p>Order of Eastern Star - Alice Chapter #76</text:p>
          </table:table-cell>
          <table:table-cell table:style-name="ce1" office:value-type="string" calcext:value-type="string">
            <text:p>Order of the Eastern Star - </text:p>
          </table:table-cell>
          <table:table-cell table:style-name="ce1" office:value-type="string" calcext:value-type="string">
            <text:p>3732 Whitney Ave, Hamden, CT 06518, USA</text:p>
          </table:table-cell>
          <table:table-cell table:style-name="ce5" office:value-type="date" office:date-value="2023-12-14T10:00:00" calcext:value-type="date">
            <text:p>12/14/2023 10:00:00</text:p>
          </table:table-cell>
          <table:table-cell table:style-name="ce9" office:value-type="date" office:date-value="2023-12-14T11:00:00" calcext:value-type="date">
            <text:p>12/14/2023</text:p>
          </table:table-cell>
          <table:table-cell table:style-name="ce11" table:formula="of:=(HOUR([.F70])+(MINUTE([.F70])/60))-(HOUR([.E70])+(MINUTE([.E7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3-04T22:18:23" calcext:value-type="date">
            <text:p>3/4/2017</text:p>
          </table:table-cell>
          <table:table-cell table:style-name="ce9" office:value-type="date" office:date-value="2017-03-04T22:18:23.195" calcext:value-type="date">
            <text:p>3/4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BINGO - Everyone is invited</text:p>
          </table:table-cell>
          <table:table-cell table:style-name="ce1" office:value-type="string" calcext:value-type="string">
            <text:p>3732 Whitney Ave, Hamden, CT 06518, USA</text:p>
          </table:table-cell>
          <table:table-cell table:style-name="ce7" office:value-type="date" office:date-value="2023-12-19T19:00:00" calcext:value-type="date">
            <text:p>12/19/2023 19:00:00</text:p>
          </table:table-cell>
          <table:table-cell table:style-name="ce9" office:value-type="date" office:date-value="2023-12-19T21:30:00" calcext:value-type="date">
            <text:p>12/19/2023</text:p>
          </table:table-cell>
          <table:table-cell table:style-name="ce11" table:formula="of:=(HOUR([.F71])+(MINUTE([.F71])/60))-(HOUR([.E71])+(MINUTE([.E71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3-04T22:24:42" calcext:value-type="date">
            <text:p>3/4/2017</text:p>
          </table:table-cell>
          <table:table-cell table:style-name="ce9" office:value-type="date" office:date-value="2017-03-04T22:24:42.798" calcext:value-type="date">
            <text:p>3/4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style-name="ce1" office:value-type="string" calcext:value-type="string">
            <text:p>Stated Communications</text:p>
          </table:table-cell>
          <table:table-cell table:style-name="ce1"/>
          <table:table-cell table:style-name="ce1" office:value-type="string" calcext:value-type="string">
            <text:p>3732 Whitney Ave, Hamden, CT 06518, USA</text:p>
          </table:table-cell>
          <table:table-cell table:style-name="ce5" office:value-type="date" office:date-value="2023-12-20T19:30:00" calcext:value-type="date">
            <text:p>12/20/2023 19:30:00</text:p>
          </table:table-cell>
          <table:table-cell table:style-name="ce9" office:value-type="date" office:date-value="2023-12-20T21:00:00" calcext:value-type="date">
            <text:p>12/20/2023</text:p>
          </table:table-cell>
          <table:table-cell table:style-name="ce11" table:formula="of:=(HOUR([.F72])+(MINUTE([.F72])/60))-(HOUR([.E72])+(MINUTE([.E72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07:38:10" calcext:value-type="date">
            <text:p>2/28/2017</text:p>
          </table:table-cell>
          <table:table-cell table:style-name="ce9" office:value-type="date" office:date-value="2017-02-28T07:50:36.676" calcext:value-type="date">
            <text:p>2/28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BINGO - Everyone is invited</text:p>
          </table:table-cell>
          <table:table-cell table:style-name="ce1" office:value-type="string" calcext:value-type="string">
            <text:p>3732 Whitney Ave, Hamden, CT 06518, USA</text:p>
          </table:table-cell>
          <table:table-cell table:style-name="ce5" office:value-type="date" office:date-value="2023-12-26T19:00:00" calcext:value-type="date">
            <text:p>12/26/2023 19:00:00</text:p>
          </table:table-cell>
          <table:table-cell table:style-name="ce9" office:value-type="date" office:date-value="2023-12-26T21:30:00" calcext:value-type="date">
            <text:p>12/26/2023</text:p>
          </table:table-cell>
          <table:table-cell table:style-name="ce11" table:formula="of:=(HOUR([.F73])+(MINUTE([.F73])/60))-(HOUR([.E73])+(MINUTE([.E73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3-04T22:24:42" calcext:value-type="date">
            <text:p>3/4/2017</text:p>
          </table:table-cell>
          <table:table-cell table:style-name="ce9" office:value-type="date" office:date-value="2017-03-04T22:24:42.798" calcext:value-type="date">
            <text:p>3/4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number-columns-repeated="2" table:style-name="ce1" office:value-type="string" calcext:value-type="string">
            <text:p>Order of Eastern Star</text:p>
          </table:table-cell>
          <table:table-cell table:style-name="ce1" office:value-type="string" calcext:value-type="string">
            <text:p>3732 Whitney Ave, Hamden, CT 06518, USA</text:p>
          </table:table-cell>
          <table:table-cell table:style-name="ce5" office:value-type="date" office:date-value="2023-12-28T19:30:00" calcext:value-type="date">
            <text:p>12/28/2023 19:30:00</text:p>
          </table:table-cell>
          <table:table-cell table:style-name="ce9" office:value-type="date" office:date-value="2023-12-28T21:00:00" calcext:value-type="date">
            <text:p>12/28/2023</text:p>
          </table:table-cell>
          <table:table-cell table:style-name="ce11" table:formula="of:=(HOUR([.F74])+(MINUTE([.F74])/60))-(HOUR([.E74])+(MINUTE([.E74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3-04T22:22:54" calcext:value-type="date">
            <text:p>3/4/2017</text:p>
          </table:table-cell>
          <table:table-cell table:style-name="ce9" office:value-type="date" office:date-value="2017-03-04T22:22:54.112" calcext:value-type="date">
            <text:p>3/4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BINGO - Everyone is invited</text:p>
          </table:table-cell>
          <table:table-cell table:style-name="ce1" office:value-type="string" calcext:value-type="string">
            <text:p>3732 Whitney Ave, Hamden, CT 06518, USA</text:p>
          </table:table-cell>
          <table:table-cell table:style-name="ce5" office:value-type="date" office:date-value="2024-01-02T19:00:00" calcext:value-type="date">
            <text:p>1/2/2024 19:00:00</text:p>
          </table:table-cell>
          <table:table-cell table:style-name="ce9" office:value-type="date" office:date-value="2024-01-02T21:30:00" calcext:value-type="date">
            <text:p>1/2/2024</text:p>
          </table:table-cell>
          <table:table-cell table:style-name="ce11" table:formula="of:=(HOUR([.F75])+(MINUTE([.F75])/60))-(HOUR([.E75])+(MINUTE([.E75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3-04T22:24:42" calcext:value-type="date">
            <text:p>3/4/2017</text:p>
          </table:table-cell>
          <table:table-cell table:style-name="ce9" office:value-type="date" office:date-value="2017-03-04T22:24:42.798" calcext:value-type="date">
            <text:p>3/4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style-name="ce1" office:value-type="string" calcext:value-type="string">
            <text:p>Stated Communications</text:p>
          </table:table-cell>
          <table:table-cell table:style-name="ce1"/>
          <table:table-cell table:style-name="ce1" office:value-type="string" calcext:value-type="string">
            <text:p>Main Lodge Room</text:p>
          </table:table-cell>
          <table:table-cell table:style-name="ce5" office:value-type="date" office:date-value="2024-01-03T19:30:00" calcext:value-type="date">
            <text:p>1/3/2024 19:30:00</text:p>
          </table:table-cell>
          <table:table-cell table:style-name="ce9" office:value-type="date" office:date-value="2024-01-03T21:00:00" calcext:value-type="date">
            <text:p>1/3/2024</text:p>
          </table:table-cell>
          <table:table-cell table:style-name="ce11" table:formula="of:=(HOUR([.F76])+(MINUTE([.F76])/60))-(HOUR([.E76])+(MINUTE([.E76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28T07:35:37" calcext:value-type="date">
            <text:p>2/28/2017</text:p>
          </table:table-cell>
          <table:table-cell table:style-name="ce9" office:value-type="date" office:date-value="2017-02-28T07:35:37.334" calcext:value-type="date">
            <text:p>2/28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BINGO - Everyone is invited</text:p>
          </table:table-cell>
          <table:table-cell table:style-name="ce1" office:value-type="string" calcext:value-type="string">
            <text:p>3732 Whitney Ave, Hamden, CT 06518, USA</text:p>
          </table:table-cell>
          <table:table-cell table:style-name="ce5" office:value-type="date" office:date-value="2024-01-09T19:00:00" calcext:value-type="date">
            <text:p>1/9/2024 19:00:00</text:p>
          </table:table-cell>
          <table:table-cell table:style-name="ce9" office:value-type="date" office:date-value="2024-01-09T21:30:00" calcext:value-type="date">
            <text:p>1/9/2024</text:p>
          </table:table-cell>
          <table:table-cell table:style-name="ce11" table:formula="of:=(HOUR([.F77])+(MINUTE([.F77])/60))-(HOUR([.E77])+(MINUTE([.E77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3-04T22:24:42" calcext:value-type="date">
            <text:p>3/4/2017</text:p>
          </table:table-cell>
          <table:table-cell table:style-name="ce9" office:value-type="date" office:date-value="2017-03-04T22:24:42.798" calcext:value-type="date">
            <text:p>3/4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0 Day Spring</text:p>
          </table:table-cell>
          <table:table-cell table:style-name="ce1" office:value-type="string" calcext:value-type="string">
            <text:p>Order of Eastern Star - Alice Chapter #76</text:p>
          </table:table-cell>
          <table:table-cell table:style-name="ce1" office:value-type="string" calcext:value-type="string">
            <text:p>Order of the Eastern Star - </text:p>
          </table:table-cell>
          <table:table-cell table:style-name="ce1" office:value-type="string" calcext:value-type="string">
            <text:p>3732 Whitney Ave, Hamden, CT 06518, USA</text:p>
          </table:table-cell>
          <table:table-cell table:style-name="ce5" office:value-type="date" office:date-value="2024-01-11T10:00:00" calcext:value-type="date">
            <text:p>1/11/2024 10:00:00</text:p>
          </table:table-cell>
          <table:table-cell table:style-name="ce9" office:value-type="date" office:date-value="2024-01-11T11:00:00" calcext:value-type="date">
            <text:p>1/11/2024</text:p>
          </table:table-cell>
          <table:table-cell table:style-name="ce11" table:formula="of:=(HOUR([.F78])+(MINUTE([.F78])/60))-(HOUR([.E78])+(MINUTE([.E7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3-04T22:18:23" calcext:value-type="date">
            <text:p>3/4/2017</text:p>
          </table:table-cell>
          <table:table-cell table:style-name="ce9" office:value-type="date" office:date-value="2017-03-04T22:18:23.195" calcext:value-type="date">
            <text:p>3/4/2017</text:p>
          </table:table-cell>
          <table:table-cell table:style-name="ce1"/>
          <table:table-cell table:style-name="ce1" office:value-type="string" calcext:value-type="string">
            <text:p>scanada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1 Unio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7T19:30:00" calcext:value-type="date">
            <text:p>12/7/2023 19:30:00</text:p>
          </table:table-cell>
          <table:table-cell table:style-name="ce9" office:value-type="date" office:date-value="2023-12-07T20:30:00" calcext:value-type="date">
            <text:p>12/7/2023</text:p>
          </table:table-cell>
          <table:table-cell table:style-name="ce11" table:formula="of:=(HOUR([.F79])+(MINUTE([.F79])/60))-(HOUR([.E79])+(MINUTE([.E7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9:28:29" calcext:value-type="date">
            <text:p>3/27/2018</text:p>
          </table:table-cell>
          <table:table-cell table:style-name="ce9" office:value-type="date" office:date-value="2018-03-27T09:28:29.478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1 Unio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1T19:30:00" calcext:value-type="date">
            <text:p>12/21/2023 19:30:00</text:p>
          </table:table-cell>
          <table:table-cell table:style-name="ce9" office:value-type="date" office:date-value="2023-12-21T20:30:00" calcext:value-type="date">
            <text:p>12/21/2023</text:p>
          </table:table-cell>
          <table:table-cell table:style-name="ce11" table:formula="of:=(HOUR([.F80])+(MINUTE([.F80])/60))-(HOUR([.E80])+(MINUTE([.E8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9:28:50" calcext:value-type="date">
            <text:p>3/27/2018</text:p>
          </table:table-cell>
          <table:table-cell table:style-name="ce9" office:value-type="date" office:date-value="2018-03-27T09:28:50.934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1 Unio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4T19:30:00" calcext:value-type="date">
            <text:p>1/4/2024 19:30:00</text:p>
          </table:table-cell>
          <table:table-cell table:style-name="ce9" office:value-type="date" office:date-value="2024-01-04T20:30:00" calcext:value-type="date">
            <text:p>1/4/2024</text:p>
          </table:table-cell>
          <table:table-cell table:style-name="ce11" table:formula="of:=(HOUR([.F81])+(MINUTE([.F81])/60))-(HOUR([.E81])+(MINUTE([.E81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9:28:29" calcext:value-type="date">
            <text:p>3/27/2018</text:p>
          </table:table-cell>
          <table:table-cell table:style-name="ce9" office:value-type="date" office:date-value="2018-03-27T09:28:29.478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3 Friendship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4T19:30:00" calcext:value-type="date">
            <text:p>12/4/2023 19:30:00</text:p>
          </table:table-cell>
          <table:table-cell table:style-name="ce9" office:value-type="date" office:date-value="2023-12-04T20:30:00" calcext:value-type="date">
            <text:p>12/4/2023</text:p>
          </table:table-cell>
          <table:table-cell table:style-name="ce11" table:formula="of:=(HOUR([.F82])+(MINUTE([.F82])/60))-(HOUR([.E82])+(MINUTE([.E82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9:36:17" calcext:value-type="date">
            <text:p>3/27/2018</text:p>
          </table:table-cell>
          <table:table-cell table:style-name="ce9" office:value-type="date" office:date-value="2018-03-27T09:36:17.126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3 Friendship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8T19:30:00" calcext:value-type="date">
            <text:p>12/18/2023 19:30:00</text:p>
          </table:table-cell>
          <table:table-cell table:style-name="ce9" office:value-type="date" office:date-value="2023-12-18T20:30:00" calcext:value-type="date">
            <text:p>12/18/2023</text:p>
          </table:table-cell>
          <table:table-cell table:style-name="ce11" table:formula="of:=(HOUR([.F83])+(MINUTE([.F83])/60))-(HOUR([.E83])+(MINUTE([.E8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9:36:40" calcext:value-type="date">
            <text:p>3/27/2018</text:p>
          </table:table-cell>
          <table:table-cell table:style-name="ce9" office:value-type="date" office:date-value="2018-03-27T09:36:40.243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3 Friendship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1T19:30:00" calcext:value-type="date">
            <text:p>1/1/2024 19:30:00</text:p>
          </table:table-cell>
          <table:table-cell table:style-name="ce9" office:value-type="date" office:date-value="2024-01-01T20:30:00" calcext:value-type="date">
            <text:p>1/1/2024</text:p>
          </table:table-cell>
          <table:table-cell table:style-name="ce11" table:formula="of:=(HOUR([.F84])+(MINUTE([.F84])/60))-(HOUR([.E84])+(MINUTE([.E84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9:36:17" calcext:value-type="date">
            <text:p>3/27/2018</text:p>
          </table:table-cell>
          <table:table-cell table:style-name="ce9" office:value-type="date" office:date-value="2018-03-27T09:36:17.126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4 Somerset-St. James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Dinner at 6:30pm, meeting to follow at 7:30pm</text:p>
          </table:table-cell>
          <table:table-cell table:style-name="ce1" office:value-type="string" calcext:value-type="string">
            <text:p>Preston Masonic Center, 17 Shetucket Turnpike, Preston, CT 06365, USA</text:p>
          </table:table-cell>
          <table:table-cell table:style-name="ce5" office:value-type="date" office:date-value="2023-12-06T18:30:00" calcext:value-type="date">
            <text:p>12/6/2023 18:30:00</text:p>
          </table:table-cell>
          <table:table-cell table:style-name="ce9" office:value-type="date" office:date-value="2023-12-06T21:30:00" calcext:value-type="date">
            <text:p>12/6/2023</text:p>
          </table:table-cell>
          <table:table-cell table:style-name="ce11" table:formula="of:=(HOUR([.F85])+(MINUTE([.F85])/60))-(HOUR([.E85])+(MINUTE([.E85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02-21T10:13:09" calcext:value-type="date">
            <text:p>2/21/2019</text:p>
          </table:table-cell>
          <table:table-cell table:style-name="ce9" office:value-type="date" office:date-value="2019-02-21T10:13:09.607" calcext:value-type="date">
            <text:p>2/21/2019</text:p>
          </table:table-cell>
          <table:table-cell table:style-name="ce1"/>
          <table:table-cell table:style-name="ce1" office:value-type="string" calcext:value-type="string">
            <text:p>chrisjanik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4 Somerset-St. James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Dinner at 6:30pm, meeting to follow at 7:30pm</text:p>
          </table:table-cell>
          <table:table-cell table:style-name="ce1" office:value-type="string" calcext:value-type="string">
            <text:p>Preston Masonic Center, 17 Shetucket Turnpike, Preston, CT 06365, USA</text:p>
          </table:table-cell>
          <table:table-cell table:style-name="ce5" office:value-type="date" office:date-value="2023-12-20T18:30:00" calcext:value-type="date">
            <text:p>12/20/2023 18:30:00</text:p>
          </table:table-cell>
          <table:table-cell table:style-name="ce9" office:value-type="date" office:date-value="2023-12-20T21:30:00" calcext:value-type="date">
            <text:p>12/20/2023</text:p>
          </table:table-cell>
          <table:table-cell table:style-name="ce11" table:formula="of:=(HOUR([.F86])+(MINUTE([.F86])/60))-(HOUR([.E86])+(MINUTE([.E86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02-21T10:14:22" calcext:value-type="date">
            <text:p>2/21/2019</text:p>
          </table:table-cell>
          <table:table-cell table:style-name="ce9" office:value-type="date" office:date-value="2019-02-21T10:14:22.342" calcext:value-type="date">
            <text:p>2/21/2019</text:p>
          </table:table-cell>
          <table:table-cell table:style-name="ce1"/>
          <table:table-cell table:style-name="ce1" office:value-type="string" calcext:value-type="string">
            <text:p>chrisjanik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4 Somerset-St. James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Dinner at 6:30pm, meeting to follow at 7:30pm</text:p>
          </table:table-cell>
          <table:table-cell table:style-name="ce1" office:value-type="string" calcext:value-type="string">
            <text:p>Preston Masonic Center, 17 Shetucket Turnpike, Preston, CT 06365, USA</text:p>
          </table:table-cell>
          <table:table-cell table:style-name="ce5" office:value-type="date" office:date-value="2024-01-03T18:30:00" calcext:value-type="date">
            <text:p>1/3/2024 18:30:00</text:p>
          </table:table-cell>
          <table:table-cell table:style-name="ce9" office:value-type="date" office:date-value="2024-01-03T21:30:00" calcext:value-type="date">
            <text:p>1/3/2024</text:p>
          </table:table-cell>
          <table:table-cell table:style-name="ce11" table:formula="of:=(HOUR([.F87])+(MINUTE([.F87])/60))-(HOUR([.E87])+(MINUTE([.E87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02-21T10:13:09" calcext:value-type="date">
            <text:p>2/21/2019</text:p>
          </table:table-cell>
          <table:table-cell table:style-name="ce9" office:value-type="date" office:date-value="2019-02-21T10:13:09.607" calcext:value-type="date">
            <text:p>2/21/2019</text:p>
          </table:table-cell>
          <table:table-cell table:style-name="ce1"/>
          <table:table-cell table:style-name="ce1" office:value-type="string" calcext:value-type="string">
            <text:p>chrisjanik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6 Valley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Fellowship from 7:00pm-7:30pm, open to all men interested in learning more about Valley Lodge #36 and/or Masonry.</text:p>
          </table:table-cell>
          <table:table-cell table:style-name="ce1" office:value-type="string" calcext:value-type="string">
            <text:p>Valley Lodge, 991 Hopmeadow St, Simsbury, CT 06070, USA</text:p>
          </table:table-cell>
          <table:table-cell table:style-name="ce5" office:value-type="date" office:date-value="2023-12-04T19:30:00" calcext:value-type="date">
            <text:p>12/4/2023 19:30:00</text:p>
          </table:table-cell>
          <table:table-cell table:style-name="ce9" office:value-type="date" office:date-value="2023-12-04T20:30:00" calcext:value-type="date">
            <text:p>12/4/2023</text:p>
          </table:table-cell>
          <table:table-cell table:style-name="ce11" table:formula="of:=(HOUR([.F88])+(MINUTE([.F88])/60))-(HOUR([.E88])+(MINUTE([.E8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1:48:04" calcext:value-type="date">
            <text:p>3/27/2018</text:p>
          </table:table-cell>
          <table:table-cell table:style-name="ce9" office:value-type="date" office:date-value="2020-01-02T14:59:50.124" calcext:value-type="date">
            <text:p>1/2/2020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6 Valley</text:p>
          </table:table-cell>
          <table:table-cell table:style-name="ce1" office:value-type="string" calcext:value-type="string">
            <text:p>Basement Night</text:p>
          </table:table-cell>
          <table:table-cell table:style-name="ce1" office:value-type="string" calcext:value-type="string">
            <text:p>&lt;span&gt;Monthly fellowship night - snacks, drinks, games, education. &lt;br&gt;&lt;/span&gt;&lt;br&gt;&lt;span&gt;&amp;nbsp;&lt;/span&gt;&lt;br&gt;&lt;span&gt;&amp;nbsp;&lt;/span&gt;Open to all Brothers and men interested in having a good time and learning more about our fraternal organization.</text:p>
          </table:table-cell>
          <table:table-cell table:style-name="ce1" office:value-type="string" calcext:value-type="string">
            <text:p>991 Hopmeadow St, Simsbury, CT 06070, USA, Lodge 036 Valley</text:p>
          </table:table-cell>
          <table:table-cell table:style-name="ce5" office:value-type="date" office:date-value="2023-12-20T19:00:00" calcext:value-type="date">
            <text:p>12/20/2023 19:00:00</text:p>
          </table:table-cell>
          <table:table-cell table:style-name="ce9" office:value-type="date" office:date-value="2023-12-20T21:00:00" calcext:value-type="date">
            <text:p>12/20/2023</text:p>
          </table:table-cell>
          <table:table-cell table:style-name="ce11" table:formula="of:=(HOUR([.F89])+(MINUTE([.F89])/60))-(HOUR([.E89])+(MINUTE([.E89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2-12-27T21:00:11" calcext:value-type="date">
            <text:p>12/27/2022</text:p>
          </table:table-cell>
          <table:table-cell table:style-name="ce9" office:value-type="date" office:date-value="2022-12-27T21:00:11.286" calcext:value-type="date">
            <text:p>12/27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jillett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6 Valley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Fellowship from 7:00pm-7:30pm, open to all men interested in learning more about Valley Lodge #36 and/or Masonry.</text:p>
          </table:table-cell>
          <table:table-cell table:style-name="ce1" office:value-type="string" calcext:value-type="string">
            <text:p>Valley Lodge, 991 Hopmeadow St, Simsbury, CT 06070, USA</text:p>
          </table:table-cell>
          <table:table-cell table:style-name="ce5" office:value-type="date" office:date-value="2024-01-01T19:30:00" calcext:value-type="date">
            <text:p>1/1/2024 19:30:00</text:p>
          </table:table-cell>
          <table:table-cell table:style-name="ce9" office:value-type="date" office:date-value="2024-01-01T20:30:00" calcext:value-type="date">
            <text:p>1/1/2024</text:p>
          </table:table-cell>
          <table:table-cell table:style-name="ce11" table:formula="of:=(HOUR([.F90])+(MINUTE([.F90])/60))-(HOUR([.E90])+(MINUTE([.E9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1:48:04" calcext:value-type="date">
            <text:p>3/27/2018</text:p>
          </table:table-cell>
          <table:table-cell table:style-name="ce9" office:value-type="date" office:date-value="2020-01-02T14:59:50.124" calcext:value-type="date">
            <text:p>1/2/2020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8 St. Alba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5T19:30:00" calcext:value-type="date">
            <text:p>12/5/2023 19:30:00</text:p>
          </table:table-cell>
          <table:table-cell table:style-name="ce9" office:value-type="date" office:date-value="2023-12-05T20:30:00" calcext:value-type="date">
            <text:p>12/5/2023</text:p>
          </table:table-cell>
          <table:table-cell table:style-name="ce11" table:formula="of:=(HOUR([.F91])+(MINUTE([.F91])/60))-(HOUR([.E91])+(MINUTE([.E91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1:53:22" calcext:value-type="date">
            <text:p>3/27/2018</text:p>
          </table:table-cell>
          <table:table-cell table:style-name="ce9" office:value-type="date" office:date-value="2018-03-27T11:53:22.301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8 St. Alba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9T19:30:00" calcext:value-type="date">
            <text:p>12/19/2023 19:30:00</text:p>
          </table:table-cell>
          <table:table-cell table:style-name="ce9" office:value-type="date" office:date-value="2023-12-19T20:30:00" calcext:value-type="date">
            <text:p>12/19/2023</text:p>
          </table:table-cell>
          <table:table-cell table:style-name="ce11" table:formula="of:=(HOUR([.F92])+(MINUTE([.F92])/60))-(HOUR([.E92])+(MINUTE([.E92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1:53:44" calcext:value-type="date">
            <text:p>3/27/2018</text:p>
          </table:table-cell>
          <table:table-cell table:style-name="ce9" office:value-type="date" office:date-value="2018-03-27T11:53:44.237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8 St. Alban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2T19:30:00" calcext:value-type="date">
            <text:p>1/2/2024 19:30:00</text:p>
          </table:table-cell>
          <table:table-cell table:style-name="ce9" office:value-type="date" office:date-value="2024-01-02T20:30:00" calcext:value-type="date">
            <text:p>1/2/2024</text:p>
          </table:table-cell>
          <table:table-cell table:style-name="ce11" table:formula="of:=(HOUR([.F93])+(MINUTE([.F93])/60))-(HOUR([.E93])+(MINUTE([.E9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1:53:22" calcext:value-type="date">
            <text:p>3/27/2018</text:p>
          </table:table-cell>
          <table:table-cell table:style-name="ce9" office:value-type="date" office:date-value="2018-03-27T11:53:22.301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9 Ark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3T19:30:00" calcext:value-type="date">
            <text:p>12/13/2023 19:30:00</text:p>
          </table:table-cell>
          <table:table-cell table:style-name="ce9" office:value-type="date" office:date-value="2023-12-13T20:30:00" calcext:value-type="date">
            <text:p>12/13/2023</text:p>
          </table:table-cell>
          <table:table-cell table:style-name="ce11" table:formula="of:=(HOUR([.F94])+(MINUTE([.F94])/60))-(HOUR([.E94])+(MINUTE([.E94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2:06:57" calcext:value-type="date">
            <text:p>3/27/2018</text:p>
          </table:table-cell>
          <table:table-cell table:style-name="ce9" office:value-type="date" office:date-value="2018-03-27T12:06:57.827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9 Ark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7T19:30:00" calcext:value-type="date">
            <text:p>12/27/2023 19:30:00</text:p>
          </table:table-cell>
          <table:table-cell table:style-name="ce9" office:value-type="date" office:date-value="2023-12-27T20:30:00" calcext:value-type="date">
            <text:p>12/27/2023</text:p>
          </table:table-cell>
          <table:table-cell table:style-name="ce11" table:formula="of:=(HOUR([.F95])+(MINUTE([.F95])/60))-(HOUR([.E95])+(MINUTE([.E95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2:07:18" calcext:value-type="date">
            <text:p>3/27/2018</text:p>
          </table:table-cell>
          <table:table-cell table:style-name="ce9" office:value-type="date" office:date-value="2018-03-27T12:07:18.322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39 Ark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10T19:30:00" calcext:value-type="date">
            <text:p>1/10/2024 19:30:00</text:p>
          </table:table-cell>
          <table:table-cell table:style-name="ce9" office:value-type="date" office:date-value="2024-01-10T20:30:00" calcext:value-type="date">
            <text:p>1/10/2024</text:p>
          </table:table-cell>
          <table:table-cell table:style-name="ce11" table:formula="of:=(HOUR([.F96])+(MINUTE([.F96])/60))-(HOUR([.E96])+(MINUTE([.E96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2:06:57" calcext:value-type="date">
            <text:p>3/27/2018</text:p>
          </table:table-cell>
          <table:table-cell table:style-name="ce9" office:value-type="date" office:date-value="2018-03-27T12:06:57.827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0 Union</text:p>
          </table:table-cell>
          <table:table-cell table:style-name="ce1" office:value-type="string" calcext:value-type="string">
            <text:p>Union Lodge No. 40 - Annual Meeting</text:p>
          </table:table-cell>
          <table:table-cell table:style-name="ce1" office:value-type="string" calcext:value-type="string">
            <text:p>Dinner 6:30 PM to 7:30 PM. Lodge 7:30 to 9:00 PM.</text:p>
          </table:table-cell>
          <table:table-cell table:style-name="ce1" office:value-type="string" calcext:value-type="string">
            <text:p>337 Main St, Danbury, CT 06810, USA, Lodge 040 Union</text:p>
          </table:table-cell>
          <table:table-cell table:style-name="ce5" office:value-type="date" office:date-value="2023-12-05T19:30:00" calcext:value-type="date">
            <text:p>12/5/2023 19:30:00</text:p>
          </table:table-cell>
          <table:table-cell table:style-name="ce9" office:value-type="date" office:date-value="2023-12-05T21:00:00" calcext:value-type="date">
            <text:p>12/5/2023</text:p>
          </table:table-cell>
          <table:table-cell table:style-name="ce11" table:formula="of:=(HOUR([.F97])+(MINUTE([.F97])/60))-(HOUR([.E97])+(MINUTE([.E97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8-30T03:08:42" calcext:value-type="date">
            <text:p>8/30/2018</text:p>
          </table:table-cell>
          <table:table-cell table:style-name="ce9" office:value-type="date" office:date-value="2023-09-26T20:29:30.846" calcext:value-type="date">
            <text:p>9/26/2023</text:p>
          </table:table-cell>
          <table:table-cell table:style-name="ce1"/>
          <table:table-cell table:style-name="ce1" office:value-type="string" calcext:value-type="string">
            <text:p>tedselken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0 Union</text:p>
          </table:table-cell>
          <table:table-cell table:style-name="ce1" office:value-type="string" calcext:value-type="string">
            <text:p>Union 40 - Stated Communication</text:p>
          </table:table-cell>
          <table:table-cell table:style-name="ce1" office:value-type="string" calcext:value-type="string">
            <text:p/>
            <text:p>Stated Communication 7:30 PM to 9:00 PM.</text:p>
            <text:p>Dinner 6:30 PM to 7:30 PM.</text:p>
          </table:table-cell>
          <table:table-cell table:style-name="ce1" office:value-type="string" calcext:value-type="string">
            <text:p>337 Main Street Danbury, CT USA</text:p>
          </table:table-cell>
          <table:table-cell table:style-name="ce5" office:value-type="date" office:date-value="2023-12-19T19:30:00" calcext:value-type="date">
            <text:p>12/19/2023 19:30:00</text:p>
          </table:table-cell>
          <table:table-cell table:style-name="ce9" office:value-type="date" office:date-value="2023-12-19T21:00:00" calcext:value-type="date">
            <text:p>12/19/2023</text:p>
          </table:table-cell>
          <table:table-cell table:style-name="ce11" table:formula="of:=(HOUR([.F98])+(MINUTE([.F98])/60))-(HOUR([.E98])+(MINUTE([.E98])/60))" office:value-type="float" office:value="1.5" calcext:value-type="float">
            <text:p>1.5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8-02-10T21:34:34" calcext:value-type="date">
            <text:p>2/10/2018</text:p>
          </table:table-cell>
          <table:table-cell table:style-name="ce9" office:value-type="date" office:date-value="2021-11-21T18:15:04.261" calcext:value-type="date">
            <text:p>11/21/2021</text:p>
          </table:table-cell>
          <table:table-cell table:style-name="ce1"/>
          <table:table-cell table:style-name="ce1" office:value-type="string" calcext:value-type="string">
            <text:p>tedselken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0 Union</text:p>
          </table:table-cell>
          <table:table-cell table:style-name="ce1" office:value-type="string" calcext:value-type="string">
            <text:p>Union Lodge No. 40 - Stated Communication</text:p>
          </table:table-cell>
          <table:table-cell table:style-name="ce1" office:value-type="string" calcext:value-type="string">
            <text:p>Dinner 6:30 PM to 7:30 PM. Lodge 7:30 to 9:00 PM.</text:p>
          </table:table-cell>
          <table:table-cell table:style-name="ce1" office:value-type="string" calcext:value-type="string">
            <text:p>337 Main St, Danbury, CT 06810, USA, Lodge 040 Union</text:p>
          </table:table-cell>
          <table:table-cell table:style-name="ce5" office:value-type="date" office:date-value="2024-01-02T19:30:00" calcext:value-type="date">
            <text:p>1/2/2024 19:30:00</text:p>
          </table:table-cell>
          <table:table-cell table:style-name="ce9" office:value-type="date" office:date-value="2024-01-02T21:00:00" calcext:value-type="date">
            <text:p>1/2/2024</text:p>
          </table:table-cell>
          <table:table-cell table:style-name="ce11" table:formula="of:=(HOUR([.F99])+(MINUTE([.F99])/60))-(HOUR([.E99])+(MINUTE([.E99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8-30T03:08:42" calcext:value-type="date">
            <text:p>8/30/2018</text:p>
          </table:table-cell>
          <table:table-cell table:style-name="ce9" office:value-type="date" office:date-value="2021-11-21T18:14:25.205" calcext:value-type="date">
            <text:p>11/21/2021</text:p>
          </table:table-cell>
          <table:table-cell table:style-name="ce1"/>
          <table:table-cell table:style-name="ce1" office:value-type="string" calcext:value-type="string">
            <text:p>tedselken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2 Harmony</text:p>
          </table:table-cell>
          <table:table-cell table:style-name="ce1" office:value-type="string" calcext:value-type="string">
            <text:p>Harmony Lodge Esoteric Club</text:p>
          </table:table-cell>
          <table:table-cell table:style-name="ce1" office:value-type="string" calcext:value-type="string">
            <text:p>New topic on esotericism and symbolism each month. Dress is casual. Fellowship at 6:30 with discussion following at 7:30.</text:p>
          </table:table-cell>
          <table:table-cell table:style-name="ce1" office:value-type="string" calcext:value-type="string">
            <text:p>Harmony Lodge #42, 531 Highland Ave Waterbury, CT, Lodge 042 Harmony</text:p>
          </table:table-cell>
          <table:table-cell table:style-name="ce5" office:value-type="date" office:date-value="2023-12-03T18:30:00" calcext:value-type="date">
            <text:p>12/3/2023 18:30:00</text:p>
          </table:table-cell>
          <table:table-cell table:style-name="ce9" office:value-type="date" office:date-value="2023-12-03T21:30:00" calcext:value-type="date">
            <text:p>12/3/2023</text:p>
          </table:table-cell>
          <table:table-cell table:style-name="ce11" table:formula="of:=(HOUR([.F100])+(MINUTE([.F100])/60))-(HOUR([.E100])+(MINUTE([.E100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3-23T20:12:40" calcext:value-type="date">
            <text:p>3/23/2023</text:p>
          </table:table-cell>
          <table:table-cell table:style-name="ce9" office:value-type="date" office:date-value="2023-03-23T20:12:40.72" calcext:value-type="date">
            <text:p>3/23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kentarwood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2 Harmony</text:p>
          </table:table-cell>
          <table:table-cell table:style-name="ce1" office:value-type="string" calcext:value-type="string">
            <text:p>Annual Meeting</text:p>
          </table:table-cell>
          <table:table-cell table:style-name="ce1" office:value-type="string" calcext:value-type="string">
            <text:p>&lt;span&gt;&lt;span&gt;Stated communication and Annual Meeting. All committee reports due. Dinner at 6:30 with meeting to follow at 7:30. Dress is jacket &amp;amp; tie.&lt;/span&gt;&lt;/span&gt;</text:p>
          </table:table-cell>
          <table:table-cell table:style-name="ce1" office:value-type="string" calcext:value-type="string">
            <text:p>Harmony Lodge #42, 531 Highland Ave Waterbury, CT, Lodge 042 Harmony</text:p>
          </table:table-cell>
          <table:table-cell table:style-name="ce5" office:value-type="date" office:date-value="2023-12-07T18:30:00" calcext:value-type="date">
            <text:p>12/7/2023 18:30:00</text:p>
          </table:table-cell>
          <table:table-cell table:style-name="ce9" office:value-type="date" office:date-value="2023-12-07T21:30:00" calcext:value-type="date">
            <text:p>12/7/2023</text:p>
          </table:table-cell>
          <table:table-cell table:style-name="ce11" table:formula="of:=(HOUR([.F101])+(MINUTE([.F101])/60))-(HOUR([.E101])+(MINUTE([.E101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12-30T20:44:58" calcext:value-type="date">
            <text:p>12/30/2019</text:p>
          </table:table-cell>
          <table:table-cell table:style-name="ce9" office:value-type="date" office:date-value="2023-08-23T17:10:53.797" calcext:value-type="date">
            <text:p>8/23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kentarwood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2 Harmony</text:p>
          </table:table-cell>
          <table:table-cell table:style-name="ce1" office:value-type="string" calcext:value-type="string">
            <text:p>Actual Past Master's Degree</text:p>
          </table:table-cell>
          <table:table-cell table:style-name="ce1" office:value-type="string" calcext:value-type="string">
            <text:p>Federal Lodge hosts the annual 3rd District Past Master's Degree. Dinner begins at 6:30, with degree to follow at 7:30. Dress is jacket &amp; tie and tuxedos for officers. Only actual Past Masters may attend.</text:p>
            <text:p/>
            <text:p/>
          </table:table-cell>
          <table:table-cell table:style-name="ce1" office:value-type="string" calcext:value-type="string">
            <text:p>Federal Lodge, Lodge 042 Harmony</text:p>
          </table:table-cell>
          <table:table-cell table:style-name="ce5" office:value-type="date" office:date-value="2023-12-14T18:30:00" calcext:value-type="date">
            <text:p>12/14/2023 18:30:00</text:p>
          </table:table-cell>
          <table:table-cell table:style-name="ce9" office:value-type="date" office:date-value="2023-12-14T21:00:00" calcext:value-type="date">
            <text:p>12/14/2023</text:p>
          </table:table-cell>
          <table:table-cell table:style-name="ce11" table:formula="of:=(HOUR([.F102])+(MINUTE([.F102])/60))-(HOUR([.E102])+(MINUTE([.E102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2-12-17T21:49:30" calcext:value-type="date">
            <text:p>12/17/2022</text:p>
          </table:table-cell>
          <table:table-cell table:style-name="ce9" office:value-type="date" office:date-value="2023-09-28T19:45:03.931" calcext:value-type="date">
            <text:p>9/28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kentarwood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2 Harmony</text:p>
          </table:table-cell>
          <table:table-cell table:style-name="ce1" office:value-type="string" calcext:value-type="string">
            <text:p>Holiday Party &amp; Stated Communication</text:p>
          </table:table-cell>
          <table:table-cell table:style-name="ce1" office:value-type="string" calcext:value-type="string">
            <text:p>&lt;span&gt;Cocktail hour at 6:30 with meeting to follow at 7:30. Dress is jacket &amp;amp; tie. Holiday party &amp;amp; potluck dinner after meeting.&lt;br&gt;&lt;/span&gt;</text:p>
          </table:table-cell>
          <table:table-cell table:style-name="ce1" office:value-type="string" calcext:value-type="string">
            <text:p>Harmony Lodge #42, 531 Highland Ave Waterbury, CT, Lodge 042 Harmony</text:p>
          </table:table-cell>
          <table:table-cell table:style-name="ce5" office:value-type="date" office:date-value="2023-12-21T18:30:00" calcext:value-type="date">
            <text:p>12/21/2023 18:30:00</text:p>
          </table:table-cell>
          <table:table-cell table:style-name="ce9" office:value-type="date" office:date-value="2023-12-21T21:30:00" calcext:value-type="date">
            <text:p>12/21/2023</text:p>
          </table:table-cell>
          <table:table-cell table:style-name="ce11" table:formula="of:=(HOUR([.F103])+(MINUTE([.F103])/60))-(HOUR([.E103])+(MINUTE([.E103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12-30T20:38:44" calcext:value-type="date">
            <text:p>12/30/2019</text:p>
          </table:table-cell>
          <table:table-cell table:style-name="ce9" office:value-type="date" office:date-value="2023-08-23T17:12:39.499" calcext:value-type="date">
            <text:p>8/23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kentarwood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2 Harmony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&lt;span&gt;&lt;span&gt;Dinner at 6:30 with meeting to follow at 7:30. Dress is jacket &amp;amp; tie.&lt;/span&gt;&lt;/span&gt;</text:p>
          </table:table-cell>
          <table:table-cell table:style-name="ce1" office:value-type="string" calcext:value-type="string">
            <text:p>Harmony Lodge #42, 531 Highland Ave Waterbury, CT, Lodge 042 Harmony</text:p>
          </table:table-cell>
          <table:table-cell table:style-name="ce5" office:value-type="date" office:date-value="2024-01-04T18:30:00" calcext:value-type="date">
            <text:p>1/4/2024 18:30:00</text:p>
          </table:table-cell>
          <table:table-cell table:style-name="ce9" office:value-type="date" office:date-value="2024-01-04T21:30:00" calcext:value-type="date">
            <text:p>1/4/2024</text:p>
          </table:table-cell>
          <table:table-cell table:style-name="ce11" table:formula="of:=(HOUR([.F104])+(MINUTE([.F104])/60))-(HOUR([.E104])+(MINUTE([.E104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12-30T20:44:58" calcext:value-type="date">
            <text:p>12/30/2019</text:p>
          </table:table-cell>
          <table:table-cell table:style-name="ce9" office:value-type="date" office:date-value="2023-01-11T09:16:49.953" calcext:value-type="date">
            <text:p>1/11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kentarwood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2 Harmony</text:p>
          </table:table-cell>
          <table:table-cell table:style-name="ce1" office:value-type="string" calcext:value-type="string">
            <text:p>Installation of Officers</text:p>
          </table:table-cell>
          <table:table-cell table:style-name="ce1" office:value-type="string" calcext:value-type="string">
            <text:p>Semi-public, family welcome. Dinner at 6:30, followed by installation ceremony. Dress is jacket &amp; tie with tuxedos for officers.</text:p>
          </table:table-cell>
          <table:table-cell table:style-name="ce1" office:value-type="string" calcext:value-type="string">
            <text:p>Masonic Lodge, 531 Highland Ave, Waterbury, CT 06708, USA, Lodge 042 Harmony</text:p>
          </table:table-cell>
          <table:table-cell table:style-name="ce5" office:value-type="date" office:date-value="2024-01-06T18:30:00" calcext:value-type="date">
            <text:p>1/6/2024 18:30:00</text:p>
          </table:table-cell>
          <table:table-cell table:style-name="ce9" office:value-type="date" office:date-value="2024-01-06T21:00:00" calcext:value-type="date">
            <text:p>1/6/2024</text:p>
          </table:table-cell>
          <table:table-cell table:style-name="ce11" table:formula="of:=(HOUR([.F105])+(MINUTE([.F105])/60))-(HOUR([.E105])+(MINUTE([.E105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11-06T13:41:11" calcext:value-type="date">
            <text:p>11/6/2023</text:p>
          </table:table-cell>
          <table:table-cell table:style-name="ce9" office:value-type="date" office:date-value="2023-11-06T13:41:12.063" calcext:value-type="date">
            <text:p>11/6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kentarwood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2 Harmony</text:p>
          </table:table-cell>
          <table:table-cell table:style-name="ce1" office:value-type="string" calcext:value-type="string">
            <text:p>Harmony Lodge Esoteric Club</text:p>
          </table:table-cell>
          <table:table-cell table:style-name="ce1" office:value-type="string" calcext:value-type="string">
            <text:p>New topic on esotericism and symbolism each month. Dress is casual. Fellowship at 6:30 with discussion following at 7:30.</text:p>
          </table:table-cell>
          <table:table-cell table:style-name="ce1" office:value-type="string" calcext:value-type="string">
            <text:p>Harmony Lodge #42, 531 Highland Ave Waterbury, CT, Lodge 042 Harmony</text:p>
          </table:table-cell>
          <table:table-cell table:style-name="ce5" office:value-type="date" office:date-value="2024-01-07T18:30:00" calcext:value-type="date">
            <text:p>1/7/2024 18:30:00</text:p>
          </table:table-cell>
          <table:table-cell table:style-name="ce9" office:value-type="date" office:date-value="2024-01-07T21:30:00" calcext:value-type="date">
            <text:p>1/7/2024</text:p>
          </table:table-cell>
          <table:table-cell table:style-name="ce11" table:formula="of:=(HOUR([.F106])+(MINUTE([.F106])/60))-(HOUR([.E106])+(MINUTE([.E106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3-23T20:12:40" calcext:value-type="date">
            <text:p>3/23/2023</text:p>
          </table:table-cell>
          <table:table-cell table:style-name="ce9" office:value-type="date" office:date-value="2023-03-23T20:12:40.72" calcext:value-type="date">
            <text:p>3/23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kentarwood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3 Estuary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6T19:30:00" calcext:value-type="date">
            <text:p>12/6/2023 19:30:00</text:p>
          </table:table-cell>
          <table:table-cell table:style-name="ce9" office:value-type="date" office:date-value="2023-12-06T20:30:00" calcext:value-type="date">
            <text:p>12/6/2023</text:p>
          </table:table-cell>
          <table:table-cell table:style-name="ce11" table:formula="of:=(HOUR([.F107])+(MINUTE([.F107])/60))-(HOUR([.E107])+(MINUTE([.E107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3:41:20" calcext:value-type="date">
            <text:p>3/27/2018</text:p>
          </table:table-cell>
          <table:table-cell table:style-name="ce9" office:value-type="date" office:date-value="2018-03-27T13:41:20.064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3 Estuary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0T19:30:00" calcext:value-type="date">
            <text:p>12/20/2023 19:30:00</text:p>
          </table:table-cell>
          <table:table-cell table:style-name="ce9" office:value-type="date" office:date-value="2023-12-20T20:30:00" calcext:value-type="date">
            <text:p>12/20/2023</text:p>
          </table:table-cell>
          <table:table-cell table:style-name="ce11" table:formula="of:=(HOUR([.F108])+(MINUTE([.F108])/60))-(HOUR([.E108])+(MINUTE([.E10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3:41:44" calcext:value-type="date">
            <text:p>3/27/2018</text:p>
          </table:table-cell>
          <table:table-cell table:style-name="ce9" office:value-type="date" office:date-value="2018-03-27T13:41:44.51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3 Estuary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3T19:30:00" calcext:value-type="date">
            <text:p>1/3/2024 19:30:00</text:p>
          </table:table-cell>
          <table:table-cell table:style-name="ce9" office:value-type="date" office:date-value="2024-01-03T20:30:00" calcext:value-type="date">
            <text:p>1/3/2024</text:p>
          </table:table-cell>
          <table:table-cell table:style-name="ce11" table:formula="of:=(HOUR([.F109])+(MINUTE([.F109])/60))-(HOUR([.E109])+(MINUTE([.E10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3:41:20" calcext:value-type="date">
            <text:p>3/27/2018</text:p>
          </table:table-cell>
          <table:table-cell table:style-name="ce9" office:value-type="date" office:date-value="2018-03-27T13:41:20.064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6 Putnam</text:p>
          </table:table-cell>
          <table:table-cell table:style-name="ce1" office:value-type="string" calcext:value-type="string">
            <text:p>Thursday Night Meeting</text:p>
          </table:table-cell>
          <table:table-cell table:style-name="ce1" office:value-type="string" calcext:value-type="string">
            <text:p>Thursday nights are for socializing, rehearsing, working on projects, planning, doing prep work for events, etc.</text:p>
            <text:p/>
            <text:p>All brothers are welcome!</text:p>
            <text:p/>
            <text:p>If you are not a member but would like an opportunity to meet with someone who is in a relaxed and informal setting, stop by.</text:p>
            <text:p/>
            <text:p>As always, "come when you can, leave when you must."</text:p>
          </table:table-cell>
          <table:table-cell table:style-name="ce1" office:value-type="string" calcext:value-type="string">
            <text:p>265 CT-169, Woodstock, CT 06281, USA, Lodge 046 Putnam</text:p>
          </table:table-cell>
          <table:table-cell table:style-name="ce5" office:value-type="date" office:date-value="2023-12-07T18:30:00" calcext:value-type="date">
            <text:p>12/7/2023 18:30:00</text:p>
          </table:table-cell>
          <table:table-cell table:style-name="ce9" office:value-type="date" office:date-value="2023-12-07T22:30:00" calcext:value-type="date">
            <text:p>12/7/2023</text:p>
          </table:table-cell>
          <table:table-cell table:style-name="ce11" table:formula="of:=(HOUR([.F110])+(MINUTE([.F110])/60))-(HOUR([.E110])+(MINUTE([.E110])/60))" office:value-type="float" office:value="4" calcext:value-type="float">
            <text:p>4.0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7-01-24T13:29:11" calcext:value-type="date">
            <text:p>1/24/2017</text:p>
          </table:table-cell>
          <table:table-cell table:style-name="ce9" office:value-type="date" office:date-value="2022-03-03T11:03:07.321" calcext:value-type="date">
            <text:p>3/3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johnrhoad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6 Putnam</text:p>
          </table:table-cell>
          <table:table-cell table:style-name="ce1" office:value-type="string" calcext:value-type="string">
            <text:p>Betty Putnam Chapter #106 O.E.S. </text:p>
          </table:table-cell>
          <table:table-cell table:style-name="ce1"/>
          <table:table-cell table:style-name="ce1" office:value-type="string" calcext:value-type="string">
            <text:p>265 CT-169, Woodstock, CT 06281, USA</text:p>
          </table:table-cell>
          <table:table-cell table:style-name="ce5" office:value-type="date" office:date-value="2023-12-12T19:30:00" calcext:value-type="date">
            <text:p>12/12/2023 19:30:00</text:p>
          </table:table-cell>
          <table:table-cell table:style-name="ce9" office:value-type="date" office:date-value="2023-12-12T21:30:00" calcext:value-type="date">
            <text:p>12/12/2023</text:p>
          </table:table-cell>
          <table:table-cell table:style-name="ce11" table:formula="of:=(HOUR([.F111])+(MINUTE([.F111])/60))-(HOUR([.E111])+(MINUTE([.E111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1-24T13:37:24" calcext:value-type="date">
            <text:p>1/24/2017</text:p>
          </table:table-cell>
          <table:table-cell table:style-name="ce9" office:value-type="date" office:date-value="2020-01-01T18:45:39.151" calcext:value-type="date">
            <text:p>1/1/2020</text:p>
          </table:table-cell>
          <table:table-cell table:style-name="ce1"/>
          <table:table-cell table:style-name="ce1" office:value-type="string" calcext:value-type="string">
            <text:p>johnrhoad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6 Putnam</text:p>
          </table:table-cell>
          <table:table-cell table:style-name="ce1" office:value-type="string" calcext:value-type="string">
            <text:p>Thursday Night Meeting</text:p>
          </table:table-cell>
          <table:table-cell table:style-name="ce1" office:value-type="string" calcext:value-type="string">
            <text:p>Thursday nights are for socializing, rehearsing, working on projects, planning, doing prep work for events, etc.</text:p>
            <text:p/>
            <text:p>All brothers are welcome!</text:p>
            <text:p/>
            <text:p>If you are not a member but would like an opportunity to meet with someone who is in a relaxed and informal setting, stop by.</text:p>
            <text:p/>
            <text:p>As always, "come when you can, leave when you must."</text:p>
          </table:table-cell>
          <table:table-cell table:style-name="ce1" office:value-type="string" calcext:value-type="string">
            <text:p>265 CT-169, Woodstock, CT 06281, USA, Lodge 046 Putnam</text:p>
          </table:table-cell>
          <table:table-cell table:style-name="ce5" office:value-type="date" office:date-value="2023-12-14T18:30:00" calcext:value-type="date">
            <text:p>12/14/2023 18:30:00</text:p>
          </table:table-cell>
          <table:table-cell table:style-name="ce9" office:value-type="date" office:date-value="2023-12-14T22:30:00" calcext:value-type="date">
            <text:p>12/14/2023</text:p>
          </table:table-cell>
          <table:table-cell table:style-name="ce11" table:formula="of:=(HOUR([.F112])+(MINUTE([.F112])/60))-(HOUR([.E112])+(MINUTE([.E112])/60))" office:value-type="float" office:value="4" calcext:value-type="float">
            <text:p>4.0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7-01-24T13:29:11" calcext:value-type="date">
            <text:p>1/24/2017</text:p>
          </table:table-cell>
          <table:table-cell table:style-name="ce9" office:value-type="date" office:date-value="2022-03-03T11:03:07.321" calcext:value-type="date">
            <text:p>3/3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johnrhoad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6 Putnam</text:p>
          </table:table-cell>
          <table:table-cell table:style-name="ce1" office:value-type="string" calcext:value-type="string">
            <text:p>Thursday Night Meeting</text:p>
          </table:table-cell>
          <table:table-cell table:style-name="ce1" office:value-type="string" calcext:value-type="string">
            <text:p>Thursday nights are for socializing, rehearsing, working on projects, planning, doing prep work for events, etc.</text:p>
            <text:p/>
            <text:p>All brothers are welcome!</text:p>
            <text:p/>
            <text:p>If you are not a member but would like an opportunity to meet with someone who is in a relaxed and informal setting, stop by.</text:p>
            <text:p/>
            <text:p>As always, "come when you can, leave when you must."</text:p>
          </table:table-cell>
          <table:table-cell table:style-name="ce1" office:value-type="string" calcext:value-type="string">
            <text:p>265 CT-169, Woodstock, CT 06281, USA, Lodge 046 Putnam</text:p>
          </table:table-cell>
          <table:table-cell table:style-name="ce5" office:value-type="date" office:date-value="2023-12-21T18:30:00" calcext:value-type="date">
            <text:p>12/21/2023 18:30:00</text:p>
          </table:table-cell>
          <table:table-cell table:style-name="ce9" office:value-type="date" office:date-value="2023-12-21T22:30:00" calcext:value-type="date">
            <text:p>12/21/2023</text:p>
          </table:table-cell>
          <table:table-cell table:style-name="ce11" table:formula="of:=(HOUR([.F113])+(MINUTE([.F113])/60))-(HOUR([.E113])+(MINUTE([.E113])/60))" office:value-type="float" office:value="4" calcext:value-type="float">
            <text:p>4.0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7-01-24T13:29:11" calcext:value-type="date">
            <text:p>1/24/2017</text:p>
          </table:table-cell>
          <table:table-cell table:style-name="ce9" office:value-type="date" office:date-value="2022-03-03T11:03:07.321" calcext:value-type="date">
            <text:p>3/3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johnrhoad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6 Putnam</text:p>
          </table:table-cell>
          <table:table-cell table:style-name="ce1" office:value-type="string" calcext:value-type="string">
            <text:p>Thursday Night Meeting</text:p>
          </table:table-cell>
          <table:table-cell table:style-name="ce1" office:value-type="string" calcext:value-type="string">
            <text:p>Thursday nights are for socializing, rehearsing, working on projects, planning, doing prep work for events, etc.</text:p>
            <text:p/>
            <text:p>All brothers are welcome!</text:p>
            <text:p/>
            <text:p>If you are not a member but would like an opportunity to meet with someone who is in a relaxed and informal setting, stop by.</text:p>
            <text:p/>
            <text:p>As always, "come when you can, leave when you must."</text:p>
          </table:table-cell>
          <table:table-cell table:style-name="ce1" office:value-type="string" calcext:value-type="string">
            <text:p>265 CT-169, Woodstock, CT 06281, USA, Lodge 046 Putnam</text:p>
          </table:table-cell>
          <table:table-cell table:style-name="ce5" office:value-type="date" office:date-value="2023-12-28T18:30:00" calcext:value-type="date">
            <text:p>12/28/2023 18:30:00</text:p>
          </table:table-cell>
          <table:table-cell table:style-name="ce9" office:value-type="date" office:date-value="2023-12-28T22:30:00" calcext:value-type="date">
            <text:p>12/28/2023</text:p>
          </table:table-cell>
          <table:table-cell table:style-name="ce11" table:formula="of:=(HOUR([.F114])+(MINUTE([.F114])/60))-(HOUR([.E114])+(MINUTE([.E114])/60))" office:value-type="float" office:value="4" calcext:value-type="float">
            <text:p>4.0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7-01-24T13:29:11" calcext:value-type="date">
            <text:p>1/24/2017</text:p>
          </table:table-cell>
          <table:table-cell table:style-name="ce9" office:value-type="date" office:date-value="2022-03-03T11:03:07.321" calcext:value-type="date">
            <text:p>3/3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johnrhoad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6 Putnam</text:p>
          </table:table-cell>
          <table:table-cell table:style-name="ce1" office:value-type="string" calcext:value-type="string">
            <text:p>Thursday Night Meeting</text:p>
          </table:table-cell>
          <table:table-cell table:style-name="ce1" office:value-type="string" calcext:value-type="string">
            <text:p>Thursday nights are for socializing, rehearsing, working on projects, planning, doing prep work for events, etc.</text:p>
            <text:p/>
            <text:p>All brothers are welcome!</text:p>
            <text:p/>
            <text:p>If you are not a member but would like an opportunity to meet with someone who is in a relaxed and informal setting, stop by.</text:p>
            <text:p/>
            <text:p>As always, "come when you can, leave when you must."</text:p>
          </table:table-cell>
          <table:table-cell table:style-name="ce1" office:value-type="string" calcext:value-type="string">
            <text:p>265 CT-169, Woodstock, CT 06281, USA, Lodge 046 Putnam</text:p>
          </table:table-cell>
          <table:table-cell table:style-name="ce5" office:value-type="date" office:date-value="2024-01-04T18:30:00" calcext:value-type="date">
            <text:p>1/4/2024 18:30:00</text:p>
          </table:table-cell>
          <table:table-cell table:style-name="ce9" office:value-type="date" office:date-value="2024-01-04T22:30:00" calcext:value-type="date">
            <text:p>1/4/2024</text:p>
          </table:table-cell>
          <table:table-cell table:style-name="ce11" table:formula="of:=(HOUR([.F115])+(MINUTE([.F115])/60))-(HOUR([.E115])+(MINUTE([.E115])/60))" office:value-type="float" office:value="4" calcext:value-type="float">
            <text:p>4.0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7-01-24T13:29:11" calcext:value-type="date">
            <text:p>1/24/2017</text:p>
          </table:table-cell>
          <table:table-cell table:style-name="ce9" office:value-type="date" office:date-value="2022-03-03T11:03:07.321" calcext:value-type="date">
            <text:p>3/3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johnrhoad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6 Putnam</text:p>
          </table:table-cell>
          <table:table-cell table:style-name="ce1" office:value-type="string" calcext:value-type="string">
            <text:p>Betty Putnam Chapter #106 O.E.S. </text:p>
          </table:table-cell>
          <table:table-cell table:style-name="ce1"/>
          <table:table-cell table:style-name="ce1" office:value-type="string" calcext:value-type="string">
            <text:p>265 CT-169, Woodstock, CT 06281, USA</text:p>
          </table:table-cell>
          <table:table-cell table:style-name="ce5" office:value-type="date" office:date-value="2024-01-09T19:30:00" calcext:value-type="date">
            <text:p>1/9/2024 19:30:00</text:p>
          </table:table-cell>
          <table:table-cell table:style-name="ce9" office:value-type="date" office:date-value="2024-01-09T21:30:00" calcext:value-type="date">
            <text:p>1/9/2024</text:p>
          </table:table-cell>
          <table:table-cell table:style-name="ce11" table:formula="of:=(HOUR([.F116])+(MINUTE([.F116])/60))-(HOUR([.E116])+(MINUTE([.E116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1-24T13:37:24" calcext:value-type="date">
            <text:p>1/24/2017</text:p>
          </table:table-cell>
          <table:table-cell table:style-name="ce9" office:value-type="date" office:date-value="2020-01-01T18:45:39.151" calcext:value-type="date">
            <text:p>1/1/2020</text:p>
          </table:table-cell>
          <table:table-cell table:style-name="ce1"/>
          <table:table-cell table:style-name="ce1" office:value-type="string" calcext:value-type="string">
            <text:p>johnrhoad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6 Putnam</text:p>
          </table:table-cell>
          <table:table-cell table:style-name="ce1" office:value-type="string" calcext:value-type="string">
            <text:p>Thursday Night Meeting</text:p>
          </table:table-cell>
          <table:table-cell table:style-name="ce1" office:value-type="string" calcext:value-type="string">
            <text:p>Thursday nights are for socializing, rehearsing, working on projects, planning, doing prep work for events, etc.</text:p>
            <text:p/>
            <text:p>All brothers are welcome!</text:p>
            <text:p/>
            <text:p>If you are not a member but would like an opportunity to meet with someone who is in a relaxed and informal setting, stop by.</text:p>
            <text:p/>
            <text:p>As always, "come when you can, leave when you must."</text:p>
          </table:table-cell>
          <table:table-cell table:style-name="ce1" office:value-type="string" calcext:value-type="string">
            <text:p>265 CT-169, Woodstock, CT 06281, USA, Lodge 046 Putnam</text:p>
          </table:table-cell>
          <table:table-cell table:style-name="ce5" office:value-type="date" office:date-value="2024-01-11T18:30:00" calcext:value-type="date">
            <text:p>1/11/2024 18:30:00</text:p>
          </table:table-cell>
          <table:table-cell table:style-name="ce9" office:value-type="date" office:date-value="2024-01-11T22:30:00" calcext:value-type="date">
            <text:p>1/11/2024</text:p>
          </table:table-cell>
          <table:table-cell table:style-name="ce11" table:formula="of:=(HOUR([.F117])+(MINUTE([.F117])/60))-(HOUR([.E117])+(MINUTE([.E117])/60))" office:value-type="float" office:value="4" calcext:value-type="float">
            <text:p>4.0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7-01-24T13:29:11" calcext:value-type="date">
            <text:p>1/24/2017</text:p>
          </table:table-cell>
          <table:table-cell table:style-name="ce9" office:value-type="date" office:date-value="2022-03-03T11:03:07.321" calcext:value-type="date">
            <text:p>3/3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johnrhoad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7 Morning Star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Lodge 047 Morning Star</text:p>
          </table:table-cell>
          <table:table-cell table:style-name="ce6" office:value-type="date" office:date-value="2023-12-09T19:30:00" calcext:value-type="date">
            <text:p>12/9/2023 19:30:00</text:p>
          </table:table-cell>
          <table:table-cell table:style-name="ce9" office:value-type="date" office:date-value="2023-12-09T20:30:00" calcext:value-type="date">
            <text:p>12/9/2023</text:p>
          </table:table-cell>
          <table:table-cell table:style-name="ce11" table:formula="of:=(HOUR([.F118])+(MINUTE([.F118])/60))-(HOUR([.E118])+(MINUTE([.E11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3:53:47" calcext:value-type="date">
            <text:p>3/27/2018</text:p>
          </table:table-cell>
          <table:table-cell table:style-name="ce9" office:value-type="date" office:date-value="2022-12-01T12:25:50.068" calcext:value-type="date">
            <text:p>12/1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7 Morning Star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Lodge 047 Morning Star</text:p>
          </table:table-cell>
          <table:table-cell table:style-name="ce5" office:value-type="date" office:date-value="2023-12-21T19:30:00" calcext:value-type="date">
            <text:p>12/21/2023 19:30:00</text:p>
          </table:table-cell>
          <table:table-cell table:style-name="ce9" office:value-type="date" office:date-value="2023-12-21T20:30:00" calcext:value-type="date">
            <text:p>12/21/2023</text:p>
          </table:table-cell>
          <table:table-cell table:style-name="ce11" table:formula="of:=(HOUR([.F119])+(MINUTE([.F119])/60))-(HOUR([.E119])+(MINUTE([.E11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3:53:23" calcext:value-type="date">
            <text:p>3/27/2018</text:p>
          </table:table-cell>
          <table:table-cell table:style-name="ce9" office:value-type="date" office:date-value="2022-12-01T10:25:59.841" calcext:value-type="date">
            <text:p>12/1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tephensaxton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7 Morning Star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Lodge 047 Morning Star</text:p>
          </table:table-cell>
          <table:table-cell table:style-name="ce5" office:value-type="date" office:date-value="2024-01-06T19:30:00" calcext:value-type="date">
            <text:p>1/6/2024 19:30:00</text:p>
          </table:table-cell>
          <table:table-cell table:style-name="ce9" office:value-type="date" office:date-value="2024-01-06T20:30:00" calcext:value-type="date">
            <text:p>1/6/2024</text:p>
          </table:table-cell>
          <table:table-cell table:style-name="ce11" table:formula="of:=(HOUR([.F120])+(MINUTE([.F120])/60))-(HOUR([.E120])+(MINUTE([.E12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2-12-02T08:13:26" calcext:value-type="date">
            <text:p>12/2/2022</text:p>
          </table:table-cell>
          <table:table-cell table:style-name="ce9" office:value-type="date" office:date-value="2022-12-02T08:13:26.598" calcext:value-type="date">
            <text:p>12/2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tephensaxton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9 Jerusalem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4T07:30:00" calcext:value-type="date">
            <text:p>12/4/2023 7:30:00</text:p>
          </table:table-cell>
          <table:table-cell table:style-name="ce9" office:value-type="date" office:date-value="2023-12-04T08:30:00" calcext:value-type="date">
            <text:p>12/4/2023</text:p>
          </table:table-cell>
          <table:table-cell table:style-name="ce11" table:formula="of:=(HOUR([.F121])+(MINUTE([.F121])/60))-(HOUR([.E121])+(MINUTE([.E121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8:11:09" calcext:value-type="date">
            <text:p>3/27/2018</text:p>
          </table:table-cell>
          <table:table-cell table:style-name="ce9" office:value-type="date" office:date-value="2018-03-27T08:11:09.884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9 Jerusalem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8T19:30:00" calcext:value-type="date">
            <text:p>12/18/2023 19:30:00</text:p>
          </table:table-cell>
          <table:table-cell table:style-name="ce9" office:value-type="date" office:date-value="2023-12-18T20:30:00" calcext:value-type="date">
            <text:p>12/18/2023</text:p>
          </table:table-cell>
          <table:table-cell table:style-name="ce11" table:formula="of:=(HOUR([.F122])+(MINUTE([.F122])/60))-(HOUR([.E122])+(MINUTE([.E122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8:11:31" calcext:value-type="date">
            <text:p>3/27/2018</text:p>
          </table:table-cell>
          <table:table-cell table:style-name="ce9" office:value-type="date" office:date-value="2018-03-27T08:11:31.868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49 Jerusalem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1T07:30:00" calcext:value-type="date">
            <text:p>1/1/2024 7:30:00</text:p>
          </table:table-cell>
          <table:table-cell table:style-name="ce9" office:value-type="date" office:date-value="2024-01-01T08:30:00" calcext:value-type="date">
            <text:p>1/1/2024</text:p>
          </table:table-cell>
          <table:table-cell table:style-name="ce11" table:formula="of:=(HOUR([.F123])+(MINUTE([.F123])/60))-(HOUR([.E123])+(MINUTE([.E12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08:11:09" calcext:value-type="date">
            <text:p>3/27/2018</text:p>
          </table:table-cell>
          <table:table-cell table:style-name="ce9" office:value-type="date" office:date-value="2018-03-27T08:11:09.884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51 Warren</text:p>
          </table:table-cell>
          <table:table-cell table:style-name="ce1" office:value-type="string" calcext:value-type="string">
            <text:p>Fellowcraft Club - Lodge of Instruction</text:p>
          </table:table-cell>
          <table:table-cell table:style-name="ce1" office:value-type="string" calcext:value-type="string">
            <text:p>Fellowcraft Club for Master Masons</text:p>
            <text:p>Lodge of Instruction for EA and FC candidates.</text:p>
          </table:table-cell>
          <table:table-cell table:style-name="ce1" office:value-type="string" calcext:value-type="string">
            <text:p>Warren Lodge #51</text:p>
          </table:table-cell>
          <table:table-cell table:style-name="ce7" office:value-type="date" office:date-value="2023-12-14T19:00:00" calcext:value-type="date">
            <text:p>12/14/2023 19:00:00</text:p>
          </table:table-cell>
          <table:table-cell table:style-name="ce9" office:value-type="date" office:date-value="2023-12-14T21:00:00" calcext:value-type="date">
            <text:p>12/14/2023</text:p>
          </table:table-cell>
          <table:table-cell table:style-name="ce11" table:formula="of:=(HOUR([.F124])+(MINUTE([.F124])/60))-(HOUR([.E124])+(MINUTE([.E124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1-23T20:33:57" calcext:value-type="date">
            <text:p>1/23/2017</text:p>
          </table:table-cell>
          <table:table-cell table:style-name="ce9" office:value-type="date" office:date-value="2017-01-23T20:33:57.22" calcext:value-type="date">
            <text:p>1/23/2017</text:p>
          </table:table-cell>
          <table:table-cell table:style-name="ce1"/>
          <table:table-cell table:style-name="ce1" office:value-type="string" calcext:value-type="string">
            <text:p>thomaskeser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51 Warren</text:p>
          </table:table-cell>
          <table:table-cell table:style-name="ce1" office:value-type="string" calcext:value-type="string">
            <text:p>Fellowcraft Club - Lodge of Instruction</text:p>
          </table:table-cell>
          <table:table-cell table:style-name="ce1" office:value-type="string" calcext:value-type="string">
            <text:p>Fellowcraft Club for Master Masons</text:p>
            <text:p>Lodge of Instruction for EA and FC candidates.</text:p>
          </table:table-cell>
          <table:table-cell table:style-name="ce1" office:value-type="string" calcext:value-type="string">
            <text:p>Fellowcraft Club - Lodge of Instruction</text:p>
          </table:table-cell>
          <table:table-cell table:style-name="ce5" office:value-type="date" office:date-value="2023-12-28T19:00:00" calcext:value-type="date">
            <text:p>12/28/2023 19:00:00</text:p>
          </table:table-cell>
          <table:table-cell table:style-name="ce9" office:value-type="date" office:date-value="2023-12-28T21:00:00" calcext:value-type="date">
            <text:p>12/28/2023</text:p>
          </table:table-cell>
          <table:table-cell table:style-name="ce11" table:formula="of:=(HOUR([.F125])+(MINUTE([.F125])/60))-(HOUR([.E125])+(MINUTE([.E125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1-23T20:35:11" calcext:value-type="date">
            <text:p>1/23/2017</text:p>
          </table:table-cell>
          <table:table-cell table:style-name="ce9" office:value-type="date" office:date-value="2017-01-23T20:35:45.994" calcext:value-type="date">
            <text:p>1/23/2017</text:p>
          </table:table-cell>
          <table:table-cell table:style-name="ce1"/>
          <table:table-cell table:style-name="ce1" office:value-type="string" calcext:value-type="string">
            <text:p>thomaskeser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51 Warren</text:p>
          </table:table-cell>
          <table:table-cell table:style-name="ce1" office:value-type="string" calcext:value-type="string">
            <text:p>Fellowcraft Club - Lodge of Instruction</text:p>
          </table:table-cell>
          <table:table-cell table:style-name="ce1" office:value-type="string" calcext:value-type="string">
            <text:p>Fellowcraft Club for Master Masons</text:p>
            <text:p>Lodge of Instruction for EA and FC candidates.</text:p>
          </table:table-cell>
          <table:table-cell table:style-name="ce1" office:value-type="string" calcext:value-type="string">
            <text:p>Warren Lodge #51</text:p>
          </table:table-cell>
          <table:table-cell table:style-name="ce5" office:value-type="date" office:date-value="2024-01-11T19:00:00" calcext:value-type="date">
            <text:p>1/11/2024 19:00:00</text:p>
          </table:table-cell>
          <table:table-cell table:style-name="ce9" office:value-type="date" office:date-value="2024-01-11T21:00:00" calcext:value-type="date">
            <text:p>1/11/2024</text:p>
          </table:table-cell>
          <table:table-cell table:style-name="ce11" table:formula="of:=(HOUR([.F126])+(MINUTE([.F126])/60))-(HOUR([.E126])+(MINUTE([.E126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1-23T20:33:57" calcext:value-type="date">
            <text:p>1/23/2017</text:p>
          </table:table-cell>
          <table:table-cell table:style-name="ce9" office:value-type="date" office:date-value="2017-01-23T20:33:57.22" calcext:value-type="date">
            <text:p>1/23/2017</text:p>
          </table:table-cell>
          <table:table-cell table:style-name="ce1"/>
          <table:table-cell table:style-name="ce1" office:value-type="string" calcext:value-type="string">
            <text:p>thomaskeser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55 Seneca</text:p>
          </table:table-cell>
          <table:table-cell table:style-name="ce1" office:value-type="string" calcext:value-type="string">
            <text:p>Annual Meeting</text:p>
          </table:table-cell>
          <table:table-cell table:style-name="ce1" table:number-columns-repeated="2"/>
          <table:table-cell table:style-name="ce5" office:value-type="date" office:date-value="2023-12-05T19:30:00" calcext:value-type="date">
            <text:p>12/5/2023 19:30:00</text:p>
          </table:table-cell>
          <table:table-cell table:style-name="ce9" office:value-type="date" office:date-value="2023-12-05T20:30:00" calcext:value-type="date">
            <text:p>12/5/2023</text:p>
          </table:table-cell>
          <table:table-cell table:style-name="ce11" table:formula="of:=(HOUR([.F127])+(MINUTE([.F127])/60))-(HOUR([.E127])+(MINUTE([.E127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4:20:14" calcext:value-type="date">
            <text:p>3/27/2018</text:p>
          </table:table-cell>
          <table:table-cell table:style-name="ce9" office:value-type="date" office:date-value="2023-09-02T20:23:19.787" calcext:value-type="date">
            <text:p>9/2/2023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55 Seneca</text:p>
          </table:table-cell>
          <table:table-cell table:style-name="ce1" office:value-type="string" calcext:value-type="string">
            <text:p>Seneca No. 55 Installation Night</text:p>
          </table:table-cell>
          <table:table-cell table:style-name="ce1" table:number-columns-repeated="2"/>
          <table:table-cell table:style-name="ce5" office:value-type="date" office:date-value="2023-12-19T19:30:00" calcext:value-type="date">
            <text:p>12/19/2023 19:30:00</text:p>
          </table:table-cell>
          <table:table-cell table:style-name="ce9" office:value-type="date" office:date-value="2023-12-19T20:30:00" calcext:value-type="date">
            <text:p>12/19/2023</text:p>
          </table:table-cell>
          <table:table-cell table:style-name="ce11" table:formula="of:=(HOUR([.F128])+(MINUTE([.F128])/60))-(HOUR([.E128])+(MINUTE([.E12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4:20:57" calcext:value-type="date">
            <text:p>3/27/2018</text:p>
          </table:table-cell>
          <table:table-cell table:style-name="ce9" office:value-type="date" office:date-value="2023-09-02T20:22:58.081" calcext:value-type="date">
            <text:p>9/2/2023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55 Seneca</text:p>
          </table:table-cell>
          <table:table-cell table:style-name="ce1" office:value-type="string" calcext:value-type="string">
            <text:p>Holiday Party</text:p>
          </table:table-cell>
          <table:table-cell table:style-name="ce1"/>
          <table:table-cell table:style-name="ce1" office:value-type="string" calcext:value-type="string">
            <text:p>Seneca Lodge No. 55, 26 Water St, Torrington, CT 06790, USA, Lodge 055 Seneca</text:p>
          </table:table-cell>
          <table:table-cell table:style-name="ce5" office:value-type="date" office:date-value="2023-12-23T13:00:00" calcext:value-type="date">
            <text:p>12/23/2023 13:00:00</text:p>
          </table:table-cell>
          <table:table-cell table:style-name="ce9" office:value-type="date" office:date-value="2023-12-23T16:00:00" calcext:value-type="date">
            <text:p>12/23/2023</text:p>
          </table:table-cell>
          <table:table-cell table:style-name="ce11" table:formula="of:=(HOUR([.F129])+(MINUTE([.F129])/60))-(HOUR([.E129])+(MINUTE([.E129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4-24T19:43:06" calcext:value-type="date">
            <text:p>4/24/2023</text:p>
          </table:table-cell>
          <table:table-cell table:style-name="ce9" office:value-type="date" office:date-value="2023-10-15T09:42:33.036" calcext:value-type="date">
            <text:p>10/15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atthewkuhr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55 Seneca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2T19:30:00" calcext:value-type="date">
            <text:p>1/2/2024 19:30:00</text:p>
          </table:table-cell>
          <table:table-cell table:style-name="ce9" office:value-type="date" office:date-value="2024-01-02T20:30:00" calcext:value-type="date">
            <text:p>1/2/2024</text:p>
          </table:table-cell>
          <table:table-cell table:style-name="ce11" table:formula="of:=(HOUR([.F130])+(MINUTE([.F130])/60))-(HOUR([.E130])+(MINUTE([.E13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4:20:14" calcext:value-type="date">
            <text:p>3/27/2018</text:p>
          </table:table-cell>
          <table:table-cell table:style-name="ce9" office:value-type="date" office:date-value="2018-03-27T14:20:14.926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57 Coastal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&lt;b&gt;Dinner at 6:30pm&lt;br&gt;Meeting at 7:30pm&lt;/b&gt;</text:p>
          </table:table-cell>
          <table:table-cell table:style-name="ce1" office:value-type="string" calcext:value-type="string">
            <text:p>637 Pequot Trail, Stonington, CT 06378, USA</text:p>
          </table:table-cell>
          <table:table-cell table:style-name="ce5" office:value-type="date" office:date-value="2023-12-05T19:30:00" calcext:value-type="date">
            <text:p>12/5/2023 19:30:00</text:p>
          </table:table-cell>
          <table:table-cell table:style-name="ce9" office:value-type="date" office:date-value="2023-12-05T21:30:00" calcext:value-type="date">
            <text:p>12/5/2023</text:p>
          </table:table-cell>
          <table:table-cell table:style-name="ce11" table:formula="of:=(HOUR([.F131])+(MINUTE([.F131])/60))-(HOUR([.E131])+(MINUTE([.E131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1-01T14:10:52" calcext:value-type="date">
            <text:p>1/1/2018</text:p>
          </table:table-cell>
          <table:table-cell table:style-name="ce9" office:value-type="date" office:date-value="2021-07-02T11:46:24.875" calcext:value-type="date">
            <text:p>7/2/2021</text:p>
          </table:table-cell>
          <table:table-cell table:style-name="ce1"/>
          <table:table-cell table:style-name="ce1" office:value-type="string" calcext:value-type="string">
            <text:p>jim.chianes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57 Coastal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&lt;b&gt;Dinner at 6:30pm&lt;br&gt;Meeting at 7:30pm&lt;/b&gt;</text:p>
          </table:table-cell>
          <table:table-cell table:style-name="ce1" office:value-type="string" calcext:value-type="string">
            <text:p>637 Pequot Trail, Stonington, CT 06378, USA</text:p>
          </table:table-cell>
          <table:table-cell table:style-name="ce5" office:value-type="date" office:date-value="2023-12-19T19:30:00" calcext:value-type="date">
            <text:p>12/19/2023 19:30:00</text:p>
          </table:table-cell>
          <table:table-cell table:style-name="ce9" office:value-type="date" office:date-value="2023-12-19T22:00:00" calcext:value-type="date">
            <text:p>12/19/2023</text:p>
          </table:table-cell>
          <table:table-cell table:style-name="ce11" table:formula="of:=(HOUR([.F132])+(MINUTE([.F132])/60))-(HOUR([.E132])+(MINUTE([.E132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1-15T21:14:22" calcext:value-type="date">
            <text:p>1/15/2018</text:p>
          </table:table-cell>
          <table:table-cell table:style-name="ce9" office:value-type="date" office:date-value="2023-09-19T19:14:11.646" calcext:value-type="date">
            <text:p>9/19/2023</text:p>
          </table:table-cell>
          <table:table-cell table:style-name="ce1"/>
          <table:table-cell table:style-name="ce1" office:value-type="string" calcext:value-type="string">
            <text:p>jim.chianes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57 Coastal</text:p>
          </table:table-cell>
          <table:table-cell table:style-name="ce1" office:value-type="string" calcext:value-type="string">
            <text:p>Temple Corp Meeting</text:p>
          </table:table-cell>
          <table:table-cell table:style-name="ce1" office:value-type="string" calcext:value-type="string">
            <text:p>Temple Corporation Meeting</text:p>
          </table:table-cell>
          <table:table-cell table:style-name="ce1" office:value-type="string" calcext:value-type="string">
            <text:p>637 Pequot Trail, Stonington, CT 06378, USA, Lodge 057 Coastal</text:p>
          </table:table-cell>
          <table:table-cell table:style-name="ce5" office:value-type="date" office:date-value="2023-12-26T19:00:00" calcext:value-type="date">
            <text:p>12/26/2023 19:00:00</text:p>
          </table:table-cell>
          <table:table-cell table:style-name="ce9" office:value-type="date" office:date-value="2023-12-26T20:00:00" calcext:value-type="date">
            <text:p>12/26/2023</text:p>
          </table:table-cell>
          <table:table-cell table:style-name="ce11" table:formula="of:=(HOUR([.F133])+(MINUTE([.F133])/60))-(HOUR([.E133])+(MINUTE([.E13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1-15T21:16:33" calcext:value-type="date">
            <text:p>1/15/2018</text:p>
          </table:table-cell>
          <table:table-cell table:style-name="ce9" office:value-type="date" office:date-value="2020-09-21T20:39:30.488" calcext:value-type="date">
            <text:p>9/21/2020</text:p>
          </table:table-cell>
          <table:table-cell table:style-name="ce1"/>
          <table:table-cell table:style-name="ce1" office:value-type="string" calcext:value-type="string">
            <text:p>jim.chianes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57 Coastal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&lt;b&gt;Dinner at 6:30pm&lt;br&gt;Meeting at 7:30pm&lt;/b&gt;</text:p>
          </table:table-cell>
          <table:table-cell table:style-name="ce1" office:value-type="string" calcext:value-type="string">
            <text:p>637 Pequot Trail, Stonington, CT 06378, USA</text:p>
          </table:table-cell>
          <table:table-cell table:style-name="ce5" office:value-type="date" office:date-value="2024-01-02T19:30:00" calcext:value-type="date">
            <text:p>1/2/2024 19:30:00</text:p>
          </table:table-cell>
          <table:table-cell table:style-name="ce9" office:value-type="date" office:date-value="2024-01-02T21:30:00" calcext:value-type="date">
            <text:p>1/2/2024</text:p>
          </table:table-cell>
          <table:table-cell table:style-name="ce11" table:formula="of:=(HOUR([.F134])+(MINUTE([.F134])/60))-(HOUR([.E134])+(MINUTE([.E134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1-01T14:10:52" calcext:value-type="date">
            <text:p>1/1/2018</text:p>
          </table:table-cell>
          <table:table-cell table:style-name="ce9" office:value-type="date" office:date-value="2021-07-02T11:46:24.875" calcext:value-type="date">
            <text:p>7/2/2021</text:p>
          </table:table-cell>
          <table:table-cell table:style-name="ce1"/>
          <table:table-cell table:style-name="ce1" office:value-type="string" calcext:value-type="string">
            <text:p>jim.chianes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0 Wolcott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7T19:30:00" calcext:value-type="date">
            <text:p>12/7/2023 19:30:00</text:p>
          </table:table-cell>
          <table:table-cell table:style-name="ce9" office:value-type="date" office:date-value="2023-12-07T20:30:00" calcext:value-type="date">
            <text:p>12/7/2023</text:p>
          </table:table-cell>
          <table:table-cell table:style-name="ce11" table:formula="of:=(HOUR([.F135])+(MINUTE([.F135])/60))-(HOUR([.E135])+(MINUTE([.E135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4:27:47" calcext:value-type="date">
            <text:p>3/27/2018</text:p>
          </table:table-cell>
          <table:table-cell table:style-name="ce9" office:value-type="date" office:date-value="2018-03-27T14:27:47.935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0 Wolcott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1T19:30:00" calcext:value-type="date">
            <text:p>12/21/2023 19:30:00</text:p>
          </table:table-cell>
          <table:table-cell table:style-name="ce9" office:value-type="date" office:date-value="2023-12-21T20:30:00" calcext:value-type="date">
            <text:p>12/21/2023</text:p>
          </table:table-cell>
          <table:table-cell table:style-name="ce11" table:formula="of:=(HOUR([.F136])+(MINUTE([.F136])/60))-(HOUR([.E136])+(MINUTE([.E136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4:28:07" calcext:value-type="date">
            <text:p>3/27/2018</text:p>
          </table:table-cell>
          <table:table-cell table:style-name="ce9" office:value-type="date" office:date-value="2018-03-27T14:28:07.832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0 Wolcott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4T19:30:00" calcext:value-type="date">
            <text:p>1/4/2024 19:30:00</text:p>
          </table:table-cell>
          <table:table-cell table:style-name="ce9" office:value-type="date" office:date-value="2024-01-04T20:30:00" calcext:value-type="date">
            <text:p>1/4/2024</text:p>
          </table:table-cell>
          <table:table-cell table:style-name="ce11" table:formula="of:=(HOUR([.F137])+(MINUTE([.F137])/60))-(HOUR([.E137])+(MINUTE([.E137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7T14:27:47" calcext:value-type="date">
            <text:p>3/27/2018</text:p>
          </table:table-cell>
          <table:table-cell table:style-name="ce9" office:value-type="date" office:date-value="2018-03-27T14:27:47.935" calcext:value-type="date">
            <text:p>3/27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4 St. Andrew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6T19:30:00" calcext:value-type="date">
            <text:p>12/6/2023 19:30:00</text:p>
          </table:table-cell>
          <table:table-cell table:style-name="ce9" office:value-type="date" office:date-value="2023-12-06T20:30:00" calcext:value-type="date">
            <text:p>12/6/2023</text:p>
          </table:table-cell>
          <table:table-cell table:style-name="ce11" table:formula="of:=(HOUR([.F138])+(MINUTE([.F138])/60))-(HOUR([.E138])+(MINUTE([.E13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8:23:07" calcext:value-type="date">
            <text:p>3/28/2018</text:p>
          </table:table-cell>
          <table:table-cell table:style-name="ce9" office:value-type="date" office:date-value="2018-03-28T08:23:07.556" calcext:value-type="date">
            <text:p>3/28/2018</text:p>
          </table:table-cell>
          <table:table-cell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4 St. Andrew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0T19:30:00" calcext:value-type="date">
            <text:p>12/20/2023 19:30:00</text:p>
          </table:table-cell>
          <table:table-cell table:style-name="ce9" office:value-type="date" office:date-value="2023-12-20T20:30:00" calcext:value-type="date">
            <text:p>12/20/2023</text:p>
          </table:table-cell>
          <table:table-cell table:style-name="ce11" table:formula="of:=(HOUR([.F139])+(MINUTE([.F139])/60))-(HOUR([.E139])+(MINUTE([.E13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8:23:31" calcext:value-type="date">
            <text:p>3/28/2018</text:p>
          </table:table-cell>
          <table:table-cell table:style-name="ce9" office:value-type="date" office:date-value="2018-03-28T08:23:31.091" calcext:value-type="date">
            <text:p>3/28/2018</text:p>
          </table:table-cell>
          <table:table-cell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4 St. Andrew's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3T19:30:00" calcext:value-type="date">
            <text:p>1/3/2024 19:30:00</text:p>
          </table:table-cell>
          <table:table-cell table:style-name="ce9" office:value-type="date" office:date-value="2024-01-03T20:30:00" calcext:value-type="date">
            <text:p>1/3/2024</text:p>
          </table:table-cell>
          <table:table-cell table:style-name="ce11" table:formula="of:=(HOUR([.F140])+(MINUTE([.F140])/60))-(HOUR([.E140])+(MINUTE([.E14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8:23:07" calcext:value-type="date">
            <text:p>3/28/2018</text:p>
          </table:table-cell>
          <table:table-cell table:style-name="ce9" office:value-type="date" office:date-value="2018-03-28T08:23:07.556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6 Widow's So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6T19:30:00" calcext:value-type="date">
            <text:p>12/6/2023 19:30:00</text:p>
          </table:table-cell>
          <table:table-cell table:style-name="ce9" office:value-type="date" office:date-value="2023-12-06T20:30:00" calcext:value-type="date">
            <text:p>12/6/2023</text:p>
          </table:table-cell>
          <table:table-cell table:style-name="ce11" table:formula="of:=(HOUR([.F141])+(MINUTE([.F141])/60))-(HOUR([.E141])+(MINUTE([.E141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8:31:47" calcext:value-type="date">
            <text:p>3/28/2018</text:p>
          </table:table-cell>
          <table:table-cell table:style-name="ce9" office:value-type="date" office:date-value="2018-03-28T08:31:47.857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6 Widow's So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0T19:30:00" calcext:value-type="date">
            <text:p>12/20/2023 19:30:00</text:p>
          </table:table-cell>
          <table:table-cell table:style-name="ce9" office:value-type="date" office:date-value="2023-12-20T20:30:00" calcext:value-type="date">
            <text:p>12/20/2023</text:p>
          </table:table-cell>
          <table:table-cell table:style-name="ce11" table:formula="of:=(HOUR([.F142])+(MINUTE([.F142])/60))-(HOUR([.E142])+(MINUTE([.E142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8:32:09" calcext:value-type="date">
            <text:p>3/28/2018</text:p>
          </table:table-cell>
          <table:table-cell table:style-name="ce9" office:value-type="date" office:date-value="2018-03-28T08:32:09.949" calcext:value-type="date">
            <text:p>3/28/2018</text:p>
          </table:table-cell>
          <table:table-cell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6 Widow's So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3T19:30:00" calcext:value-type="date">
            <text:p>1/3/2024 19:30:00</text:p>
          </table:table-cell>
          <table:table-cell table:style-name="ce9" office:value-type="date" office:date-value="2024-01-03T20:30:00" calcext:value-type="date">
            <text:p>1/3/2024</text:p>
          </table:table-cell>
          <table:table-cell table:style-name="ce11" table:formula="of:=(HOUR([.F143])+(MINUTE([.F143])/60))-(HOUR([.E143])+(MINUTE([.E14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8:31:47" calcext:value-type="date">
            <text:p>3/28/2018</text:p>
          </table:table-cell>
          <table:table-cell table:style-name="ce9" office:value-type="date" office:date-value="2018-03-28T08:31:47.857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7 Harmony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Lodge 067 Harmony</text:p>
          </table:table-cell>
          <table:table-cell table:style-name="ce5" office:value-type="date" office:date-value="2023-12-05T19:30:00" calcext:value-type="date">
            <text:p>12/5/2023 19:30:00</text:p>
          </table:table-cell>
          <table:table-cell table:style-name="ce9" office:value-type="date" office:date-value="2023-12-05T20:30:00" calcext:value-type="date">
            <text:p>12/5/2023</text:p>
          </table:table-cell>
          <table:table-cell table:style-name="ce11" table:formula="of:=(HOUR([.F144])+(MINUTE([.F144])/60))-(HOUR([.E144])+(MINUTE([.E144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8:37:08" calcext:value-type="date">
            <text:p>3/28/2018</text:p>
          </table:table-cell>
          <table:table-cell table:style-name="ce9" office:value-type="date" office:date-value="2022-12-20T07:12:44.758" calcext:value-type="date">
            <text:p>12/20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ougbarr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7 Harmony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Lodge 067 Harmony</text:p>
          </table:table-cell>
          <table:table-cell table:style-name="ce5" office:value-type="date" office:date-value="2023-12-19T19:30:00" calcext:value-type="date">
            <text:p>12/19/2023 19:30:00</text:p>
          </table:table-cell>
          <table:table-cell table:style-name="ce9" office:value-type="date" office:date-value="2023-12-19T20:30:00" calcext:value-type="date">
            <text:p>12/19/2023</text:p>
          </table:table-cell>
          <table:table-cell table:style-name="ce11" table:formula="of:=(HOUR([.F145])+(MINUTE([.F145])/60))-(HOUR([.E145])+(MINUTE([.E145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8:37:30" calcext:value-type="date">
            <text:p>3/28/2018</text:p>
          </table:table-cell>
          <table:table-cell table:style-name="ce9" office:value-type="date" office:date-value="2022-12-20T07:12:48.935" calcext:value-type="date">
            <text:p>12/20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ougbarr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7 Harmony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Lodge 067 Harmony</text:p>
          </table:table-cell>
          <table:table-cell table:style-name="ce5" office:value-type="date" office:date-value="2024-01-02T19:30:00" calcext:value-type="date">
            <text:p>1/2/2024 19:30:00</text:p>
          </table:table-cell>
          <table:table-cell table:style-name="ce9" office:value-type="date" office:date-value="2024-01-02T20:30:00" calcext:value-type="date">
            <text:p>1/2/2024</text:p>
          </table:table-cell>
          <table:table-cell table:style-name="ce11" table:formula="of:=(HOUR([.F146])+(MINUTE([.F146])/60))-(HOUR([.E146])+(MINUTE([.E146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8:37:08" calcext:value-type="date">
            <text:p>3/28/2018</text:p>
          </table:table-cell>
          <table:table-cell table:style-name="ce9" office:value-type="date" office:date-value="2022-12-20T07:12:44.758" calcext:value-type="date">
            <text:p>12/20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ougbarr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9 Fayette</text:p>
          </table:table-cell>
          <table:table-cell table:style-name="ce1" office:value-type="string" calcext:value-type="string">
            <text:p>Fayette Lodge # 69 Stated Communication</text:p>
          </table:table-cell>
          <table:table-cell table:style-name="ce1" office:value-type="string" calcext:value-type="string">
            <text:p/>
            <text:p>Business meeting</text:p>
            <text:p>Dinner TBD</text:p>
          </table:table-cell>
          <table:table-cell table:style-name="ce1" office:value-type="string" calcext:value-type="string">
            <text:p>141 Orchard St, Ellington, CT 06029, USA</text:p>
          </table:table-cell>
          <table:table-cell table:style-name="ce5" office:value-type="date" office:date-value="2023-12-12T19:30:00" calcext:value-type="date">
            <text:p>12/12/2023 19:30:00</text:p>
          </table:table-cell>
          <table:table-cell table:style-name="ce9" office:value-type="date" office:date-value="2023-12-12T21:30:00" calcext:value-type="date">
            <text:p>12/12/2023</text:p>
          </table:table-cell>
          <table:table-cell table:style-name="ce11" table:formula="of:=(HOUR([.F147])+(MINUTE([.F147])/60))-(HOUR([.E147])+(MINUTE([.E147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2-02T16:30:09" calcext:value-type="date">
            <text:p>2/2/2018</text:p>
          </table:table-cell>
          <table:table-cell table:style-name="ce9" office:value-type="date" office:date-value="2019-02-12T19:05:00.87" calcext:value-type="date">
            <text:p>2/12/2019</text:p>
          </table:table-cell>
          <table:table-cell table:style-name="ce1"/>
          <table:table-cell table:style-name="ce1" office:value-type="string" calcext:value-type="string">
            <text:p>pernemaynard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69 Fayette</text:p>
          </table:table-cell>
          <table:table-cell table:style-name="ce1" office:value-type="string" calcext:value-type="string">
            <text:p>Fayette Lodge # 69 Stated Communication</text:p>
          </table:table-cell>
          <table:table-cell table:style-name="ce1" office:value-type="string" calcext:value-type="string">
            <text:p/>
            <text:p>Business meeting</text:p>
            <text:p>Dinner TBD</text:p>
          </table:table-cell>
          <table:table-cell table:style-name="ce1" office:value-type="string" calcext:value-type="string">
            <text:p>141 Orchard St, Ellington, CT 06029, USA</text:p>
          </table:table-cell>
          <table:table-cell table:style-name="ce5" office:value-type="date" office:date-value="2024-01-09T19:30:00" calcext:value-type="date">
            <text:p>1/9/2024 19:30:00</text:p>
          </table:table-cell>
          <table:table-cell table:style-name="ce9" office:value-type="date" office:date-value="2024-01-09T21:30:00" calcext:value-type="date">
            <text:p>1/9/2024</text:p>
          </table:table-cell>
          <table:table-cell table:style-name="ce11" table:formula="of:=(HOUR([.F148])+(MINUTE([.F148])/60))-(HOUR([.E148])+(MINUTE([.E148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2-02T16:30:09" calcext:value-type="date">
            <text:p>2/2/2018</text:p>
          </table:table-cell>
          <table:table-cell table:style-name="ce9" office:value-type="date" office:date-value="2019-02-12T19:05:00.87" calcext:value-type="date">
            <text:p>2/12/2019</text:p>
          </table:table-cell>
          <table:table-cell table:style-name="ce1"/>
          <table:table-cell table:style-name="ce1" office:value-type="string" calcext:value-type="string">
            <text:p>pernemaynard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70 Washington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153 Broad St, Windsor, CT 06095, USA, Lodge 070 Washington</text:p>
          </table:table-cell>
          <table:table-cell table:style-name="ce5" office:value-type="date" office:date-value="2023-12-11T19:30:00" calcext:value-type="date">
            <text:p>12/11/2023 19:30:00</text:p>
          </table:table-cell>
          <table:table-cell table:style-name="ce9" office:value-type="date" office:date-value="2023-12-11T21:30:00" calcext:value-type="date">
            <text:p>12/11/2023</text:p>
          </table:table-cell>
          <table:table-cell table:style-name="ce11" table:formula="of:=(HOUR([.F149])+(MINUTE([.F149])/60))-(HOUR([.E149])+(MINUTE([.E149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1-07T11:35:16" calcext:value-type="date">
            <text:p>1/7/2018</text:p>
          </table:table-cell>
          <table:table-cell table:style-name="ce9" office:value-type="date" office:date-value="2018-01-07T11:37:22.607" calcext:value-type="date">
            <text:p>1/7/2018</text:p>
          </table:table-cell>
          <table:table-cell table:style-name="ce1"/>
          <table:table-cell table:style-name="ce1" office:value-type="string" calcext:value-type="string">
            <text:p>stevematthew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70 Washington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153 Broad St, Windsor, CT 06095, USA, Lodge 070 Washington</text:p>
          </table:table-cell>
          <table:table-cell table:style-name="ce5" office:value-type="date" office:date-value="2023-12-25T19:30:00" calcext:value-type="date">
            <text:p>12/25/2023 19:30:00</text:p>
          </table:table-cell>
          <table:table-cell table:style-name="ce9" office:value-type="date" office:date-value="2023-12-25T21:30:00" calcext:value-type="date">
            <text:p>12/25/2023</text:p>
          </table:table-cell>
          <table:table-cell table:style-name="ce11" table:formula="of:=(HOUR([.F150])+(MINUTE([.F150])/60))-(HOUR([.E150])+(MINUTE([.E150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0-01-14T10:29:13" calcext:value-type="date">
            <text:p>1/14/2020</text:p>
          </table:table-cell>
          <table:table-cell table:style-name="ce9" office:value-type="date" office:date-value="2023-01-12T20:21:22.074" calcext:value-type="date">
            <text:p>1/12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tevematthew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70 Washington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153 Broad St, Windsor, CT 06095, USA, Lodge 070 Washington</text:p>
          </table:table-cell>
          <table:table-cell table:style-name="ce5" office:value-type="date" office:date-value="2024-01-08T19:30:00" calcext:value-type="date">
            <text:p>1/8/2024 19:30:00</text:p>
          </table:table-cell>
          <table:table-cell table:style-name="ce9" office:value-type="date" office:date-value="2024-01-08T21:30:00" calcext:value-type="date">
            <text:p>1/8/2024</text:p>
          </table:table-cell>
          <table:table-cell table:style-name="ce11" table:formula="of:=(HOUR([.F151])+(MINUTE([.F151])/60))-(HOUR([.E151])+(MINUTE([.E151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1-07T11:35:16" calcext:value-type="date">
            <text:p>1/7/2018</text:p>
          </table:table-cell>
          <table:table-cell table:style-name="ce9" office:value-type="date" office:date-value="2018-01-07T11:37:22.607" calcext:value-type="date">
            <text:p>1/7/2018</text:p>
          </table:table-cell>
          <table:table-cell table:style-name="ce1"/>
          <table:table-cell table:style-name="ce1" office:value-type="string" calcext:value-type="string">
            <text:p>stevematthew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77 Meridian</text:p>
          </table:table-cell>
          <table:table-cell table:style-name="ce1" office:value-type="string" calcext:value-type="string">
            <text:p>Annual Meeting</text:p>
          </table:table-cell>
          <table:table-cell table:style-name="ce1"/>
          <table:table-cell table:style-name="ce1" office:value-type="string" calcext:value-type="string">
            <text:p>Lodge 077 Meridian</text:p>
          </table:table-cell>
          <table:table-cell table:style-name="ce5" office:value-type="date" office:date-value="2023-12-04T19:30:00" calcext:value-type="date">
            <text:p>12/4/2023 19:30:00</text:p>
          </table:table-cell>
          <table:table-cell table:style-name="ce9" office:value-type="date" office:date-value="2023-12-04T21:00:00" calcext:value-type="date">
            <text:p>12/4/2023</text:p>
          </table:table-cell>
          <table:table-cell table:style-name="ce11" table:formula="of:=(HOUR([.F152])+(MINUTE([.F152])/60))-(HOUR([.E152])+(MINUTE([.E152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8-30T13:31:02" calcext:value-type="date">
            <text:p>8/30/2023</text:p>
          </table:table-cell>
          <table:table-cell table:style-name="ce9" office:value-type="date" office:date-value="2023-08-30T13:31:02.463" calcext:value-type="date">
            <text:p>8/30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ickive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81 Washingto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4T19:30:00" calcext:value-type="date">
            <text:p>12/14/2023 19:30:00</text:p>
          </table:table-cell>
          <table:table-cell table:style-name="ce9" office:value-type="date" office:date-value="2023-12-14T20:30:00" calcext:value-type="date">
            <text:p>12/14/2023</text:p>
          </table:table-cell>
          <table:table-cell table:style-name="ce11" table:formula="of:=(HOUR([.F153])+(MINUTE([.F153])/60))-(HOUR([.E153])+(MINUTE([.E15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9:06:57" calcext:value-type="date">
            <text:p>3/28/2018</text:p>
          </table:table-cell>
          <table:table-cell table:style-name="ce9" office:value-type="date" office:date-value="2018-03-28T09:06:57.266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81 Washingto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8T19:30:00" calcext:value-type="date">
            <text:p>12/28/2023 19:30:00</text:p>
          </table:table-cell>
          <table:table-cell table:style-name="ce9" office:value-type="date" office:date-value="2023-12-28T20:30:00" calcext:value-type="date">
            <text:p>12/28/2023</text:p>
          </table:table-cell>
          <table:table-cell table:style-name="ce11" table:formula="of:=(HOUR([.F154])+(MINUTE([.F154])/60))-(HOUR([.E154])+(MINUTE([.E154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9:07:32" calcext:value-type="date">
            <text:p>3/28/2018</text:p>
          </table:table-cell>
          <table:table-cell table:style-name="ce9" office:value-type="date" office:date-value="2018-03-28T09:07:32.343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81 Washingto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11T19:30:00" calcext:value-type="date">
            <text:p>1/11/2024 19:30:00</text:p>
          </table:table-cell>
          <table:table-cell table:style-name="ce9" office:value-type="date" office:date-value="2024-01-11T20:30:00" calcext:value-type="date">
            <text:p>1/11/2024</text:p>
          </table:table-cell>
          <table:table-cell table:style-name="ce11" table:formula="of:=(HOUR([.F155])+(MINUTE([.F155])/60))-(HOUR([.E155])+(MINUTE([.E155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9:06:57" calcext:value-type="date">
            <text:p>3/28/2018</text:p>
          </table:table-cell>
          <table:table-cell table:style-name="ce9" office:value-type="date" office:date-value="2018-03-28T09:06:57.266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85 Acacia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2T19:30:00" calcext:value-type="date">
            <text:p>12/12/2023 19:30:00</text:p>
          </table:table-cell>
          <table:table-cell table:style-name="ce9" office:value-type="date" office:date-value="2023-12-12T20:30:00" calcext:value-type="date">
            <text:p>12/12/2023</text:p>
          </table:table-cell>
          <table:table-cell table:style-name="ce11" table:formula="of:=(HOUR([.F156])+(MINUTE([.F156])/60))-(HOUR([.E156])+(MINUTE([.E156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9:10:32" calcext:value-type="date">
            <text:p>3/28/2018</text:p>
          </table:table-cell>
          <table:table-cell table:style-name="ce9" office:value-type="date" office:date-value="2018-03-28T09:10:32.681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85 Acacia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6T19:30:00" calcext:value-type="date">
            <text:p>12/26/2023 19:30:00</text:p>
          </table:table-cell>
          <table:table-cell table:style-name="ce9" office:value-type="date" office:date-value="2023-12-26T20:30:00" calcext:value-type="date">
            <text:p>12/26/2023</text:p>
          </table:table-cell>
          <table:table-cell table:style-name="ce11" table:formula="of:=(HOUR([.F157])+(MINUTE([.F157])/60))-(HOUR([.E157])+(MINUTE([.E157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9:10:54" calcext:value-type="date">
            <text:p>3/28/2018</text:p>
          </table:table-cell>
          <table:table-cell table:style-name="ce9" office:value-type="date" office:date-value="2018-03-28T09:10:54.712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85 Acacia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9T19:30:00" calcext:value-type="date">
            <text:p>1/9/2024 19:30:00</text:p>
          </table:table-cell>
          <table:table-cell table:style-name="ce9" office:value-type="date" office:date-value="2024-01-09T20:30:00" calcext:value-type="date">
            <text:p>1/9/2024</text:p>
          </table:table-cell>
          <table:table-cell table:style-name="ce11" table:formula="of:=(HOUR([.F158])+(MINUTE([.F158])/60))-(HOUR([.E158])+(MINUTE([.E15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9:10:32" calcext:value-type="date">
            <text:p>3/28/2018</text:p>
          </table:table-cell>
          <table:table-cell table:style-name="ce9" office:value-type="date" office:date-value="2018-03-28T09:10:32.681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87 Madiso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2T19:30:00" calcext:value-type="date">
            <text:p>12/12/2023 19:30:00</text:p>
          </table:table-cell>
          <table:table-cell table:style-name="ce9" office:value-type="date" office:date-value="2023-12-12T20:30:00" calcext:value-type="date">
            <text:p>12/12/2023</text:p>
          </table:table-cell>
          <table:table-cell table:style-name="ce11" table:formula="of:=(HOUR([.F159])+(MINUTE([.F159])/60))-(HOUR([.E159])+(MINUTE([.E15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9:39:11" calcext:value-type="date">
            <text:p>3/28/2018</text:p>
          </table:table-cell>
          <table:table-cell table:style-name="ce9" office:value-type="date" office:date-value="2018-03-28T09:39:11.875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87 Madiso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9T19:30:00" calcext:value-type="date">
            <text:p>1/9/2024 19:30:00</text:p>
          </table:table-cell>
          <table:table-cell table:style-name="ce9" office:value-type="date" office:date-value="2024-01-09T20:30:00" calcext:value-type="date">
            <text:p>1/9/2024</text:p>
          </table:table-cell>
          <table:table-cell table:style-name="ce11" table:formula="of:=(HOUR([.F160])+(MINUTE([.F160])/60))-(HOUR([.E160])+(MINUTE([.E16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09:39:11" calcext:value-type="date">
            <text:p>3/28/2018</text:p>
          </table:table-cell>
          <table:table-cell table:style-name="ce9" office:value-type="date" office:date-value="2018-03-28T09:39:11.875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88 Hartford Evergreen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1559 Main St, South Windsor, CT 06074, USA</text:p>
          </table:table-cell>
          <table:table-cell table:style-name="ce5" office:value-type="date" office:date-value="2023-12-04T19:30:00" calcext:value-type="date">
            <text:p>12/4/2023 19:30:00</text:p>
          </table:table-cell>
          <table:table-cell table:style-name="ce9" office:value-type="date" office:date-value="2023-12-04T21:00:00" calcext:value-type="date">
            <text:p>12/4/2023</text:p>
          </table:table-cell>
          <table:table-cell table:style-name="ce11" table:formula="of:=(HOUR([.F161])+(MINUTE([.F161])/60))-(HOUR([.E161])+(MINUTE([.E161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12-26T16:20:18" calcext:value-type="date">
            <text:p>12/26/2017</text:p>
          </table:table-cell>
          <table:table-cell table:style-name="ce9" office:value-type="date" office:date-value="2017-12-26T16:20:18.094" calcext:value-type="date">
            <text:p>12/26/2017</text:p>
          </table:table-cell>
          <table:table-cell table:style-name="ce1"/>
          <table:table-cell table:style-name="ce1" office:value-type="string" calcext:value-type="string">
            <text:p>robertmalt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88 Hartford Evergreen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1559 Main St, South Windsor, CT 06074, USA</text:p>
          </table:table-cell>
          <table:table-cell table:style-name="ce5" office:value-type="date" office:date-value="2023-12-18T19:30:00" calcext:value-type="date">
            <text:p>12/18/2023 19:30:00</text:p>
          </table:table-cell>
          <table:table-cell table:style-name="ce9" office:value-type="date" office:date-value="2023-12-18T21:00:00" calcext:value-type="date">
            <text:p>12/18/2023</text:p>
          </table:table-cell>
          <table:table-cell table:style-name="ce11" table:formula="of:=(HOUR([.F162])+(MINUTE([.F162])/60))-(HOUR([.E162])+(MINUTE([.E162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12-26T16:21:47" calcext:value-type="date">
            <text:p>12/26/2017</text:p>
          </table:table-cell>
          <table:table-cell table:style-name="ce9" office:value-type="date" office:date-value="2017-12-26T16:21:47.151" calcext:value-type="date">
            <text:p>12/26/2017</text:p>
          </table:table-cell>
          <table:table-cell table:style-name="ce1"/>
          <table:table-cell table:style-name="ce1" office:value-type="string" calcext:value-type="string">
            <text:p>robertmalt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88 Hartford Evergreen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1559 Main St, South Windsor, CT 06074, USA</text:p>
          </table:table-cell>
          <table:table-cell table:style-name="ce5" office:value-type="date" office:date-value="2024-01-01T19:30:00" calcext:value-type="date">
            <text:p>1/1/2024 19:30:00</text:p>
          </table:table-cell>
          <table:table-cell table:style-name="ce9" office:value-type="date" office:date-value="2024-01-01T21:00:00" calcext:value-type="date">
            <text:p>1/1/2024</text:p>
          </table:table-cell>
          <table:table-cell table:style-name="ce11" table:formula="of:=(HOUR([.F163])+(MINUTE([.F163])/60))-(HOUR([.E163])+(MINUTE([.E163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12-26T16:20:18" calcext:value-type="date">
            <text:p>12/26/2017</text:p>
          </table:table-cell>
          <table:table-cell table:style-name="ce9" office:value-type="date" office:date-value="2017-12-26T16:20:18.094" calcext:value-type="date">
            <text:p>12/26/2017</text:p>
          </table:table-cell>
          <table:table-cell table:style-name="ce1"/>
          <table:table-cell table:style-name="ce1" office:value-type="string" calcext:value-type="string">
            <text:p>robertmalt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95 Jeptha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2T19:30:00" calcext:value-type="date">
            <text:p>12/12/2023 19:30:00</text:p>
          </table:table-cell>
          <table:table-cell table:style-name="ce9" office:value-type="date" office:date-value="2023-12-12T20:30:00" calcext:value-type="date">
            <text:p>12/12/2023</text:p>
          </table:table-cell>
          <table:table-cell table:style-name="ce11" table:formula="of:=(HOUR([.F164])+(MINUTE([.F164])/60))-(HOUR([.E164])+(MINUTE([.E164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1:25:15" calcext:value-type="date">
            <text:p>3/28/2018</text:p>
          </table:table-cell>
          <table:table-cell table:style-name="ce9" office:value-type="date" office:date-value="2018-03-28T11:25:15.148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95 Jeptha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6T19:30:00" calcext:value-type="date">
            <text:p>12/26/2023 19:30:00</text:p>
          </table:table-cell>
          <table:table-cell table:style-name="ce9" office:value-type="date" office:date-value="2023-12-26T20:30:00" calcext:value-type="date">
            <text:p>12/26/2023</text:p>
          </table:table-cell>
          <table:table-cell table:style-name="ce11" table:formula="of:=(HOUR([.F165])+(MINUTE([.F165])/60))-(HOUR([.E165])+(MINUTE([.E165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1:25:34" calcext:value-type="date">
            <text:p>3/28/2018</text:p>
          </table:table-cell>
          <table:table-cell table:style-name="ce9" office:value-type="date" office:date-value="2018-03-28T11:25:34.746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095 Jeptha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9T19:30:00" calcext:value-type="date">
            <text:p>1/9/2024 19:30:00</text:p>
          </table:table-cell>
          <table:table-cell table:style-name="ce9" office:value-type="date" office:date-value="2024-01-09T20:30:00" calcext:value-type="date">
            <text:p>1/9/2024</text:p>
          </table:table-cell>
          <table:table-cell table:style-name="ce11" table:formula="of:=(HOUR([.F166])+(MINUTE([.F166])/60))-(HOUR([.E166])+(MINUTE([.E166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1:25:15" calcext:value-type="date">
            <text:p>3/28/2018</text:p>
          </table:table-cell>
          <table:table-cell table:style-name="ce9" office:value-type="date" office:date-value="2018-03-28T11:25:15.148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odge 101 Evening Star</text:p>
          </table:table-cell>
          <table:table-cell table:style-name="ce2" office:value-type="string" calcext:value-type="string">
            <text:p>ESL 101 - Annual Meeting</text:p>
          </table:table-cell>
          <table:table-cell table:style-name="ce2"/>
          <table:table-cell table:style-name="ce2" office:value-type="string" calcext:value-type="string">
            <text:p>Lodge 101 Evening Star</text:p>
          </table:table-cell>
          <table:table-cell table:style-name="ce8" office:value-type="date" office:date-value="2023-12-11T19:30:00" calcext:value-type="date">
            <text:p>12/11/2023 19:30:00</text:p>
          </table:table-cell>
          <table:table-cell table:style-name="ce9" office:value-type="date" office:date-value="2023-12-11T21:00:00" calcext:value-type="date">
            <text:p>12/11/2023</text:p>
          </table:table-cell>
          <table:table-cell table:style-name="ce11" table:formula="of:=(HOUR([.F167])+(MINUTE([.F167])/60))-(HOUR([.E167])+(MINUTE([.E167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9-17T13:28:30" calcext:value-type="date">
            <text:p>9/17/2023</text:p>
          </table:table-cell>
          <table:table-cell table:style-name="ce9" office:value-type="date" office:date-value="2023-09-17T13:34:56.514" calcext:value-type="date">
            <text:p>9/17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atthewros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01 Evening Star</text:p>
          </table:table-cell>
          <table:table-cell table:style-name="ce1" office:value-type="string" calcext:value-type="string">
            <text:p>HOLD: Installation of Officers</text:p>
          </table:table-cell>
          <table:table-cell table:style-name="ce1"/>
          <table:table-cell table:style-name="ce1" office:value-type="string" calcext:value-type="string">
            <text:p>Lodge 101 Evening Star</text:p>
          </table:table-cell>
          <table:table-cell table:style-name="ce5" office:value-type="date" office:date-value="2024-01-06T11:00:00" calcext:value-type="date">
            <text:p>1/6/2024 11:00:00</text:p>
          </table:table-cell>
          <table:table-cell table:style-name="ce9" office:value-type="date" office:date-value="2024-01-06T15:00:00" calcext:value-type="date">
            <text:p>1/6/2024</text:p>
          </table:table-cell>
          <table:table-cell table:style-name="ce11" table:formula="of:=(HOUR([.F168])+(MINUTE([.F168])/60))-(HOUR([.E168])+(MINUTE([.E168])/60))" office:value-type="float" office:value="4" calcext:value-type="float">
            <text:p>4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9-17T13:35:25" calcext:value-type="date">
            <text:p>9/17/2023</text:p>
          </table:table-cell>
          <table:table-cell table:style-name="ce9" office:value-type="date" office:date-value="2023-09-17T13:35:26.07" calcext:value-type="date">
            <text:p>9/17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atthewros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02 Brainard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/>
            <text:p>Masonic Education: Gavel 7:30</text:p>
          </table:table-cell>
          <table:table-cell table:style-name="ce1" office:value-type="string" calcext:value-type="string">
            <text:p>Brainard Lodge #102</text:p>
          </table:table-cell>
          <table:table-cell table:style-name="ce5" office:value-type="date" office:date-value="2023-12-12T19:30:00" calcext:value-type="date">
            <text:p>12/12/2023 19:30:00</text:p>
          </table:table-cell>
          <table:table-cell table:style-name="ce9" office:value-type="date" office:date-value="2023-12-12T20:30:00" calcext:value-type="date">
            <text:p>12/12/2023</text:p>
          </table:table-cell>
          <table:table-cell table:style-name="ce11" table:formula="of:=(HOUR([.F169])+(MINUTE([.F169])/60))-(HOUR([.E169])+(MINUTE([.E16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01-08T11:26:49" calcext:value-type="date">
            <text:p>1/8/2019</text:p>
          </table:table-cell>
          <table:table-cell table:style-name="ce9" office:value-type="date" office:date-value="2019-02-21T09:09:27.566" calcext:value-type="date">
            <text:p>2/21/2019</text:p>
          </table:table-cell>
          <table:table-cell table:style-name="ce1"/>
          <table:table-cell table:style-name="ce1" office:value-type="string" calcext:value-type="string">
            <text:p>chrisjanik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02 Brainard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Gavel 7:30</text:p>
          </table:table-cell>
          <table:table-cell table:style-name="ce1" office:value-type="string" calcext:value-type="string">
            <text:p>Brainard Lodge #102</text:p>
          </table:table-cell>
          <table:table-cell table:style-name="ce5" office:value-type="date" office:date-value="2023-12-26T19:30:00" calcext:value-type="date">
            <text:p>12/26/2023 19:30:00</text:p>
          </table:table-cell>
          <table:table-cell table:style-name="ce9" office:value-type="date" office:date-value="2023-12-26T20:30:00" calcext:value-type="date">
            <text:p>12/26/2023</text:p>
          </table:table-cell>
          <table:table-cell table:style-name="ce11" table:formula="of:=(HOUR([.F170])+(MINUTE([.F170])/60))-(HOUR([.E170])+(MINUTE([.E17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01-08T11:29:32" calcext:value-type="date">
            <text:p>1/8/2019</text:p>
          </table:table-cell>
          <table:table-cell table:style-name="ce9" office:value-type="date" office:date-value="2019-02-21T09:11:48.984" calcext:value-type="date">
            <text:p>2/21/2019</text:p>
          </table:table-cell>
          <table:table-cell table:style-name="ce1"/>
          <table:table-cell table:style-name="ce1" office:value-type="string" calcext:value-type="string">
            <text:p>chrisjanik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02 Brainard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/>
            <text:p>Masonic Education: Gavel 7:30</text:p>
          </table:table-cell>
          <table:table-cell table:style-name="ce1" office:value-type="string" calcext:value-type="string">
            <text:p>Brainard Lodge #102</text:p>
          </table:table-cell>
          <table:table-cell table:style-name="ce5" office:value-type="date" office:date-value="2024-01-09T19:30:00" calcext:value-type="date">
            <text:p>1/9/2024 19:30:00</text:p>
          </table:table-cell>
          <table:table-cell table:style-name="ce9" office:value-type="date" office:date-value="2024-01-09T20:30:00" calcext:value-type="date">
            <text:p>1/9/2024</text:p>
          </table:table-cell>
          <table:table-cell table:style-name="ce11" table:formula="of:=(HOUR([.F171])+(MINUTE([.F171])/60))-(HOUR([.E171])+(MINUTE([.E171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01-08T11:26:49" calcext:value-type="date">
            <text:p>1/8/2019</text:p>
          </table:table-cell>
          <table:table-cell table:style-name="ce9" office:value-type="date" office:date-value="2019-02-21T09:09:27.566" calcext:value-type="date">
            <text:p>2/21/2019</text:p>
          </table:table-cell>
          <table:table-cell table:style-name="ce1"/>
          <table:table-cell table:style-name="ce1" office:value-type="string" calcext:value-type="string">
            <text:p>chrisjanik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04 Corinthia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2T19:30:00" calcext:value-type="date">
            <text:p>12/12/2023 19:30:00</text:p>
          </table:table-cell>
          <table:table-cell table:style-name="ce9" office:value-type="date" office:date-value="2023-12-12T20:30:00" calcext:value-type="date">
            <text:p>12/12/2023</text:p>
          </table:table-cell>
          <table:table-cell table:style-name="ce11" table:formula="of:=(HOUR([.F172])+(MINUTE([.F172])/60))-(HOUR([.E172])+(MINUTE([.E172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1:37:27" calcext:value-type="date">
            <text:p>3/28/2018</text:p>
          </table:table-cell>
          <table:table-cell table:style-name="ce9" office:value-type="date" office:date-value="2018-03-28T11:37:27.772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04 Corinthia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6T19:30:00" calcext:value-type="date">
            <text:p>12/26/2023 19:30:00</text:p>
          </table:table-cell>
          <table:table-cell table:style-name="ce9" office:value-type="date" office:date-value="2023-12-26T20:30:00" calcext:value-type="date">
            <text:p>12/26/2023</text:p>
          </table:table-cell>
          <table:table-cell table:style-name="ce11" table:formula="of:=(HOUR([.F173])+(MINUTE([.F173])/60))-(HOUR([.E173])+(MINUTE([.E17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1:37:45" calcext:value-type="date">
            <text:p>3/28/2018</text:p>
          </table:table-cell>
          <table:table-cell table:style-name="ce9" office:value-type="date" office:date-value="2018-03-28T11:37:45.678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04 Corinthian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9T19:30:00" calcext:value-type="date">
            <text:p>1/9/2024 19:30:00</text:p>
          </table:table-cell>
          <table:table-cell table:style-name="ce9" office:value-type="date" office:date-value="2024-01-09T20:30:00" calcext:value-type="date">
            <text:p>1/9/2024</text:p>
          </table:table-cell>
          <table:table-cell table:style-name="ce11" table:formula="of:=(HOUR([.F174])+(MINUTE([.F174])/60))-(HOUR([.E174])+(MINUTE([.E174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1:37:27" calcext:value-type="date">
            <text:p>3/28/2018</text:p>
          </table:table-cell>
          <table:table-cell table:style-name="ce9" office:value-type="date" office:date-value="2018-03-28T11:37:27.772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2 Anchor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1T19:30:00" calcext:value-type="date">
            <text:p>12/11/2023 19:30:00</text:p>
          </table:table-cell>
          <table:table-cell table:style-name="ce9" office:value-type="date" office:date-value="2023-12-11T20:30:00" calcext:value-type="date">
            <text:p>12/11/2023</text:p>
          </table:table-cell>
          <table:table-cell table:style-name="ce11" table:formula="of:=(HOUR([.F175])+(MINUTE([.F175])/60))-(HOUR([.E175])+(MINUTE([.E175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1:44:07" calcext:value-type="date">
            <text:p>3/28/2018</text:p>
          </table:table-cell>
          <table:table-cell table:style-name="ce9" office:value-type="date" office:date-value="2018-03-28T11:44:07.735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2 Anchor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5T19:30:00" calcext:value-type="date">
            <text:p>12/25/2023 19:30:00</text:p>
          </table:table-cell>
          <table:table-cell table:style-name="ce9" office:value-type="date" office:date-value="2023-12-25T20:30:00" calcext:value-type="date">
            <text:p>12/25/2023</text:p>
          </table:table-cell>
          <table:table-cell table:style-name="ce11" table:formula="of:=(HOUR([.F176])+(MINUTE([.F176])/60))-(HOUR([.E176])+(MINUTE([.E176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1:44:27" calcext:value-type="date">
            <text:p>3/28/2018</text:p>
          </table:table-cell>
          <table:table-cell table:style-name="ce9" office:value-type="date" office:date-value="2018-03-28T11:44:27.583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2 Anchor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8T19:30:00" calcext:value-type="date">
            <text:p>1/8/2024 19:30:00</text:p>
          </table:table-cell>
          <table:table-cell table:style-name="ce9" office:value-type="date" office:date-value="2024-01-08T20:30:00" calcext:value-type="date">
            <text:p>1/8/2024</text:p>
          </table:table-cell>
          <table:table-cell table:style-name="ce11" table:formula="of:=(HOUR([.F177])+(MINUTE([.F177])/60))-(HOUR([.E177])+(MINUTE([.E177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1:44:07" calcext:value-type="date">
            <text:p>3/28/2018</text:p>
          </table:table-cell>
          <table:table-cell table:style-name="ce9" office:value-type="date" office:date-value="2018-03-28T11:44:07.735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5 Annawon</text:p>
          </table:table-cell>
          <table:table-cell table:style-name="ce1" office:value-type="string" calcext:value-type="string">
            <text:p>Fellow Craft Club Meeting</text:p>
          </table:table-cell>
          <table:table-cell table:style-name="ce1" office:value-type="string" calcext:value-type="string">
            <text:p>Monthly Fellow Craft Club meeting. Open to all Masons. We do the fun stuff!! Join us as we have a great time planning and implementing our fun events, fundraisers and charitable events.</text:p>
          </table:table-cell>
          <table:table-cell table:style-name="ce1" office:value-type="string" calcext:value-type="string">
            <text:p>Annawon Lodge 115, 263 Center St, West Haven, CT 06516, USA, Lodge 115 Annawon</text:p>
          </table:table-cell>
          <table:table-cell table:style-name="ce5" office:value-type="date" office:date-value="2023-12-01T19:30:00" calcext:value-type="date">
            <text:p>12/1/2023 19:30:00</text:p>
          </table:table-cell>
          <table:table-cell table:style-name="ce9" office:value-type="date" office:date-value="2023-12-01T21:00:00" calcext:value-type="date">
            <text:p>12/1/2023</text:p>
          </table:table-cell>
          <table:table-cell table:style-name="ce11" table:formula="of:=(HOUR([.F178])+(MINUTE([.F178])/60))-(HOUR([.E178])+(MINUTE([.E178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17T19:14:45" calcext:value-type="date">
            <text:p>3/17/2018</text:p>
          </table:table-cell>
          <table:table-cell table:style-name="ce9" office:value-type="date" office:date-value="2023-03-04T08:46:57.09" calcext:value-type="date">
            <text:p>3/4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rankmangier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5 Annawon</text:p>
          </table:table-cell>
          <table:table-cell table:style-name="ce1" office:value-type="string" calcext:value-type="string">
            <text:p>Temple Building Association, Inc.</text:p>
          </table:table-cell>
          <table:table-cell table:style-name="ce1" office:value-type="string" calcext:value-type="string">
            <text:p>Monthly TBA meeting. Open to all Masons.</text:p>
          </table:table-cell>
          <table:table-cell table:style-name="ce1" office:value-type="string" calcext:value-type="string">
            <text:p>Annawon Lodge 115, 263 Center St, West Haven, CT 06516, USA</text:p>
          </table:table-cell>
          <table:table-cell table:style-name="ce5" office:value-type="date" office:date-value="2023-12-06T19:30:00" calcext:value-type="date">
            <text:p>12/6/2023 19:30:00</text:p>
          </table:table-cell>
          <table:table-cell table:style-name="ce9" office:value-type="date" office:date-value="2023-12-06T20:30:00" calcext:value-type="date">
            <text:p>12/6/2023</text:p>
          </table:table-cell>
          <table:table-cell table:style-name="ce11" table:formula="of:=(HOUR([.F179])+(MINUTE([.F179])/60))-(HOUR([.E179])+(MINUTE([.E17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17T19:04:08" calcext:value-type="date">
            <text:p>3/17/2018</text:p>
          </table:table-cell>
          <table:table-cell table:style-name="ce9" office:value-type="date" office:date-value="2018-03-17T19:04:08.764" calcext:value-type="date">
            <text:p>3/17/2018</text:p>
          </table:table-cell>
          <table:table-cell table:style-name="ce1"/>
          <table:table-cell table:style-name="ce1" office:value-type="string" calcext:value-type="string">
            <text:p>frankmangier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5 Annawon</text:p>
          </table:table-cell>
          <table:table-cell table:style-name="ce1" office:value-type="string" calcext:value-type="string">
            <text:p>Annawon Lodge #115 Stated Communication</text:p>
          </table:table-cell>
          <table:table-cell table:style-name="ce1"/>
          <table:table-cell table:style-name="ce1" office:value-type="string" calcext:value-type="string">
            <text:p>Annawon Lodge 263 Center St. WH</text:p>
          </table:table-cell>
          <table:table-cell table:style-name="ce5" office:value-type="date" office:date-value="2023-12-11T19:30:00" calcext:value-type="date">
            <text:p>12/11/2023 19:30:00</text:p>
          </table:table-cell>
          <table:table-cell table:style-name="ce9" office:value-type="date" office:date-value="2023-12-11T21:30:00" calcext:value-type="date">
            <text:p>12/11/2023</text:p>
          </table:table-cell>
          <table:table-cell table:style-name="ce11" table:formula="of:=(HOUR([.F180])+(MINUTE([.F180])/60))-(HOUR([.E180])+(MINUTE([.E180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5T20:45:55" calcext:value-type="date">
            <text:p>3/25/2018</text:p>
          </table:table-cell>
          <table:table-cell table:style-name="ce9" office:value-type="date" office:date-value="2018-03-25T20:45:55.771" calcext:value-type="date">
            <text:p>3/25/2018</text:p>
          </table:table-cell>
          <table:table-cell table:style-name="ce1"/>
          <table:table-cell table:style-name="ce1" office:value-type="string" calcext:value-type="string">
            <text:p>frankmangier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5 Annawon</text:p>
          </table:table-cell>
          <table:table-cell table:style-name="ce1" office:value-type="string" calcext:value-type="string">
            <text:p>Joseph Andrews Chapter #46 RAM</text:p>
          </table:table-cell>
          <table:table-cell table:style-name="ce1"/>
          <table:table-cell table:style-name="ce1" office:value-type="string" calcext:value-type="string">
            <text:p>263 Center St West Haven, CT 06516 USA</text:p>
          </table:table-cell>
          <table:table-cell table:style-name="ce5" office:value-type="date" office:date-value="2023-12-14T19:00:00" calcext:value-type="date">
            <text:p>12/14/2023 19:00:00</text:p>
          </table:table-cell>
          <table:table-cell table:style-name="ce9" office:value-type="date" office:date-value="2023-12-14T21:00:00" calcext:value-type="date">
            <text:p>12/14/2023</text:p>
          </table:table-cell>
          <table:table-cell table:style-name="ce11" table:formula="of:=(HOUR([.F181])+(MINUTE([.F181])/60))-(HOUR([.E181])+(MINUTE([.E181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4T23:49:49" calcext:value-type="date">
            <text:p>3/24/2018</text:p>
          </table:table-cell>
          <table:table-cell table:style-name="ce9" office:value-type="date" office:date-value="2018-03-24T23:49:49.933" calcext:value-type="date">
            <text:p>3/24/2018</text:p>
          </table:table-cell>
          <table:table-cell table:style-name="ce1"/>
          <table:table-cell table:style-name="ce1" office:value-type="string" calcext:value-type="string">
            <text:p>frankmangier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5 Annawon</text:p>
          </table:table-cell>
          <table:table-cell table:style-name="ce1" office:value-type="string" calcext:value-type="string">
            <text:p>Annawon Lodge #115 Stated Communication</text:p>
          </table:table-cell>
          <table:table-cell table:style-name="ce1"/>
          <table:table-cell table:style-name="ce1" office:value-type="string" calcext:value-type="string">
            <text:p>Annawon Lodge 115, 263 Center St, West Haven, CT 06516, USA</text:p>
          </table:table-cell>
          <table:table-cell table:style-name="ce5" office:value-type="date" office:date-value="2023-12-25T19:30:00" calcext:value-type="date">
            <text:p>12/25/2023 19:30:00</text:p>
          </table:table-cell>
          <table:table-cell table:style-name="ce9" office:value-type="date" office:date-value="2023-12-25T21:30:00" calcext:value-type="date">
            <text:p>12/25/2023</text:p>
          </table:table-cell>
          <table:table-cell table:style-name="ce11" table:formula="of:=(HOUR([.F182])+(MINUTE([.F182])/60))-(HOUR([.E182])+(MINUTE([.E182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2-11T21:20:23" calcext:value-type="date">
            <text:p>2/11/2017</text:p>
          </table:table-cell>
          <table:table-cell table:style-name="ce9" office:value-type="date" office:date-value="2018-11-28T18:13:31.259" calcext:value-type="date">
            <text:p>11/28/2018</text:p>
          </table:table-cell>
          <table:table-cell table:style-name="ce1"/>
          <table:table-cell table:style-name="ce1" office:value-type="string" calcext:value-type="string">
            <text:p>frankmangier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5 Annawon</text:p>
          </table:table-cell>
          <table:table-cell table:style-name="ce1" office:value-type="string" calcext:value-type="string">
            <text:p>Temple Building Association, Inc.</text:p>
          </table:table-cell>
          <table:table-cell table:style-name="ce1" office:value-type="string" calcext:value-type="string">
            <text:p>Monthly TBA meeting. Open to all Masons.</text:p>
          </table:table-cell>
          <table:table-cell table:style-name="ce1" office:value-type="string" calcext:value-type="string">
            <text:p>Annawon Lodge 115, 263 Center St, West Haven, CT 06516, USA</text:p>
          </table:table-cell>
          <table:table-cell table:style-name="ce5" office:value-type="date" office:date-value="2024-01-03T19:30:00" calcext:value-type="date">
            <text:p>1/3/2024 19:30:00</text:p>
          </table:table-cell>
          <table:table-cell table:style-name="ce9" office:value-type="date" office:date-value="2024-01-03T20:30:00" calcext:value-type="date">
            <text:p>1/3/2024</text:p>
          </table:table-cell>
          <table:table-cell table:style-name="ce11" table:formula="of:=(HOUR([.F183])+(MINUTE([.F183])/60))-(HOUR([.E183])+(MINUTE([.E18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17T19:04:08" calcext:value-type="date">
            <text:p>3/17/2018</text:p>
          </table:table-cell>
          <table:table-cell table:style-name="ce9" office:value-type="date" office:date-value="2018-03-17T19:04:08.764" calcext:value-type="date">
            <text:p>3/17/2018</text:p>
          </table:table-cell>
          <table:table-cell table:style-name="ce1"/>
          <table:table-cell table:style-name="ce1" office:value-type="string" calcext:value-type="string">
            <text:p>frankmangier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5 Annawon</text:p>
          </table:table-cell>
          <table:table-cell table:style-name="ce1" office:value-type="string" calcext:value-type="string">
            <text:p>Fellow Craft Club Meeting</text:p>
          </table:table-cell>
          <table:table-cell table:style-name="ce1" office:value-type="string" calcext:value-type="string">
            <text:p>Monthly Fellow Craft Club meeting. Open to all Masons. We do the fun stuff!! Join us as we have a great time planning and implementing our fun events, fundraisers and charitable events.</text:p>
          </table:table-cell>
          <table:table-cell table:style-name="ce1" office:value-type="string" calcext:value-type="string">
            <text:p>Annawon Lodge 115, 263 Center St, West Haven, CT 06516, USA, Lodge 115 Annawon</text:p>
          </table:table-cell>
          <table:table-cell table:style-name="ce5" office:value-type="date" office:date-value="2024-01-05T19:30:00" calcext:value-type="date">
            <text:p>1/5/2024 19:30:00</text:p>
          </table:table-cell>
          <table:table-cell table:style-name="ce9" office:value-type="date" office:date-value="2024-01-05T21:00:00" calcext:value-type="date">
            <text:p>1/5/2024</text:p>
          </table:table-cell>
          <table:table-cell table:style-name="ce11" table:formula="of:=(HOUR([.F184])+(MINUTE([.F184])/60))-(HOUR([.E184])+(MINUTE([.E184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17T19:14:45" calcext:value-type="date">
            <text:p>3/17/2018</text:p>
          </table:table-cell>
          <table:table-cell table:style-name="ce9" office:value-type="date" office:date-value="2023-03-04T08:46:57.09" calcext:value-type="date">
            <text:p>3/4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frankmangier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5 Annawon</text:p>
          </table:table-cell>
          <table:table-cell table:style-name="ce1" office:value-type="string" calcext:value-type="string">
            <text:p>Annawon Lodge #115 Stated Communication</text:p>
          </table:table-cell>
          <table:table-cell table:style-name="ce1"/>
          <table:table-cell table:style-name="ce1" office:value-type="string" calcext:value-type="string">
            <text:p>Annawon Lodge 263 Center St. WH</text:p>
          </table:table-cell>
          <table:table-cell table:style-name="ce5" office:value-type="date" office:date-value="2024-01-08T19:30:00" calcext:value-type="date">
            <text:p>1/8/2024 19:30:00</text:p>
          </table:table-cell>
          <table:table-cell table:style-name="ce9" office:value-type="date" office:date-value="2024-01-08T21:30:00" calcext:value-type="date">
            <text:p>1/8/2024</text:p>
          </table:table-cell>
          <table:table-cell table:style-name="ce11" table:formula="of:=(HOUR([.F185])+(MINUTE([.F185])/60))-(HOUR([.E185])+(MINUTE([.E185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5T20:45:55" calcext:value-type="date">
            <text:p>3/25/2018</text:p>
          </table:table-cell>
          <table:table-cell table:style-name="ce9" office:value-type="date" office:date-value="2018-03-25T20:45:55.771" calcext:value-type="date">
            <text:p>3/25/2018</text:p>
          </table:table-cell>
          <table:table-cell table:style-name="ce1"/>
          <table:table-cell table:style-name="ce1" office:value-type="string" calcext:value-type="string">
            <text:p>frankmangier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5 Annawon</text:p>
          </table:table-cell>
          <table:table-cell table:style-name="ce1" office:value-type="string" calcext:value-type="string">
            <text:p>Joseph Andrews Chapter #46 RAM</text:p>
          </table:table-cell>
          <table:table-cell table:style-name="ce1"/>
          <table:table-cell table:style-name="ce1" office:value-type="string" calcext:value-type="string">
            <text:p>263 Center St West Haven, CT 06516 USA</text:p>
          </table:table-cell>
          <table:table-cell table:style-name="ce5" office:value-type="date" office:date-value="2024-01-11T19:00:00" calcext:value-type="date">
            <text:p>1/11/2024 19:00:00</text:p>
          </table:table-cell>
          <table:table-cell table:style-name="ce9" office:value-type="date" office:date-value="2024-01-11T21:00:00" calcext:value-type="date">
            <text:p>1/11/2024</text:p>
          </table:table-cell>
          <table:table-cell table:style-name="ce11" table:formula="of:=(HOUR([.F186])+(MINUTE([.F186])/60))-(HOUR([.E186])+(MINUTE([.E186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4T23:49:49" calcext:value-type="date">
            <text:p>3/24/2018</text:p>
          </table:table-cell>
          <table:table-cell table:style-name="ce9" office:value-type="date" office:date-value="2018-03-24T23:49:49.933" calcext:value-type="date">
            <text:p>3/24/2018</text:p>
          </table:table-cell>
          <table:table-cell table:style-name="ce1"/>
          <table:table-cell table:style-name="ce1" office:value-type="string" calcext:value-type="string">
            <text:p>frankmangier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9 Granite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3T19:30:00" calcext:value-type="date">
            <text:p>12/13/2023 19:30:00</text:p>
          </table:table-cell>
          <table:table-cell table:style-name="ce9" office:value-type="date" office:date-value="2023-12-13T20:30:00" calcext:value-type="date">
            <text:p>12/13/2023</text:p>
          </table:table-cell>
          <table:table-cell table:style-name="ce11" table:formula="of:=(HOUR([.F187])+(MINUTE([.F187])/60))-(HOUR([.E187])+(MINUTE([.E187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5:54:20" calcext:value-type="date">
            <text:p>3/28/2018</text:p>
          </table:table-cell>
          <table:table-cell table:style-name="ce9" office:value-type="date" office:date-value="2018-03-28T15:54:20.517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9 Granite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27T19:30:00" calcext:value-type="date">
            <text:p>12/27/2023 19:30:00</text:p>
          </table:table-cell>
          <table:table-cell table:style-name="ce9" office:value-type="date" office:date-value="2023-12-27T20:30:00" calcext:value-type="date">
            <text:p>12/27/2023</text:p>
          </table:table-cell>
          <table:table-cell table:style-name="ce11" table:formula="of:=(HOUR([.F188])+(MINUTE([.F188])/60))-(HOUR([.E188])+(MINUTE([.E18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5:54:40" calcext:value-type="date">
            <text:p>3/28/2018</text:p>
          </table:table-cell>
          <table:table-cell table:style-name="ce9" office:value-type="date" office:date-value="2018-03-28T15:54:40.871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19 Granite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10T19:30:00" calcext:value-type="date">
            <text:p>1/10/2024 19:30:00</text:p>
          </table:table-cell>
          <table:table-cell table:style-name="ce9" office:value-type="date" office:date-value="2024-01-10T20:30:00" calcext:value-type="date">
            <text:p>1/10/2024</text:p>
          </table:table-cell>
          <table:table-cell table:style-name="ce11" table:formula="of:=(HOUR([.F189])+(MINUTE([.F189])/60))-(HOUR([.E189])+(MINUTE([.E18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28T15:54:20" calcext:value-type="date">
            <text:p>3/28/2018</text:p>
          </table:table-cell>
          <table:table-cell table:style-name="ce9" office:value-type="date" office:date-value="2018-03-28T15:54:20.517" calcext:value-type="date">
            <text:p>3/28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20 Bay View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Stated Communication</text:p>
            <text:p>Social Hour at 6pm </text:p>
            <text:p>Lodge Opens at 7pm</text:p>
          </table:table-cell>
          <table:table-cell table:style-name="ce1" office:value-type="string" calcext:value-type="string">
            <text:p>32 Society Rd, Niantic, CT 06357, USA</text:p>
          </table:table-cell>
          <table:table-cell table:style-name="ce5" office:value-type="date" office:date-value="2023-12-28T18:00:00" calcext:value-type="date">
            <text:p>12/28/2023 18:00:00</text:p>
          </table:table-cell>
          <table:table-cell table:style-name="ce9" office:value-type="date" office:date-value="2023-12-28T23:30:00" calcext:value-type="date">
            <text:p>12/28/2023</text:p>
          </table:table-cell>
          <table:table-cell table:style-name="ce11" table:formula="of:=(HOUR([.F190])+(MINUTE([.F190])/60))-(HOUR([.E190])+(MINUTE([.E190])/60))" office:value-type="float" office:value="5.5" calcext:value-type="float">
            <text:p>5.5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8-01-11T14:33:19" calcext:value-type="date">
            <text:p>1/11/2018</text:p>
          </table:table-cell>
          <table:table-cell table:style-name="ce9" office:value-type="date" office:date-value="2023-10-27T02:29:35.755" calcext:value-type="date">
            <text:p>10/27/2023</text:p>
          </table:table-cell>
          <table:table-cell table:style-name="ce1"/>
          <table:table-cell table:style-name="ce1" office:value-type="string" calcext:value-type="string">
            <text:p>johnwadsworthii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25 Cosmopolitan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Stated Communication with the Worshipful Master in the East at 7:30 pm. Attire is Jacket and Tie. Refreshments to follow and TBA at the meeting.</text:p>
          </table:table-cell>
          <table:table-cell table:style-name="ce1" office:value-type="string" calcext:value-type="string">
            <text:p>Cosmopolitan Lodge No. 125, 285 Whitney Ave, New Haven, CT 06511, USA, Lodge 125 Cosmopolitan</text:p>
          </table:table-cell>
          <table:table-cell table:style-name="ce5" office:value-type="date" office:date-value="2023-12-06T19:30:00" calcext:value-type="date">
            <text:p>12/6/2023 19:30:00</text:p>
          </table:table-cell>
          <table:table-cell table:style-name="ce9" office:value-type="date" office:date-value="2023-12-06T20:30:00" calcext:value-type="date">
            <text:p>12/6/2023</text:p>
          </table:table-cell>
          <table:table-cell table:style-name="ce11" table:formula="of:=(HOUR([.F191])+(MINUTE([.F191])/60))-(HOUR([.E191])+(MINUTE([.E191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1-12-10T12:03:33" calcext:value-type="date">
            <text:p>12/10/2021</text:p>
          </table:table-cell>
          <table:table-cell table:style-name="ce9" office:value-type="date" office:date-value="2023-08-02T17:15:41.54" calcext:value-type="date">
            <text:p>8/2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abrahamson0@gmail.com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25 Cosmopolitan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Stated Communication with the Worshipful Master in the East at 7:30 pm. Attire is Jacket and Tie. Refreshments to follow and TBA at the meeting.</text:p>
          </table:table-cell>
          <table:table-cell table:style-name="ce1" office:value-type="string" calcext:value-type="string">
            <text:p>Cosmopolitan Lodge No. 125, 285 Whitney Ave, New Haven, CT 06511, USA, Lodge 125 Cosmopolitan</text:p>
          </table:table-cell>
          <table:table-cell table:style-name="ce5" office:value-type="date" office:date-value="2023-12-20T19:30:00" calcext:value-type="date">
            <text:p>12/20/2023 19:30:00</text:p>
          </table:table-cell>
          <table:table-cell table:style-name="ce9" office:value-type="date" office:date-value="2023-12-20T20:30:00" calcext:value-type="date">
            <text:p>12/20/2023</text:p>
          </table:table-cell>
          <table:table-cell table:style-name="ce11" table:formula="of:=(HOUR([.F192])+(MINUTE([.F192])/60))-(HOUR([.E192])+(MINUTE([.E192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1-12-10T12:03:57" calcext:value-type="date">
            <text:p>12/10/2021</text:p>
          </table:table-cell>
          <table:table-cell table:style-name="ce9" office:value-type="date" office:date-value="2023-08-16T20:05:43.793" calcext:value-type="date">
            <text:p>8/16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abrahamson0@gmail.com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25 Cosmopolitan</text:p>
          </table:table-cell>
          <table:table-cell table:style-name="ce1" office:value-type="string" calcext:value-type="string">
            <text:p>Christmas Day</text:p>
          </table:table-cell>
          <table:table-cell table:style-name="ce1" table:number-columns-repeated="2"/>
          <table:table-cell table:style-name="ce5" office:value-type="date" office:date-value="2023-12-25" calcext:value-type="date">
            <text:p>12/25/2023 0:00:00</text:p>
          </table:table-cell>
          <table:table-cell table:style-name="ce9" office:value-type="date" office:date-value="2023-12-26" calcext:value-type="date">
            <text:p>12/26/2023</text:p>
          </table:table-cell>
          <table:table-cell table:style-name="ce11" table:formula="of:=(HOUR([.F193])+(MINUTE([.F193])/60))-(HOUR([.E193])+(MINUTE([.E193])/60))" office:value-type="float" office:value="0" calcext:value-type="float">
            <text:p>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11-03T17:41:46" calcext:value-type="date">
            <text:p>11/3/2017</text:p>
          </table:table-cell>
          <table:table-cell table:style-name="ce9" office:value-type="date" office:date-value="2017-11-03T17:41:46.102" calcext:value-type="date">
            <text:p>11/3/2017</text:p>
          </table:table-cell>
          <table:table-cell table:style-name="ce1"/>
          <table:table-cell table:style-name="ce1" office:value-type="string" calcext:value-type="string">
            <text:p>ronfish@ctfreemasons.ne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25 Cosmopolitan</text:p>
          </table:table-cell>
          <table:table-cell table:style-name="ce1" office:value-type="string" calcext:value-type="string">
            <text:p>New Year's Day</text:p>
          </table:table-cell>
          <table:table-cell table:style-name="ce1" table:number-columns-repeated="2"/>
          <table:table-cell table:style-name="ce5" office:value-type="date" office:date-value="2024-01-01" calcext:value-type="date">
            <text:p>1/1/2024 0:00:00</text:p>
          </table:table-cell>
          <table:table-cell table:style-name="ce9" office:value-type="date" office:date-value="2024-01-02" calcext:value-type="date">
            <text:p>1/2/2024</text:p>
          </table:table-cell>
          <table:table-cell table:style-name="ce11" table:formula="of:=(HOUR([.F194])+(MINUTE([.F194])/60))-(HOUR([.E194])+(MINUTE([.E194])/60))" office:value-type="float" office:value="0" calcext:value-type="float">
            <text:p>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11-03T17:37:41" calcext:value-type="date">
            <text:p>11/3/2017</text:p>
          </table:table-cell>
          <table:table-cell table:style-name="ce9" office:value-type="date" office:date-value="2017-11-03T17:37:41.936" calcext:value-type="date">
            <text:p>11/3/2017</text:p>
          </table:table-cell>
          <table:table-cell table:style-name="ce1"/>
          <table:table-cell table:style-name="ce1" office:value-type="string" calcext:value-type="string">
            <text:p>ronfish@ctfreemasons.ne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25 Cosmopolitan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Stated Communication with the Worshipful Master in the East at 7:30 pm. Attire is Jacket and Tie. Refreshments to follow and TBA at the meeting.</text:p>
          </table:table-cell>
          <table:table-cell table:style-name="ce1" office:value-type="string" calcext:value-type="string">
            <text:p>Cosmopolitan Lodge No. 125, 285 Whitney Ave, New Haven, CT 06511, USA, Lodge 125 Cosmopolitan</text:p>
          </table:table-cell>
          <table:table-cell table:style-name="ce5" office:value-type="date" office:date-value="2024-01-03T19:30:00" calcext:value-type="date">
            <text:p>1/3/2024 19:30:00</text:p>
          </table:table-cell>
          <table:table-cell table:style-name="ce9" office:value-type="date" office:date-value="2024-01-03T20:30:00" calcext:value-type="date">
            <text:p>1/3/2024</text:p>
          </table:table-cell>
          <table:table-cell table:style-name="ce11" table:formula="of:=(HOUR([.F195])+(MINUTE([.F195])/60))-(HOUR([.E195])+(MINUTE([.E195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1-12-10T12:03:33" calcext:value-type="date">
            <text:p>12/10/2021</text:p>
          </table:table-cell>
          <table:table-cell table:style-name="ce9" office:value-type="date" office:date-value="2023-08-02T17:15:41.54" calcext:value-type="date">
            <text:p>8/2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abrahamson0@gmail.com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28 Hospitality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/>
            <text:p>Dinner is usually at 6:30 p.m.</text:p>
            <text:p/>
            <text:p>Contact Lodge Secretary for any details.</text:p>
          </table:table-cell>
          <table:table-cell table:style-name="ce1" office:value-type="string" calcext:value-type="string">
            <text:p>Solomon Welles House, 220 Hartford Ave, Wethersfield, CT , Lodge 128 Hospitality</text:p>
          </table:table-cell>
          <table:table-cell table:style-name="ce5" office:value-type="date" office:date-value="2023-12-13T19:30:00" calcext:value-type="date">
            <text:p>12/13/2023 19:30:00</text:p>
          </table:table-cell>
          <table:table-cell table:style-name="ce9" office:value-type="date" office:date-value="2023-12-13T22:00:00" calcext:value-type="date">
            <text:p>12/13/2023</text:p>
          </table:table-cell>
          <table:table-cell table:style-name="ce11" table:formula="of:=(HOUR([.F196])+(MINUTE([.F196])/60))-(HOUR([.E196])+(MINUTE([.E196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0-01-17T13:43:09" calcext:value-type="date">
            <text:p>1/17/2020</text:p>
          </table:table-cell>
          <table:table-cell table:style-name="ce9" office:value-type="date" office:date-value="2022-12-03T13:38:52.022" calcext:value-type="date">
            <text:p>12/3/2022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frankwa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28 Hospitality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/>
            <text:p>Dinner is usually at 6:30 p.m.</text:p>
            <text:p/>
            <text:p>Contact Lodge Secretary for any details.</text:p>
          </table:table-cell>
          <table:table-cell table:style-name="ce1" office:value-type="string" calcext:value-type="string">
            <text:p>Solomon Welles House, 220 Hartford Ave, Wethersfield, CT , Lodge 128 Hospitality</text:p>
          </table:table-cell>
          <table:table-cell table:style-name="ce5" office:value-type="date" office:date-value="2024-01-10T19:30:00" calcext:value-type="date">
            <text:p>1/10/2024 19:30:00</text:p>
          </table:table-cell>
          <table:table-cell table:style-name="ce9" office:value-type="date" office:date-value="2024-01-10T22:00:00" calcext:value-type="date">
            <text:p>1/10/2024</text:p>
          </table:table-cell>
          <table:table-cell table:style-name="ce11" table:formula="of:=(HOUR([.F197])+(MINUTE([.F197])/60))-(HOUR([.E197])+(MINUTE([.E197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0-01-17T13:43:09" calcext:value-type="date">
            <text:p>1/17/2020</text:p>
          </table:table-cell>
          <table:table-cell table:style-name="ce9" office:value-type="date" office:date-value="2022-12-03T13:38:52.022" calcext:value-type="date">
            <text:p>12/3/2022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frankwa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31 Solar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4T19:30:00" calcext:value-type="date">
            <text:p>12/4/2023 19:30:00</text:p>
          </table:table-cell>
          <table:table-cell table:style-name="ce9" office:value-type="date" office:date-value="2023-12-04T20:30:00" calcext:value-type="date">
            <text:p>12/4/2023</text:p>
          </table:table-cell>
          <table:table-cell table:style-name="ce11" table:formula="of:=(HOUR([.F198])+(MINUTE([.F198])/60))-(HOUR([.E198])+(MINUTE([.E19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30T07:24:38" calcext:value-type="date">
            <text:p>3/30/2018</text:p>
          </table:table-cell>
          <table:table-cell table:style-name="ce9" office:value-type="date" office:date-value="2018-03-30T07:24:38.417" calcext:value-type="date">
            <text:p>3/30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31 Solar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8T19:30:00" calcext:value-type="date">
            <text:p>12/18/2023 19:30:00</text:p>
          </table:table-cell>
          <table:table-cell table:style-name="ce9" office:value-type="date" office:date-value="2023-12-18T20:30:00" calcext:value-type="date">
            <text:p>12/18/2023</text:p>
          </table:table-cell>
          <table:table-cell table:style-name="ce11" table:formula="of:=(HOUR([.F199])+(MINUTE([.F199])/60))-(HOUR([.E199])+(MINUTE([.E19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30T07:24:59" calcext:value-type="date">
            <text:p>3/30/2018</text:p>
          </table:table-cell>
          <table:table-cell table:style-name="ce9" office:value-type="date" office:date-value="2018-03-30T07:25:00.009" calcext:value-type="date">
            <text:p>3/30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31 Solar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1T19:30:00" calcext:value-type="date">
            <text:p>1/1/2024 19:30:00</text:p>
          </table:table-cell>
          <table:table-cell table:style-name="ce9" office:value-type="date" office:date-value="2024-01-01T20:30:00" calcext:value-type="date">
            <text:p>1/1/2024</text:p>
          </table:table-cell>
          <table:table-cell table:style-name="ce11" table:formula="of:=(HOUR([.F200])+(MINUTE([.F200])/60))-(HOUR([.E200])+(MINUTE([.E20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30T07:24:38" calcext:value-type="date">
            <text:p>3/30/2018</text:p>
          </table:table-cell>
          <table:table-cell table:style-name="ce9" office:value-type="date" office:date-value="2018-03-30T07:24:38.417" calcext:value-type="date">
            <text:p>3/30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2 Ashlar-Aspetuck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Stated Communication - Dinner 6:30 PM</text:p>
          </table:table-cell>
          <table:table-cell table:style-name="ce1" office:value-type="string" calcext:value-type="string">
            <text:p>200 Center Rd, Easton, CT 06612, USA, Lodge 142 Ashlar-Aspetuck</text:p>
          </table:table-cell>
          <table:table-cell table:style-name="ce5" office:value-type="date" office:date-value="2023-12-13T19:30:00" calcext:value-type="date">
            <text:p>12/13/2023 19:30:00</text:p>
          </table:table-cell>
          <table:table-cell table:style-name="ce9" office:value-type="date" office:date-value="2023-12-13T21:00:00" calcext:value-type="date">
            <text:p>12/13/2023</text:p>
          </table:table-cell>
          <table:table-cell table:style-name="ce11" table:formula="of:=(HOUR([.F201])+(MINUTE([.F201])/60))-(HOUR([.E201])+(MINUTE([.E201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0-01-08T12:34:49" calcext:value-type="date">
            <text:p>1/8/2020</text:p>
          </table:table-cell>
          <table:table-cell table:style-name="ce9" office:value-type="date" office:date-value="2023-01-28T20:53:08.864" calcext:value-type="date">
            <text:p>1/28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jfurc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2 Ashlar-Aspetuck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Stated Communication - Dinner 6:30 PM</text:p>
          </table:table-cell>
          <table:table-cell table:style-name="ce1" office:value-type="string" calcext:value-type="string">
            <text:p>200 Center Rd, Easton, CT 06612, USA, Lodge 142 Ashlar-Aspetuck</text:p>
          </table:table-cell>
          <table:table-cell table:style-name="ce5" office:value-type="date" office:date-value="2024-01-10T19:30:00" calcext:value-type="date">
            <text:p>1/10/2024 19:30:00</text:p>
          </table:table-cell>
          <table:table-cell table:style-name="ce9" office:value-type="date" office:date-value="2024-01-10T21:00:00" calcext:value-type="date">
            <text:p>1/10/2024</text:p>
          </table:table-cell>
          <table:table-cell table:style-name="ce11" table:formula="of:=(HOUR([.F202])+(MINUTE([.F202])/60))-(HOUR([.E202])+(MINUTE([.E202])/60))" office:value-type="float" office:value="1.5" calcext:value-type="float">
            <text:p>1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0-01-08T12:34:49" calcext:value-type="date">
            <text:p>1/8/2020</text:p>
          </table:table-cell>
          <table:table-cell table:style-name="ce9" office:value-type="date" office:date-value="2023-01-28T20:53:08.864" calcext:value-type="date">
            <text:p>1/28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jfurc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5 Friendship-Tuscan</text:p>
          </table:table-cell>
          <table:table-cell table:style-name="ce1" office:value-type="string" calcext:value-type="string">
            <text:p>Friendship Tuscan Lodge #145 - MM Degree</text:p>
          </table:table-cell>
          <table:table-cell table:style-name="ce1" office:value-type="string" calcext:value-type="string">
            <text:p>Degree starts at 10am. There will be a lunch break and then the second half will be portrayed.</text:p>
          </table:table-cell>
          <table:table-cell table:style-name="ce1" office:value-type="string" calcext:value-type="string">
            <text:p>Lodge 145 Friendship-Tuscan</text:p>
          </table:table-cell>
          <table:table-cell table:style-name="ce5" office:value-type="date" office:date-value="2023-12-02T10:00:00" calcext:value-type="date">
            <text:p>12/2/2023 10:00:00</text:p>
          </table:table-cell>
          <table:table-cell table:style-name="ce9" office:value-type="date" office:date-value="2023-12-02T10:30:00" calcext:value-type="date">
            <text:p>12/2/2023</text:p>
          </table:table-cell>
          <table:table-cell table:style-name="ce11" table:formula="of:=(HOUR([.F203])+(MINUTE([.F203])/60))-(HOUR([.E203])+(MINUTE([.E203])/60))" office:value-type="float" office:value="0.5" calcext:value-type="float">
            <text:p>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8-20T09:27:19" calcext:value-type="date">
            <text:p>8/20/2023</text:p>
          </table:table-cell>
          <table:table-cell table:style-name="ce9" office:value-type="date" office:date-value="2023-08-20T10:12:03.939" calcext:value-type="date">
            <text:p>8/20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lafargu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5 Friendship-Tuscan</text:p>
          </table:table-cell>
          <table:table-cell table:style-name="ce1" office:value-type="string" calcext:value-type="string">
            <text:p>Friendship Tuscan #145 Stated Communication - Annual Meeting</text:p>
          </table:table-cell>
          <table:table-cell table:style-name="ce1" office:value-type="string" calcext:value-type="string">
            <text:p>Dinner @ 6:30pm</text:p>
          </table:table-cell>
          <table:table-cell table:style-name="ce1" office:value-type="string" calcext:value-type="string">
            <text:p>24 Golway St, Manchester, CT 06042, USA</text:p>
          </table:table-cell>
          <table:table-cell table:style-name="ce5" office:value-type="date" office:date-value="2023-12-07T19:30:00" calcext:value-type="date">
            <text:p>12/7/2023 19:30:00</text:p>
          </table:table-cell>
          <table:table-cell table:style-name="ce9" office:value-type="date" office:date-value="2023-12-07T22:00:00" calcext:value-type="date">
            <text:p>12/7/2023</text:p>
          </table:table-cell>
          <table:table-cell table:style-name="ce11" table:formula="of:=(HOUR([.F204])+(MINUTE([.F204])/60))-(HOUR([.E204])+(MINUTE([.E204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2-07T10:13:25" calcext:value-type="date">
            <text:p>12/7/2018</text:p>
          </table:table-cell>
          <table:table-cell table:style-name="ce9" office:value-type="date" office:date-value="2023-08-20T09:27:58.256" calcext:value-type="date">
            <text:p>8/20/2023</text:p>
          </table:table-cell>
          <table:table-cell table:style-name="ce1"/>
          <table:table-cell table:style-name="ce1" office:value-type="string" calcext:value-type="string">
            <text:p>steveald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5 Friendship-Tuscan</text:p>
          </table:table-cell>
          <table:table-cell table:style-name="ce1" office:value-type="string" calcext:value-type="string">
            <text:p>Friendship Tuscan Lodge #145 - Installation of Officers</text:p>
          </table:table-cell>
          <table:table-cell table:style-name="ce1"/>
          <table:table-cell table:style-name="ce1" office:value-type="string" calcext:value-type="string">
            <text:p>Lodge 145 Friendship-Tuscan</text:p>
          </table:table-cell>
          <table:table-cell table:style-name="ce5" office:value-type="date" office:date-value="2023-12-16" calcext:value-type="date">
            <text:p>12/16/2023 0:00:00</text:p>
          </table:table-cell>
          <table:table-cell table:style-name="ce9" office:value-type="date" office:date-value="2023-12-17" calcext:value-type="date">
            <text:p>12/17/2023</text:p>
          </table:table-cell>
          <table:table-cell table:style-name="ce11" table:formula="of:=(HOUR([.F205])+(MINUTE([.F205])/60))-(HOUR([.E205])+(MINUTE([.E205])/60))" office:value-type="float" office:value="0" calcext:value-type="float">
            <text:p>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8-20T09:28:35" calcext:value-type="date">
            <text:p>8/20/2023</text:p>
          </table:table-cell>
          <table:table-cell table:style-name="ce9" office:value-type="date" office:date-value="2023-08-20T10:12:21.463" calcext:value-type="date">
            <text:p>8/20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lafargu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5 Friendship-Tuscan</text:p>
          </table:table-cell>
          <table:table-cell table:style-name="ce1" office:value-type="string" calcext:value-type="string">
            <text:p>Friendship Tuscan #145 Stated Communication</text:p>
          </table:table-cell>
          <table:table-cell table:style-name="ce1" office:value-type="string" calcext:value-type="string">
            <text:p>Dinner 6:30pm</text:p>
          </table:table-cell>
          <table:table-cell table:style-name="ce1" office:value-type="string" calcext:value-type="string">
            <text:p>24 Golway St, Manchester, CT 06042, USA</text:p>
          </table:table-cell>
          <table:table-cell table:style-name="ce5" office:value-type="date" office:date-value="2023-12-21T19:30:00" calcext:value-type="date">
            <text:p>12/21/2023 19:30:00</text:p>
          </table:table-cell>
          <table:table-cell table:style-name="ce9" office:value-type="date" office:date-value="2023-12-21T22:00:00" calcext:value-type="date">
            <text:p>12/21/2023</text:p>
          </table:table-cell>
          <table:table-cell table:style-name="ce11" table:formula="of:=(HOUR([.F206])+(MINUTE([.F206])/60))-(HOUR([.E206])+(MINUTE([.E206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2-07T10:16:36" calcext:value-type="date">
            <text:p>12/7/2018</text:p>
          </table:table-cell>
          <table:table-cell table:style-name="ce9" office:value-type="date" office:date-value="2022-02-05T14:19:31.766" calcext:value-type="date">
            <text:p>2/5/2022</text:p>
          </table:table-cell>
          <table:table-cell table:style-name="ce1"/>
          <table:table-cell table:style-name="ce1" office:value-type="string" calcext:value-type="string">
            <text:p>steveald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5 Friendship-Tuscan</text:p>
          </table:table-cell>
          <table:table-cell table:style-name="ce1" office:value-type="string" calcext:value-type="string">
            <text:p>Friendship Tuscan #145 Stated Communication</text:p>
          </table:table-cell>
          <table:table-cell table:style-name="ce1" office:value-type="string" calcext:value-type="string">
            <text:p>Dinner @ 6:30pm</text:p>
          </table:table-cell>
          <table:table-cell table:style-name="ce1" office:value-type="string" calcext:value-type="string">
            <text:p>24 Golway St, Manchester, CT 06042, USA</text:p>
          </table:table-cell>
          <table:table-cell table:style-name="ce5" office:value-type="date" office:date-value="2024-01-04T19:30:00" calcext:value-type="date">
            <text:p>1/4/2024 19:30:00</text:p>
          </table:table-cell>
          <table:table-cell table:style-name="ce9" office:value-type="date" office:date-value="2024-01-04T22:00:00" calcext:value-type="date">
            <text:p>1/4/2024</text:p>
          </table:table-cell>
          <table:table-cell table:style-name="ce11" table:formula="of:=(HOUR([.F207])+(MINUTE([.F207])/60))-(HOUR([.E207])+(MINUTE([.E207])/60))" office:value-type="float" office:value="2.5" calcext:value-type="float">
            <text:p>2.5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2-07T10:13:25" calcext:value-type="date">
            <text:p>12/7/2018</text:p>
          </table:table-cell>
          <table:table-cell table:style-name="ce9" office:value-type="date" office:date-value="2022-02-05T14:18:50.071" calcext:value-type="date">
            <text:p>2/5/2022</text:p>
          </table:table-cell>
          <table:table-cell table:style-name="ce1"/>
          <table:table-cell table:style-name="ce1" office:value-type="string" calcext:value-type="string">
            <text:p>steveald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6 Wolcott</text:p>
          </table:table-cell>
          <table:table-cell table:style-name="ce1" office:value-type="string" calcext:value-type="string">
            <text:p>Dinner prior to State Communication</text:p>
          </table:table-cell>
          <table:table-cell table:style-name="ce1" office:value-type="string" calcext:value-type="string">
            <text:p>(East Street Eatery, 141 East Street, Wolcott, CT 06716)</text:p>
          </table:table-cell>
          <table:table-cell table:style-name="ce1" office:value-type="string" calcext:value-type="string">
            <text:p>East Street Eatery - Wolcott, 141 East St, Wolcott, CT 06716, USA, Lodge 146 Wolcott</text:p>
          </table:table-cell>
          <table:table-cell table:style-name="ce5" office:value-type="date" office:date-value="2023-12-12T18:30:00" calcext:value-type="date">
            <text:p>12/12/2023 18:30:00</text:p>
          </table:table-cell>
          <table:table-cell table:style-name="ce9" office:value-type="date" office:date-value="2023-12-12T19:30:00" calcext:value-type="date">
            <text:p>12/12/2023</text:p>
          </table:table-cell>
          <table:table-cell table:style-name="ce11" table:formula="of:=(HOUR([.F208])+(MINUTE([.F208])/60))-(HOUR([.E208])+(MINUTE([.E208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0-02-01T20:00:14" calcext:value-type="date">
            <text:p>2/1/2020</text:p>
          </table:table-cell>
          <table:table-cell table:style-name="ce9" office:value-type="date" office:date-value="2023-01-12T15:01:22.155" calcext:value-type="date">
            <text:p>1/12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anhughe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6 Wolcott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(East Street Eatery, 141 East Street, Wolcott, CT 06716)</text:p>
          </table:table-cell>
          <table:table-cell table:style-name="ce1" office:value-type="string" calcext:value-type="string">
            <text:p>141 East St, Wolcott, CT 06716, USA, Lodge 146 Wolcott</text:p>
          </table:table-cell>
          <table:table-cell table:style-name="ce5" office:value-type="date" office:date-value="2023-12-12T19:30:00" calcext:value-type="date">
            <text:p>12/12/2023 19:30:00</text:p>
          </table:table-cell>
          <table:table-cell table:style-name="ce9" office:value-type="date" office:date-value="2023-12-12T20:30:00" calcext:value-type="date">
            <text:p>12/12/2023</text:p>
          </table:table-cell>
          <table:table-cell table:style-name="ce11" table:formula="of:=(HOUR([.F209])+(MINUTE([.F209])/60))-(HOUR([.E209])+(MINUTE([.E209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30T08:17:15" calcext:value-type="date">
            <text:p>3/30/2018</text:p>
          </table:table-cell>
          <table:table-cell table:style-name="ce9" office:value-type="date" office:date-value="2023-01-12T15:01:23.168" calcext:value-type="date">
            <text:p>1/12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anhughe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6 Wolcott</text:p>
          </table:table-cell>
          <table:table-cell table:style-name="ce1" office:value-type="string" calcext:value-type="string">
            <text:p>Fellowship Gathering</text:p>
          </table:table-cell>
          <table:table-cell table:style-name="ce1" office:value-type="string" calcext:value-type="string">
            <text:p>(East Street Eatery, 141 East Street, Wolcott, CT 06716)</text:p>
          </table:table-cell>
          <table:table-cell table:style-name="ce1" office:value-type="string" calcext:value-type="string">
            <text:p>East Street Eatery - Wolcott, 141 East St, Wolcott, CT 06716, USA, Lodge 146 Wolcott</text:p>
          </table:table-cell>
          <table:table-cell table:style-name="ce5" office:value-type="date" office:date-value="2023-12-26T18:30:00" calcext:value-type="date">
            <text:p>12/26/2023 18:30:00</text:p>
          </table:table-cell>
          <table:table-cell table:style-name="ce9" office:value-type="date" office:date-value="2023-12-26T19:30:00" calcext:value-type="date">
            <text:p>12/26/2023</text:p>
          </table:table-cell>
          <table:table-cell table:style-name="ce11" table:formula="of:=(HOUR([.F210])+(MINUTE([.F210])/60))-(HOUR([.E210])+(MINUTE([.E210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0-02-01T19:53:55" calcext:value-type="date">
            <text:p>2/1/2020</text:p>
          </table:table-cell>
          <table:table-cell table:style-name="ce9" office:value-type="date" office:date-value="2023-01-12T15:01:24.607" calcext:value-type="date">
            <text:p>1/12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anhughe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6 Wolcott</text:p>
          </table:table-cell>
          <table:table-cell table:style-name="ce1" office:value-type="string" calcext:value-type="string">
            <text:p>Dinner prior to State Communication</text:p>
          </table:table-cell>
          <table:table-cell table:style-name="ce1" office:value-type="string" calcext:value-type="string">
            <text:p>(East Street Eatery, 141 East Street, Wolcott, CT 06716)</text:p>
          </table:table-cell>
          <table:table-cell table:style-name="ce1" office:value-type="string" calcext:value-type="string">
            <text:p>East Street Eatery - Wolcott, 141 East St, Wolcott, CT 06716, USA, Lodge 146 Wolcott</text:p>
          </table:table-cell>
          <table:table-cell table:style-name="ce5" office:value-type="date" office:date-value="2024-01-09T18:30:00" calcext:value-type="date">
            <text:p>1/9/2024 18:30:00</text:p>
          </table:table-cell>
          <table:table-cell table:style-name="ce9" office:value-type="date" office:date-value="2024-01-09T19:30:00" calcext:value-type="date">
            <text:p>1/9/2024</text:p>
          </table:table-cell>
          <table:table-cell table:style-name="ce11" table:formula="of:=(HOUR([.F211])+(MINUTE([.F211])/60))-(HOUR([.E211])+(MINUTE([.E211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0-02-01T20:00:14" calcext:value-type="date">
            <text:p>2/1/2020</text:p>
          </table:table-cell>
          <table:table-cell table:style-name="ce9" office:value-type="date" office:date-value="2023-01-12T15:01:22.155" calcext:value-type="date">
            <text:p>1/12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anhughe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6 Wolcott</text:p>
          </table:table-cell>
          <table:table-cell table:style-name="ce1" office:value-type="string" calcext:value-type="string">
            <text:p>Stated Communication</text:p>
          </table:table-cell>
          <table:table-cell table:style-name="ce1" office:value-type="string" calcext:value-type="string">
            <text:p>(East Street Eatery, 141 East Street, Wolcott, CT 06716)</text:p>
          </table:table-cell>
          <table:table-cell table:style-name="ce1" office:value-type="string" calcext:value-type="string">
            <text:p>141 East St, Wolcott, CT 06716, USA, Lodge 146 Wolcott</text:p>
          </table:table-cell>
          <table:table-cell table:style-name="ce5" office:value-type="date" office:date-value="2024-01-09T19:30:00" calcext:value-type="date">
            <text:p>1/9/2024 19:30:00</text:p>
          </table:table-cell>
          <table:table-cell table:style-name="ce9" office:value-type="date" office:date-value="2024-01-09T20:30:00" calcext:value-type="date">
            <text:p>1/9/2024</text:p>
          </table:table-cell>
          <table:table-cell table:style-name="ce11" table:formula="of:=(HOUR([.F212])+(MINUTE([.F212])/60))-(HOUR([.E212])+(MINUTE([.E212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30T08:17:15" calcext:value-type="date">
            <text:p>3/30/2018</text:p>
          </table:table-cell>
          <table:table-cell table:style-name="ce9" office:value-type="date" office:date-value="2023-01-12T15:01:23.168" calcext:value-type="date">
            <text:p>1/12/20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anhughes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8 Unity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05T19:30:00" calcext:value-type="date">
            <text:p>12/5/2023 19:30:00</text:p>
          </table:table-cell>
          <table:table-cell table:style-name="ce9" office:value-type="date" office:date-value="2023-12-05T20:30:00" calcext:value-type="date">
            <text:p>12/5/2023</text:p>
          </table:table-cell>
          <table:table-cell table:style-name="ce11" table:formula="of:=(HOUR([.F213])+(MINUTE([.F213])/60))-(HOUR([.E213])+(MINUTE([.E213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30T08:28:54" calcext:value-type="date">
            <text:p>3/30/2018</text:p>
          </table:table-cell>
          <table:table-cell table:style-name="ce9" office:value-type="date" office:date-value="2018-03-30T08:28:54.804" calcext:value-type="date">
            <text:p>3/30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8 Unity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4-01-02T19:30:00" calcext:value-type="date">
            <text:p>1/2/2024 19:30:00</text:p>
          </table:table-cell>
          <table:table-cell table:style-name="ce9" office:value-type="date" office:date-value="2024-01-02T20:30:00" calcext:value-type="date">
            <text:p>1/2/2024</text:p>
          </table:table-cell>
          <table:table-cell table:style-name="ce11" table:formula="of:=(HOUR([.F214])+(MINUTE([.F214])/60))-(HOUR([.E214])+(MINUTE([.E214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30T08:28:54" calcext:value-type="date">
            <text:p>3/30/2018</text:p>
          </table:table-cell>
          <table:table-cell table:style-name="ce9" office:value-type="date" office:date-value="2018-03-30T08:28:54.804" calcext:value-type="date">
            <text:p>3/30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49 Universal Fraternity</text:p>
          </table:table-cell>
          <table:table-cell table:style-name="ce1" office:value-type="string" calcext:value-type="string">
            <text:p>Stated Communication</text:p>
          </table:table-cell>
          <table:table-cell table:style-name="ce1" table:number-columns-repeated="2"/>
          <table:table-cell table:style-name="ce5" office:value-type="date" office:date-value="2023-12-16T19:30:00" calcext:value-type="date">
            <text:p>12/16/2023 19:30:00</text:p>
          </table:table-cell>
          <table:table-cell table:style-name="ce9" office:value-type="date" office:date-value="2023-12-16T20:30:00" calcext:value-type="date">
            <text:p>12/16/2023</text:p>
          </table:table-cell>
          <table:table-cell table:style-name="ce11" table:formula="of:=(HOUR([.F215])+(MINUTE([.F215])/60))-(HOUR([.E215])+(MINUTE([.E215])/60))" office:value-type="float" office:value="1" calcext:value-type="float">
            <text:p>1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03-30T08:40:46" calcext:value-type="date">
            <text:p>3/30/2018</text:p>
          </table:table-cell>
          <table:table-cell table:style-name="ce9" office:value-type="date" office:date-value="2018-03-30T08:40:46.76" calcext:value-type="date">
            <text:p>3/30/2018</text:p>
          </table:table-cell>
          <table:table-cell table:style-name="ce1"/>
          <table:table-cell table:style-name="ce1" office:value-type="string" calcext:value-type="string">
            <text:p>ddemaine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150 Purity</text:p>
          </table:table-cell>
          <table:table-cell table:style-name="ce1" office:value-type="string" calcext:value-type="string">
            <text:p>Bussiness Meeting</text:p>
          </table:table-cell>
          <table:table-cell table:style-name="ce1"/>
          <table:table-cell table:style-name="ce1" office:value-type="string" calcext:value-type="string">
            <text:p>Lodge 150 Purity</text:p>
          </table:table-cell>
          <table:table-cell table:style-name="ce5" office:value-type="date" office:date-value="2023-12-20T18:30:00" calcext:value-type="date">
            <text:p>12/20/2023 18:30:00</text:p>
          </table:table-cell>
          <table:table-cell table:style-name="ce9" office:value-type="date" office:date-value="2023-12-20T20:30:00" calcext:value-type="date">
            <text:p>12/20/2023</text:p>
          </table:table-cell>
          <table:table-cell table:style-name="ce11" table:formula="of:=(HOUR([.F216])+(MINUTE([.F216])/60))-(HOUR([.E216])+(MINUTE([.E216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7-03-07T10:41:25" calcext:value-type="date">
            <text:p>3/7/2017</text:p>
          </table:table-cell>
          <table:table-cell table:style-name="ce9" office:value-type="date" office:date-value="2022-12-10T10:02:57.946" calcext:value-type="date">
            <text:p>12/10/202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jcove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332 Ashlar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Masonicare At Ashlar Village, 74 Cheshire Rd, Wallingford, CT 06492, USA</text:p>
          </table:table-cell>
          <table:table-cell table:style-name="ce5" office:value-type="date" office:date-value="2023-12-11T10:00:00" calcext:value-type="date">
            <text:p>12/11/2023 10:00:00</text:p>
          </table:table-cell>
          <table:table-cell table:style-name="ce9" office:value-type="date" office:date-value="2023-12-11T12:00:00" calcext:value-type="date">
            <text:p>12/11/2023</text:p>
          </table:table-cell>
          <table:table-cell table:style-name="ce11" table:formula="of:=(HOUR([.F217])+(MINUTE([.F217])/60))-(HOUR([.E217])+(MINUTE([.E217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01-13T19:25:01" calcext:value-type="date">
            <text:p>1/13/2019</text:p>
          </table:table-cell>
          <table:table-cell table:style-name="ce9" office:value-type="date" office:date-value="2019-01-13T19:25:39.372" calcext:value-type="date">
            <text:p>1/13/2019</text:p>
          </table:table-cell>
          <table:table-cell table:style-name="ce1"/>
          <table:table-cell table:style-name="ce1" office:value-type="string" calcext:value-type="string">
            <text:p>dougbarr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dge 332 Ashlar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Masonicare At Ashlar Village, 74 Cheshire Rd, Wallingford, CT 06492, USA</text:p>
          </table:table-cell>
          <table:table-cell table:style-name="ce5" office:value-type="date" office:date-value="2024-01-08T10:00:00" calcext:value-type="date">
            <text:p>1/8/2024 10:00:00</text:p>
          </table:table-cell>
          <table:table-cell table:style-name="ce9" office:value-type="date" office:date-value="2024-01-08T12:00:00" calcext:value-type="date">
            <text:p>1/8/2024</text:p>
          </table:table-cell>
          <table:table-cell table:style-name="ce11" table:formula="of:=(HOUR([.F218])+(MINUTE([.F218])/60))-(HOUR([.E218])+(MINUTE([.E218])/60))" office:value-type="float" office:value="2" calcext:value-type="float">
            <text:p>2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9-01-13T19:25:01" calcext:value-type="date">
            <text:p>1/13/2019</text:p>
          </table:table-cell>
          <table:table-cell table:style-name="ce9" office:value-type="date" office:date-value="2019-01-13T19:25:39.372" calcext:value-type="date">
            <text:p>1/13/2019</text:p>
          </table:table-cell>
          <table:table-cell table:style-name="ce1"/>
          <table:table-cell table:style-name="ce1" office:value-type="string" calcext:value-type="string">
            <text:p>dougbarry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243 E Putnam Ave, Greenwich, CT 06830, USA</text:p>
          </table:table-cell>
          <table:table-cell table:style-name="ce5" office:value-type="date" office:date-value="2023-12-05T18:30:00" calcext:value-type="date">
            <text:p>12/5/2023 18:30:00</text:p>
          </table:table-cell>
          <table:table-cell table:style-name="ce9" office:value-type="date" office:date-value="2023-12-05T21:30:00" calcext:value-type="date">
            <text:p>12/5/2023</text:p>
          </table:table-cell>
          <table:table-cell table:style-name="ce11" table:formula="of:=(HOUR([.F219])+(MINUTE([.F219])/60))-(HOUR([.E219])+(MINUTE([.E219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1-01T17:06:03" calcext:value-type="date">
            <text:p>11/1/2018</text:p>
          </table:table-cell>
          <table:table-cell table:style-name="ce9" office:value-type="date" office:date-value="2023-03-04T21:25:45.242" calcext:value-type="date">
            <text:p>3/4/202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ndrewmelill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Stated Communication, Burns Night @ Pellicci's</text:p>
          </table:table-cell>
          <table:table-cell table:style-name="ce1" office:value-type="string" calcext:value-type="string">
            <text:p>Please join Union Lodge 5 for our next meeting, Weds. Feb. 1. Lodge will be opened and brought to refreshment in Darien at 6:30. Then we’ll join for dinner and a salute to Robert Burns at Pellicci’s, 96 Stillwater Ave, Stamford at 7:30. As the lodge will be at refreshment, non-Masons will be welcome. Hope to see you there!</text:p>
          </table:table-cell>
          <table:table-cell table:style-name="ce1" office:value-type="string" calcext:value-type="string">
            <text:p>Pellicci's, 96 Stillwater Ave, Stamford, CT 06902, USA</text:p>
          </table:table-cell>
          <table:table-cell table:style-name="ce5" office:value-type="date" office:date-value="2023-12-06T18:30:00" calcext:value-type="date">
            <text:p>12/6/2023 18:30:00</text:p>
          </table:table-cell>
          <table:table-cell table:style-name="ce9" office:value-type="date" office:date-value="2023-12-06T22:30:00" calcext:value-type="date">
            <text:p>12/6/2023</text:p>
          </table:table-cell>
          <table:table-cell table:style-name="ce11" table:formula="of:=(HOUR([.F220])+(MINUTE([.F220])/60))-(HOUR([.E220])+(MINUTE([.E220])/60))" office:value-type="float" office:value="4" calcext:value-type="float">
            <text:p>4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1-31T23:23:55" calcext:value-type="date">
            <text:p>1/31/2023</text:p>
          </table:table-cell>
          <table:table-cell table:style-name="ce9" office:value-type="date" office:date-value="2023-02-01T17:30:47.112" calcext:value-type="date">
            <text:p>2/1/202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petr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Union No. 5 Stated</text:p>
          </table:table-cell>
          <table:table-cell table:style-name="ce1" office:value-type="string" calcext:value-type="string">
            <text:p/>
            <text:p>Dinner at 6:30 PMGavel Down at 7:30 PM</text:p>
          </table:table-cell>
          <table:table-cell table:style-name="ce1" office:value-type="string" calcext:value-type="string">
            <text:p>47 Kirkham Pl, Stamford, CT 06906, USA</text:p>
          </table:table-cell>
          <table:table-cell table:style-name="ce5" office:value-type="date" office:date-value="2023-12-06T19:30:00" calcext:value-type="date">
            <text:p>12/6/2023 19:30:00</text:p>
          </table:table-cell>
          <table:table-cell table:style-name="ce9" office:value-type="date" office:date-value="2023-12-06T22:30:00" calcext:value-type="date">
            <text:p>12/6/2023</text:p>
          </table:table-cell>
          <table:table-cell table:style-name="ce11" table:formula="of:=(HOUR([.F221])+(MINUTE([.F221])/60))-(HOUR([.E221])+(MINUTE([.E221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1-23T16:46:58" calcext:value-type="date">
            <text:p>11/23/2018</text:p>
          </table:table-cell>
          <table:table-cell table:style-name="ce9" office:value-type="date" office:date-value="2018-11-23T16:46:58.228" calcext:value-type="date">
            <text:p>11/23/2018</text:p>
          </table:table-cell>
          <table:table-cell table:style-name="ce1"/>
          <table:table-cell table:style-name="ce1" office:value-type="string" calcext:value-type="string">
            <text:p>spetr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231 Main St, New Canaan, CT 06840, USA</text:p>
          </table:table-cell>
          <table:table-cell table:style-name="ce5" office:value-type="date" office:date-value="2023-12-12T18:30:00" calcext:value-type="date">
            <text:p>12/12/2023 18:30:00</text:p>
          </table:table-cell>
          <table:table-cell table:style-name="ce9" office:value-type="date" office:date-value="2023-12-12T21:30:00" calcext:value-type="date">
            <text:p>12/12/2023</text:p>
          </table:table-cell>
          <table:table-cell table:style-name="ce11" table:formula="of:=(HOUR([.F222])+(MINUTE([.F222])/60))-(HOUR([.E222])+(MINUTE([.E222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1-01T17:08:09" calcext:value-type="date">
            <text:p>11/1/2018</text:p>
          </table:table-cell>
          <table:table-cell table:style-name="ce9" office:value-type="date" office:date-value="2023-06-27T17:30:36.761" calcext:value-type="date">
            <text:p>6/27/202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ndrewmelill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Ivanhoe 107 - Stated</text:p>
          </table:table-cell>
          <table:table-cell table:style-name="ce1"/>
          <table:table-cell table:style-name="ce1" office:value-type="string" calcext:value-type="string">
            <text:p>354 Post Rd, Darien, CT 06820</text:p>
          </table:table-cell>
          <table:table-cell table:style-name="ce5" office:value-type="date" office:date-value="2023-12-13T20:00:00" calcext:value-type="date">
            <text:p>12/13/2023 20:00:00</text:p>
          </table:table-cell>
          <table:table-cell table:style-name="ce9" office:value-type="date" office:date-value="2023-12-13T22:30:00" calcext:value-type="date">
            <text:p>12/13/2023</text:p>
          </table:table-cell>
          <table:table-cell table:style-name="ce11" table:formula="of:=(HOUR([.F223])+(MINUTE([.F223])/60))-(HOUR([.E223])+(MINUTE([.E223])/60))" office:value-type="float" office:value="2.5" calcext:value-type="float">
            <text:p>2.5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8-11-23T16:50:15" calcext:value-type="date">
            <text:p>11/23/2018</text:p>
          </table:table-cell>
          <table:table-cell table:style-name="ce9" office:value-type="date" office:date-value="2023-02-08T19:00:13.842" calcext:value-type="date">
            <text:p>2/8/2023</text:p>
          </table:table-cell>
          <table:table-cell table:style-name="ce1"/>
          <table:table-cell table:style-name="ce1" office:value-type="string" calcext:value-type="string">
            <text:p>spetr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243 E Putnam Ave, Greenwich, CT 06830, USA</text:p>
          </table:table-cell>
          <table:table-cell table:style-name="ce5" office:value-type="date" office:date-value="2023-12-19T18:30:00" calcext:value-type="date">
            <text:p>12/19/2023 18:30:00</text:p>
          </table:table-cell>
          <table:table-cell table:style-name="ce9" office:value-type="date" office:date-value="2023-12-19T21:30:00" calcext:value-type="date">
            <text:p>12/19/2023</text:p>
          </table:table-cell>
          <table:table-cell table:style-name="ce11" table:formula="of:=(HOUR([.F224])+(MINUTE([.F224])/60))-(HOUR([.E224])+(MINUTE([.E224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1-01T17:06:03" calcext:value-type="date">
            <text:p>11/1/2018</text:p>
          </table:table-cell>
          <table:table-cell table:style-name="ce9" office:value-type="date" office:date-value="2023-03-04T21:25:45.242" calcext:value-type="date">
            <text:p>3/4/202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ndrewmelill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Union No. 5 - Stated</text:p>
          </table:table-cell>
          <table:table-cell table:style-name="ce1" office:value-type="string" calcext:value-type="string">
            <text:p>Dinner at 6:30 PM</text:p>
            <text:p>Gavel Down at 7:30 PM</text:p>
          </table:table-cell>
          <table:table-cell table:style-name="ce1" office:value-type="string" calcext:value-type="string">
            <text:p>354 Post Rd, Darien, CT 06820, USA</text:p>
          </table:table-cell>
          <table:table-cell table:style-name="ce5" office:value-type="date" office:date-value="2023-12-20T19:30:00" calcext:value-type="date">
            <text:p>12/20/2023 19:30:00</text:p>
          </table:table-cell>
          <table:table-cell table:style-name="ce9" office:value-type="date" office:date-value="2023-12-20T22:30:00" calcext:value-type="date">
            <text:p>12/20/2023</text:p>
          </table:table-cell>
          <table:table-cell table:style-name="ce11" table:formula="of:=(HOUR([.F225])+(MINUTE([.F225])/60))-(HOUR([.E225])+(MINUTE([.E225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4-19T18:34:54" calcext:value-type="date">
            <text:p>4/19/2023</text:p>
          </table:table-cell>
          <table:table-cell table:style-name="ce9" office:value-type="date" office:date-value="2023-10-18T17:30:13.749" calcext:value-type="date">
            <text:p>10/18/202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petr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Union No. 5 - Stated</text:p>
          </table:table-cell>
          <table:table-cell table:style-name="ce1" office:value-type="string" calcext:value-type="string">
            <text:p>Dinner at 6:30 PM</text:p>
            <text:p>Gavel Down at 7:30 PM</text:p>
          </table:table-cell>
          <table:table-cell table:style-name="ce1" office:value-type="string" calcext:value-type="string">
            <text:p>354 Post Rd, Darien, CT 06820, USA</text:p>
          </table:table-cell>
          <table:table-cell table:style-name="ce5" office:value-type="date" office:date-value="2023-12-20T19:30:00" calcext:value-type="date">
            <text:p>12/20/2023 19:30:00</text:p>
          </table:table-cell>
          <table:table-cell table:style-name="ce9" office:value-type="date" office:date-value="2023-12-20T22:30:00" calcext:value-type="date">
            <text:p>12/20/2023</text:p>
          </table:table-cell>
          <table:table-cell table:style-name="ce11" table:formula="of:=(HOUR([.F226])+(MINUTE([.F226])/60))-(HOUR([.E226])+(MINUTE([.E226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1-23T16:48:21" calcext:value-type="date">
            <text:p>11/23/2018</text:p>
          </table:table-cell>
          <table:table-cell table:style-name="ce9" office:value-type="date" office:date-value="2023-04-19T18:34:55.992" calcext:value-type="date">
            <text:p>4/19/2023</text:p>
          </table:table-cell>
          <table:table-cell table:style-name="ce1"/>
          <table:table-cell table:style-name="ce1" office:value-type="string" calcext:value-type="string">
            <text:p>spetr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231 Main St, New Canaan, CT 06840, USA</text:p>
          </table:table-cell>
          <table:table-cell table:style-name="ce5" office:value-type="date" office:date-value="2023-12-26T18:30:00" calcext:value-type="date">
            <text:p>12/26/2023 18:30:00</text:p>
          </table:table-cell>
          <table:table-cell table:style-name="ce9" office:value-type="date" office:date-value="2023-12-26T21:30:00" calcext:value-type="date">
            <text:p>12/26/2023</text:p>
          </table:table-cell>
          <table:table-cell table:style-name="ce11" table:formula="of:=(HOUR([.F227])+(MINUTE([.F227])/60))-(HOUR([.E227])+(MINUTE([.E227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1-01T17:08:09" calcext:value-type="date">
            <text:p>11/1/2018</text:p>
          </table:table-cell>
          <table:table-cell table:style-name="ce9" office:value-type="date" office:date-value="2023-06-27T17:30:36.761" calcext:value-type="date">
            <text:p>6/27/202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ndrewmelill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243 E Putnam Ave, Greenwich, CT 06830, USA</text:p>
          </table:table-cell>
          <table:table-cell table:style-name="ce5" office:value-type="date" office:date-value="2024-01-02T18:30:00" calcext:value-type="date">
            <text:p>1/2/2024 18:30:00</text:p>
          </table:table-cell>
          <table:table-cell table:style-name="ce9" office:value-type="date" office:date-value="2024-01-02T21:30:00" calcext:value-type="date">
            <text:p>1/2/2024</text:p>
          </table:table-cell>
          <table:table-cell table:style-name="ce11" table:formula="of:=(HOUR([.F228])+(MINUTE([.F228])/60))-(HOUR([.E228])+(MINUTE([.E228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1-01T17:06:03" calcext:value-type="date">
            <text:p>11/1/2018</text:p>
          </table:table-cell>
          <table:table-cell table:style-name="ce9" office:value-type="date" office:date-value="2023-03-04T21:25:45.242" calcext:value-type="date">
            <text:p>3/4/202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ndrewmelill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Stated Communication, Burns Night @ Pellicci's</text:p>
          </table:table-cell>
          <table:table-cell table:style-name="ce1" office:value-type="string" calcext:value-type="string">
            <text:p>Please join Union Lodge 5 for our next meeting, Weds. Feb. 1. Lodge will be opened and brought to refreshment in Darien at 6:30. Then we’ll join for dinner and a salute to Robert Burns at Pellicci’s, 96 Stillwater Ave, Stamford at 7:30. As the lodge will be at refreshment, non-Masons will be welcome. Hope to see you there!</text:p>
          </table:table-cell>
          <table:table-cell table:style-name="ce1" office:value-type="string" calcext:value-type="string">
            <text:p>Pellicci's, 96 Stillwater Ave, Stamford, CT 06902, USA</text:p>
          </table:table-cell>
          <table:table-cell table:style-name="ce5" office:value-type="date" office:date-value="2024-01-03T18:30:00" calcext:value-type="date">
            <text:p>1/3/2024 18:30:00</text:p>
          </table:table-cell>
          <table:table-cell table:style-name="ce9" office:value-type="date" office:date-value="2024-01-03T22:30:00" calcext:value-type="date">
            <text:p>1/3/2024</text:p>
          </table:table-cell>
          <table:table-cell table:style-name="ce11" table:formula="of:=(HOUR([.F229])+(MINUTE([.F229])/60))-(HOUR([.E229])+(MINUTE([.E229])/60))" office:value-type="float" office:value="4" calcext:value-type="float">
            <text:p>4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23-01-31T23:23:55" calcext:value-type="date">
            <text:p>1/31/2023</text:p>
          </table:table-cell>
          <table:table-cell table:style-name="ce9" office:value-type="date" office:date-value="2023-02-01T17:30:47.112" calcext:value-type="date">
            <text:p>2/1/202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petr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Union No. 5 Stated</text:p>
          </table:table-cell>
          <table:table-cell table:style-name="ce1" office:value-type="string" calcext:value-type="string">
            <text:p/>
            <text:p>Dinner at 6:30 PMGavel Down at 7:30 PM</text:p>
          </table:table-cell>
          <table:table-cell table:style-name="ce1" office:value-type="string" calcext:value-type="string">
            <text:p>47 Kirkham Pl, Stamford, CT 06906, USA</text:p>
          </table:table-cell>
          <table:table-cell table:style-name="ce5" office:value-type="date" office:date-value="2024-01-03T19:30:00" calcext:value-type="date">
            <text:p>1/3/2024 19:30:00</text:p>
          </table:table-cell>
          <table:table-cell table:style-name="ce9" office:value-type="date" office:date-value="2024-01-03T22:30:00" calcext:value-type="date">
            <text:p>1/3/2024</text:p>
          </table:table-cell>
          <table:table-cell table:style-name="ce11" table:formula="of:=(HOUR([.F230])+(MINUTE([.F230])/60))-(HOUR([.E230])+(MINUTE([.E230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1-23T16:46:58" calcext:value-type="date">
            <text:p>11/23/2018</text:p>
          </table:table-cell>
          <table:table-cell table:style-name="ce9" office:value-type="date" office:date-value="2018-11-23T16:46:58.228" calcext:value-type="date">
            <text:p>11/23/2018</text:p>
          </table:table-cell>
          <table:table-cell table:style-name="ce1"/>
          <table:table-cell table:style-name="ce1" office:value-type="string" calcext:value-type="string">
            <text:p>spetr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Stated Communication</text:p>
          </table:table-cell>
          <table:table-cell table:style-name="ce1"/>
          <table:table-cell table:style-name="ce1" office:value-type="string" calcext:value-type="string">
            <text:p>231 Main St, New Canaan, CT 06840, USA</text:p>
          </table:table-cell>
          <table:table-cell table:style-name="ce5" office:value-type="date" office:date-value="2024-01-09T18:30:00" calcext:value-type="date">
            <text:p>1/9/2024 18:30:00</text:p>
          </table:table-cell>
          <table:table-cell table:style-name="ce9" office:value-type="date" office:date-value="2024-01-09T21:30:00" calcext:value-type="date">
            <text:p>1/9/2024</text:p>
          </table:table-cell>
          <table:table-cell table:style-name="ce11" table:formula="of:=(HOUR([.F231])+(MINUTE([.F231])/60))-(HOUR([.E231])+(MINUTE([.E231])/60))" office:value-type="float" office:value="3" calcext:value-type="float">
            <text:p>3.00</text:p>
          </table:table-cell>
          <table:table-cell table:style-name="ce1" office:value-type="string" calcext:value-type="string">
            <text:p>DEFAULT</text:p>
          </table:table-cell>
          <table:table-cell table:style-name="ce9" office:value-type="date" office:date-value="2018-11-01T17:08:09" calcext:value-type="date">
            <text:p>11/1/2018</text:p>
          </table:table-cell>
          <table:table-cell table:style-name="ce9" office:value-type="date" office:date-value="2023-06-27T17:30:36.761" calcext:value-type="date">
            <text:p>6/27/2023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ndrewmelillo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istrict 1 BLC Calendar</text:p>
          </table:table-cell>
          <table:table-cell table:style-name="ce1" office:value-type="string" calcext:value-type="string">
            <text:p>Ivanhoe 107 - Stated</text:p>
          </table:table-cell>
          <table:table-cell table:style-name="ce1"/>
          <table:table-cell table:style-name="ce1" office:value-type="string" calcext:value-type="string">
            <text:p>354 Post Rd, Darien, CT 06820</text:p>
          </table:table-cell>
          <table:table-cell table:style-name="ce5" office:value-type="date" office:date-value="2024-01-10T20:00:00" calcext:value-type="date">
            <text:p>1/10/2024 20:00:00</text:p>
          </table:table-cell>
          <table:table-cell table:style-name="ce9" office:value-type="date" office:date-value="2024-01-10T22:30:00" calcext:value-type="date">
            <text:p>1/10/2024</text:p>
          </table:table-cell>
          <table:table-cell table:style-name="ce11" table:formula="of:=(HOUR([.F232])+(MINUTE([.F232])/60))-(HOUR([.E232])+(MINUTE([.E232])/60))" office:value-type="float" office:value="2.5" calcext:value-type="float">
            <text:p>2.50</text:p>
          </table:table-cell>
          <table:table-cell table:style-name="ce1" office:value-type="string" calcext:value-type="string">
            <text:p>PUBLIC</text:p>
          </table:table-cell>
          <table:table-cell table:style-name="ce9" office:value-type="date" office:date-value="2018-11-23T16:50:15" calcext:value-type="date">
            <text:p>11/23/2018</text:p>
          </table:table-cell>
          <table:table-cell table:style-name="ce9" office:value-type="date" office:date-value="2023-02-08T19:00:13.842" calcext:value-type="date">
            <text:p>2/8/2023</text:p>
          </table:table-cell>
          <table:table-cell table:style-name="ce1"/>
          <table:table-cell table:style-name="ce1" office:value-type="string" calcext:value-type="string">
            <text:p>spetri@ctfreemasons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57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3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17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8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6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8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 table:number-rows-repeated="8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 table:number-rows-repeated="2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 table:number-rows-repeated="3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 table:number-rows-repeated="7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 table:number-rows-repeated="2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3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2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2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7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5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6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9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2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4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3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3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3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14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 table:number-rows-repeated="2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2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3"/>
          <table:table-cell/>
          <table:table-cell table:style-name="ce5"/>
          <table:table-cell table:number-columns-repeated="1019"/>
        </table:table-row>
        <table:table-row table:style-name="ro1" table:number-rows-repeated="2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3"/>
          <table:table-cell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4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 table:number-rows-repeated="6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3"/>
          <table:table-cell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3"/>
          <table:table-cell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 table:number-rows-repeated="9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 table:number-rows-repeated="2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 table:number-rows-repeated="3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2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3"/>
          <table:table-cell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3"/>
          <table:table-cell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3"/>
          <table:table-cell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2">
          <table:table-cell table:style-name="ce1" table:number-columns-repeated="2"/>
          <table:table-cell table:number-columns-repeated="2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 table:number-rows-repeated="7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6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3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2">
          <table:table-cell table:style-name="ce1" table:number-columns-repeated="2"/>
          <table:table-cell/>
          <table:table-cell table:style-name="ce1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 table:number-rows-repeated="2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 table:number-rows-repeated="4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6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4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3"/>
          <table:table-cell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>
          <table:table-cell table:style-name="ce1" table:number-columns-repeated="3"/>
          <table:table-cell/>
          <table:table-cell table:style-name="ce5"/>
          <table:table-cell table:number-columns-repeated="1019"/>
        </table:table-row>
        <table:table-row table:style-name="ro1" table:number-rows-repeated="2">
          <table:table-cell table:style-name="ce1" table:number-columns-repeated="4"/>
          <table:table-cell table:style-name="ce5"/>
          <table:table-cell table:number-columns-repeated="1019"/>
        </table:table-row>
        <table:table-row table:style-name="ro1" table:number-rows-repeated="5">
          <table:table-cell table:style-name="ce1" table:number-columns-repeated="2"/>
          <table:table-cell table:number-columns-repeated="2"/>
          <table:table-cell table:style-name="ce5"/>
          <table:table-cell table:number-columns-repeated="1019"/>
        </table:table-row>
        <table:table-row table:style-name="ro1" table:number-rows-repeated="541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table:number-columns-repeated="3"/>
          <table:table-cell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1" table:number-rows-repeated="156">
          <table:table-cell table:style-name="ce1" table:number-columns-repeated="4"/>
          <table:table-cell table:style-name="ce5"/>
          <table:table-cell table:style-name="ce9"/>
          <table:table-cell table:style-name="ce11"/>
          <table:table-cell table:style-name="ce1"/>
          <table:table-cell table:style-name="ce9" table:number-columns-repeated="2"/>
          <table:table-cell table:style-name="ce1" table:number-columns-repeated="4"/>
          <table:table-cell table:number-columns-repeated="1010"/>
        </table:table-row>
        <table:table-row table:style-name="ro2" table:number-rows-repeated="10472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table:style-name="ce12" office:value-type="string" calcext:value-type="string">
            <text:p>Lodge Emails</text:p>
          </table:table-cell>
          <table:table-cell table:style-name="ce16" office:value-type="string" calcext:value-type="string">
            <text:p>Lodge/BLC/Committee</text:p>
          </table:table-cell>
          <table:table-cell table:style-name="ce18" office:value-type="string" calcext:value-type="string" table:number-columns-spanned="2" table:number-rows-spanned="1">
            <text:p>Report Date Range (m/d/yyyy)</text:p>
          </table:table-cell>
          <table:covered-table-cell/>
          <table:table-cell table:style-name="ce29" office:value-type="string" calcext:value-type="string">
            <text:p>Calendar Dump by Pat Trainor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13" office:value-type="string" calcext:value-type="string">
            <text:p>ctfreemasons.net_3831373238393632343835@resource.calendar.google.com</text:p>
          </table:table-cell>
          <table:table-cell table:style-name="ce17" office:value-type="string" calcext:value-type="string">
            <text:p>Lodge 001</text:p>
          </table:table-cell>
          <table:table-cell table:style-name="ce19" office:value-type="string" calcext:value-type="string">
            <text:p>Start Date:</text:p>
          </table:table-cell>
          <table:table-cell table:style-name="ce25" office:value-type="date" office:date-value="2023-12-01" calcext:value-type="date">
            <text:p>12/1/2023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tfreemasons.net_2d38383233393036353338@resource.calendar.google.com</text:p>
          </table:table-cell>
          <table:table-cell table:style-name="ce17" office:value-type="string" calcext:value-type="string">
            <text:p>Lodge 002</text:p>
          </table:table-cell>
          <table:table-cell table:style-name="ce19" office:value-type="string" calcext:value-type="string">
            <text:p>Stop Date:</text:p>
          </table:table-cell>
          <table:table-cell table:style-name="ce25" office:value-type="date" office:date-value="2024-01-15" calcext:value-type="date">
            <text:p>1/15/2024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tfreemasons.net_3132383438383237313832@resource.calendar.google.com</text:p>
          </table:table-cell>
          <table:table-cell table:style-name="ce17" office:value-type="string" calcext:value-type="string">
            <text:p>Lodge 003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ctfreemasons.net_37383032313435373738@resource.calendar.google.com</text:p>
          </table:table-cell>
          <table:table-cell table:style-name="ce17" office:value-type="string" calcext:value-type="string">
            <text:p>Lodge 004</text:p>
          </table:table-cell>
          <table:table-cell table:style-name="ce19" office:value-type="string" calcext:value-type="string">
            <text:p>Search String:</text:p>
          </table:table-cell>
          <table:table-cell table:style-name="ce26" office:value-type="string" calcext:value-type="string">
            <text:p/>
            <text:p/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tfreemasons.net_3932323531383839383734@resource.calendar.google.com</text:p>
          </table:table-cell>
          <table:table-cell table:style-name="ce17" office:value-type="string" calcext:value-type="string">
            <text:p>Lodge 005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3" office:value-type="string" calcext:value-type="string">
            <text:p>ctfreemasons.net_3238363831373030313435@resource.calendar.google.com</text:p>
          </table:table-cell>
          <table:table-cell table:style-name="ce17" office:value-type="string" calcext:value-type="string">
            <text:p>Lodge 006</text:p>
          </table:table-cell>
          <table:table-cell table:style-name="ce21" office:value-type="string" calcext:value-type="string" table:number-columns-spanned="3" table:number-rows-spanned="1">
            <text:p>Explanation of how the search string works: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ctfreemasons.net_2d3934343232393139313836@resource.calendar.google.com</text:p>
          </table:table-cell>
          <table:table-cell table:style-name="ce17" office:value-type="string" calcext:value-type="string">
            <text:p>Lodge 007</text:p>
          </table:table-cell>
          <table:table-cell table:style-name="ce22" office:value-type="string" calcext:value-type="string">
            <text:p>word1</text:p>
          </table:table-cell>
          <table:table-cell table:style-name="ce1" office:value-type="string" calcext:value-type="string">
            <text:p>Search for events with word1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tfreemasons.net_2d32343530363136383335@resource.calendar.google.com</text:p>
          </table:table-cell>
          <table:table-cell table:style-name="ce17" office:value-type="string" calcext:value-type="string">
            <text:p>Lodge 008</text:p>
          </table:table-cell>
          <table:table-cell table:style-name="ce22" office:value-type="string" calcext:value-type="string">
            <text:p>-word1</text:p>
          </table:table-cell>
          <table:table-cell table:style-name="ce1" office:value-type="string" calcext:value-type="string">
            <text:p>Search for events without word1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tfreemasons.net_3133323431303535333836@resource.calendar.google.com</text:p>
          </table:table-cell>
          <table:table-cell table:style-name="ce17" office:value-type="string" calcext:value-type="string">
            <text:p>Lodge 009</text:p>
          </table:table-cell>
          <table:table-cell table:style-name="ce22" office:value-type="string" calcext:value-type="string">
            <text:p>word1 word2</text:p>
          </table:table-cell>
          <table:table-cell table:style-name="ce1" office:value-type="string" calcext:value-type="string">
            <text:p>Search for events with word1 or word2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tfreemasons.net_3538343634303637373432@resource.calendar.google.com</text:p>
          </table:table-cell>
          <table:table-cell table:style-name="ce17" office:value-type="string" calcext:value-type="string">
            <text:p>Lodge 010</text:p>
          </table:table-cell>
          <table:table-cell table:style-name="ce22" office:value-type="string" calcext:value-type="string">
            <text:p>word1 -word2</text:p>
          </table:table-cell>
          <table:table-cell table:style-name="ce27" office:value-type="string" calcext:value-type="string">
            <text:p>Search for events with word1, but without word2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tfreemasons.net_2d3933393837323734353039@resource.calendar.google.com</text:p>
          </table:table-cell>
          <table:table-cell table:style-name="ce17" office:value-type="string" calcext:value-type="string">
            <text:p>Lodge 011</text:p>
          </table:table-cell>
          <table:table-cell table:style-name="ce22" office:value-type="string" calcext:value-type="string">
            <text:p>word1+word2</text:p>
          </table:table-cell>
          <table:table-cell table:style-name="ce27" office:value-type="string" calcext:value-type="string">
            <text:p>Search for events with word1 AND word2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tfreemasons.net_3637343233323434383435@resource.calendar.google.com</text:p>
          </table:table-cell>
          <table:table-cell table:style-name="ce17" office:value-type="string" calcext:value-type="string">
            <text:p>Lodge 012</text:p>
          </table:table-cell>
          <table:table-cell table:style-name="ce22" office:value-type="string" calcext:value-type="string">
            <text:p>word1+-word2</text:p>
          </table:table-cell>
          <table:table-cell table:style-name="ce27" office:value-type="string" calcext:value-type="string">
            <text:p>Search for events with word1 AND without word2</text:p>
          </table:table-cell>
          <table:table-cell table:number-columns-repeated="4"/>
          <table:table-cell table:style-name="ce30"/>
          <table:table-cell table:number-columns-repeated="1015"/>
        </table:table-row>
        <table:table-row table:style-name="ro1">
          <table:table-cell table:style-name="ce13" office:value-type="string" calcext:value-type="string">
            <text:p>ctfreemasons.net_3735323530333038333730@resource.calendar.google.com</text:p>
          </table:table-cell>
          <table:table-cell table:style-name="ce17" office:value-type="string" calcext:value-type="string">
            <text:p>Lodge 013</text:p>
          </table:table-cell>
          <table:table-cell table:style-name="ce19"/>
          <table:table-cell table:style-name="ce1"/>
          <table:table-cell table:number-columns-repeated="4"/>
          <table:table-cell table:style-name="ce31"/>
          <table:table-cell table:number-columns-repeated="1015"/>
        </table:table-row>
        <table:table-row table:style-name="ro1">
          <table:table-cell table:style-name="ce13" office:value-type="string" calcext:value-type="string">
            <text:p>ctfreemasons.net_2d3631363834333931393031@resource.calendar.google.com</text:p>
          </table:table-cell>
          <table:table-cell table:style-name="ce17" office:value-type="string" calcext:value-type="string">
            <text:p>Lodge 014</text:p>
          </table:table-cell>
          <table:table-cell table:style-name="ce23" office:value-type="string" calcext:value-type="string" table:number-columns-spanned="3" table:number-rows-spanned="1">
            <text:p>NOTE: The script will stop running at the first EMPTY row in </text:p>
            <text:p>column A it comes across. So NO GAPS!</text:p>
          </table:table-cell>
          <table:covered-table-cell table:number-columns-repeated="2"/>
          <table:table-cell table:number-columns-repeated="3"/>
          <table:table-cell table:style-name="ce32"/>
          <table:table-cell table:number-columns-repeated="1015"/>
        </table:table-row>
        <table:table-row table:style-name="ro1">
          <table:table-cell table:style-name="ce13" office:value-type="string" calcext:value-type="string">
            <text:p>ctfreemasons.net_2d35343239353430323236@resource.calendar.google.com</text:p>
          </table:table-cell>
          <table:table-cell table:style-name="ce17" office:value-type="string" calcext:value-type="string">
            <text:p>Lodge 015</text:p>
          </table:table-cell>
          <table:table-cell table:style-name="ce24"/>
          <table:table-cell table:number-columns-repeated="5"/>
          <table:table-cell table:style-name="ce32"/>
          <table:table-cell table:number-columns-repeated="1015"/>
        </table:table-row>
        <table:table-row table:style-name="ro1">
          <table:table-cell table:style-name="ce13" office:value-type="string" calcext:value-type="string">
            <text:p>ctfreemasons.net_2d34343633323637303135@resource.calendar.google.com</text:p>
          </table:table-cell>
          <table:table-cell table:style-name="ce17" office:value-type="string" calcext:value-type="string">
            <text:p>Lodge 016</text:p>
          </table:table-cell>
          <table:table-cell table:style-name="ce22"/>
          <table:table-cell table:style-name="ce1"/>
          <table:table-cell table:number-columns-repeated="4"/>
          <table:table-cell table:style-name="ce32"/>
          <table:table-cell table:number-columns-repeated="1015"/>
        </table:table-row>
        <table:table-row table:style-name="ro1">
          <table:table-cell table:style-name="ce13" office:value-type="string" calcext:value-type="string">
            <text:p>ctfreemasons.net_33323233393339363933@resource.calendar.google.com</text:p>
          </table:table-cell>
          <table:table-cell table:style-name="ce17" office:value-type="string" calcext:value-type="string">
            <text:p>Lodge 017</text:p>
          </table:table-cell>
          <table:table-cell table:style-name="ce22"/>
          <table:table-cell table:style-name="ce1"/>
          <table:table-cell table:number-columns-repeated="4"/>
          <table:table-cell table:style-name="ce31"/>
          <table:table-cell table:number-columns-repeated="1015"/>
        </table:table-row>
        <table:table-row table:style-name="ro1">
          <table:table-cell table:style-name="ce13" office:value-type="string" calcext:value-type="string">
            <text:p>ctfreemasons.net_3435363236353435353834@resource.calendar.google.com</text:p>
          </table:table-cell>
          <table:table-cell table:style-name="ce17" office:value-type="string" calcext:value-type="string">
            <text:p>Lodge 018</text:p>
          </table:table-cell>
          <table:table-cell table:style-name="ce22"/>
          <table:table-cell table:style-name="ce1"/>
          <table:table-cell table:number-columns-repeated="4"/>
          <table:table-cell table:style-name="ce31"/>
          <table:table-cell table:number-columns-repeated="1015"/>
        </table:table-row>
        <table:table-row table:style-name="ro1">
          <table:table-cell table:style-name="ce13" office:value-type="string" calcext:value-type="string">
            <text:p>ctfreemasons.net_2d3138303435323239343831@resource.calendar.google.com</text:p>
          </table:table-cell>
          <table:table-cell table:style-name="ce17" office:value-type="string" calcext:value-type="string">
            <text:p>Lodge 019</text:p>
          </table:table-cell>
          <table:table-cell table:style-name="ce22"/>
          <table:table-cell table:style-name="ce28"/>
          <table:table-cell table:number-columns-repeated="4"/>
          <table:table-cell table:style-name="ce32"/>
          <table:table-cell table:number-columns-repeated="1015"/>
        </table:table-row>
        <table:table-row table:style-name="ro1">
          <table:table-cell table:style-name="ce13" office:value-type="string" calcext:value-type="string">
            <text:p>ctfreemasons.net_2d3834333639373937363332@resource.calendar.google.com</text:p>
          </table:table-cell>
          <table:table-cell table:style-name="ce17" office:value-type="string" calcext:value-type="string">
            <text:p>Lodge 021</text:p>
          </table:table-cell>
          <table:table-cell table:style-name="ce22"/>
          <table:table-cell table:style-name="ce28"/>
          <table:table-cell table:number-columns-repeated="4"/>
          <table:table-cell table:style-name="ce32"/>
          <table:table-cell table:number-columns-repeated="1015"/>
        </table:table-row>
        <table:table-row table:style-name="ro1">
          <table:table-cell table:style-name="ce13" office:value-type="string" calcext:value-type="string">
            <text:p>ctfreemasons.net_2d3936313931373135353833@resource.calendar.google.com</text:p>
          </table:table-cell>
          <table:table-cell table:style-name="ce17" office:value-type="string" calcext:value-type="string">
            <text:p>Lodge 0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3" office:value-type="string" calcext:value-type="string">
            <text:p>ctfreemasons.net_39343732383037353339@resource.calendar.google.com</text:p>
          </table:table-cell>
          <table:table-cell table:style-name="ce17" office:value-type="string" calcext:value-type="string">
            <text:p>Lodge 024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631383632333237323533@resource.calendar.google.com</text:p>
          </table:table-cell>
          <table:table-cell table:style-name="ce17" office:value-type="string" calcext:value-type="string">
            <text:p>Lodge 02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ctfreemasons.net_2d3634373833313836333938@resource.calendar.google.com</text:p>
          </table:table-cell>
          <table:table-cell table:style-name="ce17" office:value-type="string" calcext:value-type="string">
            <text:p>Lodge 028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ctfreemasons.net_38343133333735383436@resource.calendar.google.com</text:p>
          </table:table-cell>
          <table:table-cell table:style-name="ce17" office:value-type="string" calcext:value-type="string">
            <text:p>Lodge 029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ctfreemasons.net_3937333238303631373235@resource.calendar.google.com</text:p>
          </table:table-cell>
          <table:table-cell table:style-name="ce17" office:value-type="string" calcext:value-type="string">
            <text:p>Lodge 03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436353438393636333234@resource.calendar.google.com</text:p>
          </table:table-cell>
          <table:table-cell table:style-name="ce17" office:value-type="string" calcext:value-type="string">
            <text:p>Lodge 03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633323730353231373139@resource.calendar.google.com</text:p>
          </table:table-cell>
          <table:table-cell table:style-name="ce17" office:value-type="string" calcext:value-type="string">
            <text:p>Lodge 033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635303130313433333233@resource.calendar.google.com</text:p>
          </table:table-cell>
          <table:table-cell table:style-name="ce17" office:value-type="string" calcext:value-type="string">
            <text:p>Lodge 0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3" office:value-type="string" calcext:value-type="string">
            <text:p>ctfreemasons.net_2d3539383332383130363634@resource.calendar.google.com</text:p>
          </table:table-cell>
          <table:table-cell table:style-name="ce17" office:value-type="string" calcext:value-type="string">
            <text:p>Lodge 036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6313636343231383137@resource.calendar.google.com</text:p>
          </table:table-cell>
          <table:table-cell table:style-name="ce17" office:value-type="string" calcext:value-type="string">
            <text:p>Lodge 038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836353334303531353737@resource.calendar.google.com</text:p>
          </table:table-cell>
          <table:table-cell table:style-name="ce17" office:value-type="string" calcext:value-type="string">
            <text:p>Lodge 039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233363833313534343832@resource.calendar.google.com</text:p>
          </table:table-cell>
          <table:table-cell table:style-name="ce17" office:value-type="string" calcext:value-type="string">
            <text:p>Lodge 04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436393132393139343130@resource.calendar.google.com</text:p>
          </table:table-cell>
          <table:table-cell table:style-name="ce17" office:value-type="string" calcext:value-type="string">
            <text:p>Lodge 04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2353431343431323338@resource.calendar.google.com</text:p>
          </table:table-cell>
          <table:table-cell table:style-name="ce17" office:value-type="string" calcext:value-type="string">
            <text:p>Lodge 043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5393137353737383534@resource.calendar.google.com</text:p>
          </table:table-cell>
          <table:table-cell table:style-name="ce17" office:value-type="string" calcext:value-type="string">
            <text:p>Lodge 044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538353739313436@resource.calendar.google.com</text:p>
          </table:table-cell>
          <table:table-cell table:style-name="ce17" office:value-type="string" calcext:value-type="string">
            <text:p>Lodge 046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733353233393439383632@resource.calendar.google.com</text:p>
          </table:table-cell>
          <table:table-cell table:style-name="ce17" office:value-type="string" calcext:value-type="string">
            <text:p>Lodge 047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331343434393238313334@resource.calendar.google.com</text:p>
          </table:table-cell>
          <table:table-cell table:style-name="ce17" office:value-type="string" calcext:value-type="string">
            <text:p>Lodge 048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335343732313532363833@resource.calendar.google.com</text:p>
          </table:table-cell>
          <table:table-cell table:style-name="ce17" office:value-type="string" calcext:value-type="string">
            <text:p>Lodge 049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7353734353034393236@resource.calendar.google.com</text:p>
          </table:table-cell>
          <table:table-cell table:style-name="ce17" office:value-type="string" calcext:value-type="string">
            <text:p>Lodge 05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137313435353436363934@resource.calendar.google.com</text:p>
          </table:table-cell>
          <table:table-cell table:style-name="ce17" office:value-type="string" calcext:value-type="string">
            <text:p>Lodge 05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139303636393932383934@resource.calendar.google.com</text:p>
          </table:table-cell>
          <table:table-cell table:style-name="ce17" office:value-type="string" calcext:value-type="string">
            <text:p>Lodge 057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936393836323138373931@resource.calendar.google.com</text:p>
          </table:table-cell>
          <table:table-cell table:style-name="ce17" office:value-type="string" calcext:value-type="string">
            <text:p>Lodge 06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237393132383439383937@resource.calendar.google.com</text:p>
          </table:table-cell>
          <table:table-cell table:style-name="ce17" office:value-type="string" calcext:value-type="string">
            <text:p>Lodge 06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9393432303831383731@resource.calendar.google.com</text:p>
          </table:table-cell>
          <table:table-cell table:style-name="ce17" office:value-type="string" calcext:value-type="string">
            <text:p>Lodge 063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933383731333032343337@resource.calendar.google.com</text:p>
          </table:table-cell>
          <table:table-cell table:style-name="ce17" office:value-type="string" calcext:value-type="string">
            <text:p>Lodge 064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6363932393831373537@resource.calendar.google.com</text:p>
          </table:table-cell>
          <table:table-cell table:style-name="ce17" office:value-type="string" calcext:value-type="string">
            <text:p>Lodge 06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835343138383838323731@resource.calendar.google.com</text:p>
          </table:table-cell>
          <table:table-cell table:style-name="ce17" office:value-type="string" calcext:value-type="string">
            <text:p>Lodge 066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435393434353531363036@resource.calendar.google.com</text:p>
          </table:table-cell>
          <table:table-cell table:style-name="ce17" office:value-type="string" calcext:value-type="string">
            <text:p>Lodge 067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431333833353131363535@resource.calendar.google.com</text:p>
          </table:table-cell>
          <table:table-cell table:style-name="ce17" office:value-type="string" calcext:value-type="string">
            <text:p>Lodge 069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239333131333932323834@resource.calendar.google.com</text:p>
          </table:table-cell>
          <table:table-cell table:style-name="ce17" office:value-type="string" calcext:value-type="string">
            <text:p>Lodge 07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636383338323732353930@resource.calendar.google.com</text:p>
          </table:table-cell>
          <table:table-cell table:style-name="ce17" office:value-type="string" calcext:value-type="string">
            <text:p>Lodge 073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930353838333434393636@resource.calendar.google.com</text:p>
          </table:table-cell>
          <table:table-cell table:style-name="ce17" office:value-type="string" calcext:value-type="string">
            <text:p>Lodge 076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331373134373639363430@resource.calendar.google.com</text:p>
          </table:table-cell>
          <table:table-cell table:style-name="ce17" office:value-type="string" calcext:value-type="string">
            <text:p>Lodge 077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337323431343135333433@resource.calendar.google.com</text:p>
          </table:table-cell>
          <table:table-cell table:style-name="ce17" office:value-type="string" calcext:value-type="string">
            <text:p>Lodge 078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3333137323539373936@resource.calendar.google.com</text:p>
          </table:table-cell>
          <table:table-cell table:style-name="ce17" office:value-type="string" calcext:value-type="string">
            <text:p>Lodge 079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7303934363139373534@resource.calendar.google.com</text:p>
          </table:table-cell>
          <table:table-cell table:style-name="ce17" office:value-type="string" calcext:value-type="string">
            <text:p>Lodge 08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833393236313632363835@resource.calendar.google.com</text:p>
          </table:table-cell>
          <table:table-cell table:style-name="ce17" office:value-type="string" calcext:value-type="string">
            <text:p>Lodge 08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639353532353338383632@resource.calendar.google.com</text:p>
          </table:table-cell>
          <table:table-cell table:style-name="ce17" office:value-type="string" calcext:value-type="string">
            <text:p>Lodge 087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530363836323937353432@resource.calendar.google.com</text:p>
          </table:table-cell>
          <table:table-cell table:style-name="ce17" office:value-type="string" calcext:value-type="string">
            <text:p>Lodge 088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938393132393738383232@resource.calendar.google.com</text:p>
          </table:table-cell>
          <table:table-cell table:style-name="ce17" office:value-type="string" calcext:value-type="string">
            <text:p>Lodge 089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1383533383336313533@resource.calendar.google.com</text:p>
          </table:table-cell>
          <table:table-cell table:style-name="ce17" office:value-type="string" calcext:value-type="string">
            <text:p>Lodge 09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9343736343039333733@resource.calendar.google.com</text:p>
          </table:table-cell>
          <table:table-cell table:style-name="ce17" office:value-type="string" calcext:value-type="string">
            <text:p>Lodge 097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737333136343435353235@resource.calendar.google.com</text:p>
          </table:table-cell>
          <table:table-cell table:style-name="ce17" office:value-type="string" calcext:value-type="string">
            <text:p>Lodge 10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438303339393039373234@resource.calendar.google.com</text:p>
          </table:table-cell>
          <table:table-cell table:style-name="ce17" office:value-type="string" calcext:value-type="string">
            <text:p>Lodge 10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438383633363530363930@resource.calendar.google.com</text:p>
          </table:table-cell>
          <table:table-cell table:style-name="ce17" office:value-type="string" calcext:value-type="string">
            <text:p>Lodge 104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8303939333630313937@resource.calendar.google.com</text:p>
          </table:table-cell>
          <table:table-cell table:style-name="ce17" office:value-type="string" calcext:value-type="string">
            <text:p>Lodge 107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439353138343733333735@resource.calendar.google.com</text:p>
          </table:table-cell>
          <table:table-cell table:style-name="ce17" office:value-type="string" calcext:value-type="string">
            <text:p>Lodge 11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5353431363035333036@resource.calendar.google.com</text:p>
          </table:table-cell>
          <table:table-cell table:style-name="ce17" office:value-type="string" calcext:value-type="string">
            <text:p>Lodge 11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836353636383333353239@resource.calendar.google.com</text:p>
          </table:table-cell>
          <table:table-cell table:style-name="ce17" office:value-type="string" calcext:value-type="string">
            <text:p>Lodge 113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533303930383832313230@resource.calendar.google.com</text:p>
          </table:table-cell>
          <table:table-cell table:style-name="ce17" office:value-type="string" calcext:value-type="string">
            <text:p>Lodge 11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939323139383930353135@resource.calendar.google.com</text:p>
          </table:table-cell>
          <table:table-cell table:style-name="ce17" office:value-type="string" calcext:value-type="string">
            <text:p>Lodge 116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1303234383635393439@resource.calendar.google.com</text:p>
          </table:table-cell>
          <table:table-cell table:style-name="ce17" office:value-type="string" calcext:value-type="string">
            <text:p>Lodge 119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239303732353238383339@resource.calendar.google.com</text:p>
          </table:table-cell>
          <table:table-cell table:style-name="ce17" office:value-type="string" calcext:value-type="string">
            <text:p>Lodge 12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8333739303333373535@resource.calendar.google.com</text:p>
          </table:table-cell>
          <table:table-cell table:style-name="ce17" office:value-type="string" calcext:value-type="string">
            <text:p>Lodge 12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5343336373731363333@resource.calendar.google.com</text:p>
          </table:table-cell>
          <table:table-cell table:style-name="ce17" office:value-type="string" calcext:value-type="string">
            <text:p>Lodge 12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934333632313139333736@resource.calendar.google.com</text:p>
          </table:table-cell>
          <table:table-cell table:style-name="ce17" office:value-type="string" calcext:value-type="string">
            <text:p>Lodge 128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335383837333934343730@resource.calendar.google.com</text:p>
          </table:table-cell>
          <table:table-cell table:style-name="ce17" office:value-type="string" calcext:value-type="string">
            <text:p>Lodge 13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2323239353431333639@resource.calendar.google.com</text:p>
          </table:table-cell>
          <table:table-cell table:style-name="ce17" office:value-type="string" calcext:value-type="string">
            <text:p>Lodge 14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5373536303332333639@resource.calendar.google.com</text:p>
          </table:table-cell>
          <table:table-cell table:style-name="ce17" office:value-type="string" calcext:value-type="string">
            <text:p>Lodge 14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738333932323335393332@resource.calendar.google.com</text:p>
          </table:table-cell>
          <table:table-cell table:style-name="ce17" office:value-type="string" calcext:value-type="string">
            <text:p>Lodge 144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336333431383735373032@resource.calendar.google.com</text:p>
          </table:table-cell>
          <table:table-cell table:style-name="ce17" office:value-type="string" calcext:value-type="string">
            <text:p>Lodge 14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3333536323738313635@resource.calendar.google.com</text:p>
          </table:table-cell>
          <table:table-cell table:style-name="ce17" office:value-type="string" calcext:value-type="string">
            <text:p>Lodge 146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6313930373336333833@resource.calendar.google.com</text:p>
          </table:table-cell>
          <table:table-cell table:style-name="ce17" office:value-type="string" calcext:value-type="string">
            <text:p>Lodge 148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7323633363031313737@resource.calendar.google.com</text:p>
          </table:table-cell>
          <table:table-cell table:style-name="ce17" office:value-type="string" calcext:value-type="string">
            <text:p>Lodge 149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8343535333731323836@resource.calendar.google.com</text:p>
          </table:table-cell>
          <table:table-cell table:style-name="ce17" office:value-type="string" calcext:value-type="string">
            <text:p>Lodge 15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2343832393432313536@resource.calendar.google.com</text:p>
          </table:table-cell>
          <table:table-cell table:style-name="ce17" office:value-type="string" calcext:value-type="string">
            <text:p>Lodge 33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8323135303737313238@resource.calendar.google.com</text:p>
          </table:table-cell>
          <table:table-cell table:style-name="ce17" office:value-type="string" calcext:value-type="string">
            <text:p>Lodge 40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836303432383234363032@resource.calendar.google.com</text:p>
          </table:table-cell>
          <table:table-cell table:style-name="ce17" office:value-type="string" calcext:value-type="string">
            <text:p>Lodge 40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834393734383036363431@resource.calendar.google.com</text:p>
          </table:table-cell>
          <table:table-cell table:style-name="ce17" office:value-type="string" calcext:value-type="string">
            <text:p>Lodge 500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17"/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1363938333034343236@resource.calendar.google.com</text:p>
          </table:table-cell>
          <table:table-cell table:style-name="ce17" office:value-type="string" calcext:value-type="string">
            <text:p>Dist 1 BLC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631313430333932333334@resource.calendar.google.com</text:p>
          </table:table-cell>
          <table:table-cell table:style-name="ce17" office:value-type="string" calcext:value-type="string">
            <text:p>Dist 2 BLC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731393438373633343532@resource.calendar.google.com</text:p>
          </table:table-cell>
          <table:table-cell table:style-name="ce17" office:value-type="string" calcext:value-type="string">
            <text:p>Dist 3 BLC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8313039323831333239@resource.calendar.google.com</text:p>
          </table:table-cell>
          <table:table-cell table:style-name="ce17" office:value-type="string" calcext:value-type="string">
            <text:p>Dist 4 BLC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2383231353336353734@resource.calendar.google.com</text:p>
          </table:table-cell>
          <table:table-cell table:style-name="ce17" office:value-type="string" calcext:value-type="string">
            <text:p>Dist 5 BLC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936313532383439323938@resource.calendar.google.com</text:p>
          </table:table-cell>
          <table:table-cell table:style-name="ce17" office:value-type="string" calcext:value-type="string">
            <text:p>Dist 6 BLC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436363931343639363336@resource.calendar.google.com</text:p>
          </table:table-cell>
          <table:table-cell table:style-name="ce17" office:value-type="string" calcext:value-type="string">
            <text:p>Dist 7 BLC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937313134323837333735@resource.calendar.google.com</text:p>
          </table:table-cell>
          <table:table-cell table:style-name="ce17" office:value-type="string" calcext:value-type="string">
            <text:p>Dist 8 BLC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437363337383632333939@resource.calendar.google.com</text:p>
          </table:table-cell>
          <table:table-cell table:style-name="ce17" office:value-type="string" calcext:value-type="string">
            <text:p>Dist 9 BLC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436323930303235383933@resource.calendar.google.com</text:p>
          </table:table-cell>
          <table:table-cell table:style-name="ce17" office:value-type="string" calcext:value-type="string">
            <text:p>comm-adr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431353532373739393232@resource.calendar.google.com</text:p>
          </table:table-cell>
          <table:table-cell table:style-name="ce17" office:value-type="string" calcext:value-type="string">
            <text:p>comm-arch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93437373037343436@resource.calendar.google.com</text:p>
          </table:table-cell>
          <table:table-cell table:style-name="ce17" office:value-type="string" calcext:value-type="string">
            <text:p>comm-bufi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638303536383239393632@resource.calendar.google.com</text:p>
          </table:table-cell>
          <table:table-cell table:style-name="ce17" office:value-type="string" calcext:value-type="string">
            <text:p>comm-coac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336383935343134363931@resource.calendar.google.com</text:p>
          </table:table-cell>
          <table:table-cell table:style-name="ce17" office:value-type="string" calcext:value-type="string">
            <text:p>comm-cred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938343939323930363137@resource.calendar.google.com</text:p>
          </table:table-cell>
          <table:table-cell table:style-name="ce17" office:value-type="string" calcext:value-type="string">
            <text:p>comm-chip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234383633393235363235@resource.calendar.google.com</text:p>
          </table:table-cell>
          <table:table-cell table:style-name="ce17" office:value-type="string" calcext:value-type="string">
            <text:p>comm-frr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230353932353235383838@resource.calendar.google.com</text:p>
          </table:table-cell>
          <table:table-cell table:style-name="ce17" office:value-type="string" calcext:value-type="string">
            <text:p>comm-hoaw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734343137363631343531@resource.calendar.google.com</text:p>
          </table:table-cell>
          <table:table-cell table:style-name="ce17" office:value-type="string" calcext:value-type="string">
            <text:p>comm-lema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639363432393436333234@resource.calendar.google.com</text:p>
          </table:table-cell>
          <table:table-cell table:style-name="ce17" office:value-type="string" calcext:value-type="string">
            <text:p>comm-maaw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131323736303930353331@resource.calendar.google.com</text:p>
          </table:table-cell>
          <table:table-cell table:style-name="ce17" office:value-type="string" calcext:value-type="string">
            <text:p>comm-maed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2323239373035363634@resource.calendar.google.com</text:p>
          </table:table-cell>
          <table:table-cell table:style-name="ce17" office:value-type="string" calcext:value-type="string">
            <text:p>comm-rice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2d3137363234383534343332@resource.calendar.google.com</text:p>
          </table:table-cell>
          <table:table-cell table:style-name="ce17" office:value-type="string" calcext:value-type="string">
            <text:p>comm-seho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238303532373238363732@resource.calendar.google.com</text:p>
          </table:table-cell>
          <table:table-cell table:style-name="ce17" office:value-type="string" calcext:value-type="string">
            <text:p>comm-trco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tfreemasons.net_35353836393736353236@resource.calendar.google.com</text:p>
          </table:table-cell>
          <table:table-cell table:style-name="ce17" office:value-type="string" calcext:value-type="string">
            <text:p>comm-tech</text:p>
          </table:table-cell>
          <table:table-cell table:number-columns-repeated="1022"/>
        </table:table-row>
        <table:table-row table:style-name="ro1" table:number-rows-repeated="870">
          <table:table-cell table:style-name="ce15"/>
          <table:table-cell table:number-columns-repeated="1023"/>
        </table:table-row>
        <table:table-row table:style-name="ro2" table:number-rows-repeated="10475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0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7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118" meta:object-count="0"/>
    <meta:generator>LibreOfficeDev/6.0.5.2$Linux_X86_64 LibreOffice_project/</meta:generator>
  </office:meta>
</office:document-meta>
</file>